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9.95cm"/>
    </style:style>
    <style:style style:name="co3" style:family="table-column">
      <style:table-column-properties fo:break-before="auto" style:column-width="13.841cm"/>
    </style:style>
    <style:style style:name="co4" style:family="table-column">
      <style:table-column-properties fo:break-before="auto" style:column-width="7.687cm"/>
    </style:style>
    <style:style style:name="co5" style:family="table-column">
      <style:table-column-properties fo:break-before="auto" style:column-width="5.486cm"/>
    </style:style>
    <style:style style:name="co6" style:family="table-column">
      <style:table-column-properties fo:break-before="auto" style:column-width="32.5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636cm"/>
    </style:style>
    <style:style style:name="co9" style:family="table-column">
      <style:table-column-properties fo:break-before="auto" style:column-width="15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reak the ice</text:p>
          </table:table-cell>
          <table:table-cell office:value-type="string" calcext:value-type="string">
            <text:p><text:s/>romper el hielo</text:p>
          </table:table-cell>
          <table:table-cell office:value-type="string" calcext:value-type="string">
            <text:p><text:s/>He told a funny joke to break the ice at the part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];&quot;','&quot;;[.E1];&quot;','&quot;;[.A1];&quot;','&quot;;[.C1];&quot;','&quot;;[.B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reak the ice',' He told a funny joke to break the ice at the party.',' romper el hielo',1,'MODISMOS_Y_EXPRESIONES_COMUNES','PENDIENTE');" calcext:value-type="string">
            <text:p>INSERT INTO palabras(created_at,updated_at,palabra,frase,significado,level,categoria,status ) values('2025-04-06 15:02:51.176598-04','2025-04-06 15:02:51.176598-04','break the ice',' He told a funny joke to break the ice at the party.',' romper el hielo',1,'MODISMOS_Y_EXPRESIONES_COMUNES','PENDIENTE');</text:p>
          </table:table-cell>
        </table:table-row>
        <table:table-row table:style-name="ro1">
          <table:table-cell office:value-type="string" calcext:value-type="string">
            <text:p>hit the nail on the head</text:p>
          </table:table-cell>
          <table:table-cell office:value-type="string" calcext:value-type="string">
            <text:p><text:s/>dar en el clavo</text:p>
          </table:table-cell>
          <table:table-cell office:value-type="string" calcext:value-type="string">
            <text:p><text:s/>You hit the nail on the head with your analysis of the situation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];&quot;','&quot;;[.E2];&quot;','&quot;;[.A2];&quot;','&quot;;[.C2];&quot;','&quot;;[.B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hit the nail on the head',' You hit the nail on the head with your analysis of the situation.',' dar en el clavo',1,'MODISMOS_Y_EXPRESIONES_COMUNES','PENDIENTE');" calcext:value-type="string">
            <text:p>INSERT INTO palabras(created_at,updated_at,palabra,frase,significado,level,categoria,status ) values('2025-04-06 15:02:51.176598-04','2025-04-06 15:02:51.176598-04','hit the nail on the head',' You hit the nail on the head with your analysis of the situation.',' dar en el clavo',1,'MODISMOS_Y_EXPRESIONES_COMUNES','PENDIENTE');</text:p>
          </table:table-cell>
        </table:table-row>
        <table:table-row table:style-name="ro1">
          <table:table-cell office:value-type="string" calcext:value-type="string">
            <text:p>beyond the pale</text:p>
          </table:table-cell>
          <table:table-cell office:value-type="string" calcext:value-type="string">
            <text:p><text:s/>fuera de lugar</text:p>
          </table:table-cell>
          <table:table-cell office:value-type="string" calcext:value-type="string">
            <text:p><text:s/>His actions at the meeting were beyond the pal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];&quot;','&quot;;[.E3];&quot;','&quot;;[.A3];&quot;','&quot;;[.C3];&quot;','&quot;;[.B3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eyond the pale',' His actions at the meeting were beyond the pale.',' fuera de lugar',1,'MODISMOS_Y_EXPRESIONES_COMUNES','PENDIENTE');" calcext:value-type="string">
            <text:p>INSERT INTO palabras(created_at,updated_at,palabra,frase,significado,level,categoria,status ) values('2025-04-06 15:02:51.176598-04','2025-04-06 15:02:51.176598-04','beyond the pale',' His actions at the meeting were beyond the pale.',' fuera de lugar',1,'MODISMOS_Y_EXPRESIONES_COMUNES','PENDIENTE');</text:p>
          </table:table-cell>
        </table:table-row>
        <table:table-row table:style-name="ro1">
          <table:table-cell office:value-type="string" calcext:value-type="string">
            <text:p>once in a blue moon</text:p>
          </table:table-cell>
          <table:table-cell office:value-type="string" calcext:value-type="string">
            <text:p><text:s/>una vez en la vida</text:p>
          </table:table-cell>
          <table:table-cell office:value-type="string" calcext:value-type="string">
            <text:p><text:s/>I only see my cousins once in a blue moon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];&quot;','&quot;;[.E4];&quot;','&quot;;[.A4];&quot;','&quot;;[.C4];&quot;','&quot;;[.B4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once in a blue moon',' I only see my cousins once in a blue moon.',' una vez en la vida',1,'MODISMOS_Y_EXPRESIONES_COMUNES','PENDIENTE');" calcext:value-type="string">
            <text:p>INSERT INTO palabras(created_at,updated_at,palabra,frase,significado,level,categoria,status ) values('2025-04-06 15:02:51.176598-04','2025-04-06 15:02:51.176598-04','once in a blue moon',' I only see my cousins once in a blue moon.',' una vez en la vida',1,'MODISMOS_Y_EXPRESIONES_COMUNES','PENDIENTE');</text:p>
          </table:table-cell>
        </table:table-row>
        <table:table-row table:style-name="ro1">
          <table:table-cell office:value-type="string" calcext:value-type="string">
            <text:p>let the cat out of the bag</text:p>
          </table:table-cell>
          <table:table-cell office:value-type="string" calcext:value-type="string">
            <text:p><text:s/>dejar escapar un secreto</text:p>
          </table:table-cell>
          <table:table-cell office:value-type="string" calcext:value-type="string">
            <text:p><text:s/>He accidentally let the cat out of the bag about the surprise gif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5];&quot;','&quot;;[.E5];&quot;','&quot;;[.A5];&quot;','&quot;;[.C5];&quot;','&quot;;[.B5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let the cat out of the bag',' He accidentally let the cat out of the bag about the surprise gift.',' dejar escapar un secreto',1,'MODISMOS_Y_EXPRESIONES_COMUNES','PENDIENTE');" calcext:value-type="string">
            <text:p>INSERT INTO palabras(created_at,updated_at,palabra,frase,significado,level,categoria,status ) values('2025-04-06 15:02:51.176598-04','2025-04-06 15:02:51.176598-04','let the cat out of the bag',' He accidentally let the cat out of the bag about the surprise gift.',' dejar escapar un secreto',1,'MODISMOS_Y_EXPRESIONES_COMUNES','PENDIENTE');</text:p>
          </table:table-cell>
        </table:table-row>
        <table:table-row table:style-name="ro1">
          <table:table-cell office:value-type="string" calcext:value-type="string">
            <text:p>when pigs fly</text:p>
          </table:table-cell>
          <table:table-cell office:value-type="string" calcext:value-type="string">
            <text:p><text:s/>cuando las ranas críen pelo</text:p>
          </table:table-cell>
          <table:table-cell office:value-type="string" calcext:value-type="string">
            <text:p><text:s/>She’ll finish the report when pigs fl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6];&quot;','&quot;;[.E6];&quot;','&quot;;[.A6];&quot;','&quot;;[.C6];&quot;','&quot;;[.B6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when pigs fly',' She’ll finish the report when pigs fly.',' cuando las ranas críen pelo',1,'MODISMOS_Y_EXPRESIONES_COMUNES','PENDIENTE');" calcext:value-type="string">
            <text:p>INSERT INTO palabras(created_at,updated_at,palabra,frase,significado,level,categoria,status ) values('2025-04-06 15:02:51.176598-04','2025-04-06 15:02:51.176598-04','when pigs fly',' She’ll finish the report when pigs fly.',' cuando las ranas críen pelo',1,'MODISMOS_Y_EXPRESIONES_COMUNES','PENDIENTE');</text:p>
          </table:table-cell>
        </table:table-row>
        <table:table-row table:style-name="ro1">
          <table:table-cell office:value-type="string" calcext:value-type="string">
            <text:p>at the drop of a hat</text:p>
          </table:table-cell>
          <table:table-cell office:value-type="string" calcext:value-type="string">
            <text:p><text:s/>en un abrir y cerrar de ojos</text:p>
          </table:table-cell>
          <table:table-cell office:value-type="string" calcext:value-type="string">
            <text:p><text:s/>She’ll help you at the drop of a ha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7];&quot;','&quot;;[.E7];&quot;','&quot;;[.A7];&quot;','&quot;;[.C7];&quot;','&quot;;[.B7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at the drop of a hat',' She’ll help you at the drop of a hat.',' en un abrir y cerrar de ojos',1,'MODISMOS_Y_EXPRESIONES_COMUNES','PENDIENTE');" calcext:value-type="string">
            <text:p>INSERT INTO palabras(created_at,updated_at,palabra,frase,significado,level,categoria,status ) values('2025-04-06 15:02:51.176598-04','2025-04-06 15:02:51.176598-04','at the drop of a hat',' She’ll help you at the drop of a hat.',' en un abrir y cerrar de ojos',1,'MODISMOS_Y_EXPRESIONES_COMUNES','PENDIENTE');</text:p>
          </table:table-cell>
        </table:table-row>
        <table:table-row table:style-name="ro1">
          <table:table-cell office:value-type="string" calcext:value-type="string">
            <text:p>by the book</text:p>
          </table:table-cell>
          <table:table-cell office:value-type="string" calcext:value-type="string">
            <text:p><text:s/>seguir las reglas</text:p>
          </table:table-cell>
          <table:table-cell office:value-type="string" calcext:value-type="string">
            <text:p><text:s/>He always does everything by the book at work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8];&quot;','&quot;;[.E8];&quot;','&quot;;[.A8];&quot;','&quot;;[.C8];&quot;','&quot;;[.B8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y the book',' He always does everything by the book at work.',' seguir las reglas',1,'MODISMOS_Y_EXPRESIONES_COMUNES','PENDIENTE');" calcext:value-type="string">
            <text:p>INSERT INTO palabras(created_at,updated_at,palabra,frase,significado,level,categoria,status ) values('2025-04-06 15:02:51.176598-04','2025-04-06 15:02:51.176598-04','by the book',' He always does everything by the book at work.',' seguir las reglas',1,'MODISMOS_Y_EXPRESIONES_COMUNES','PENDIENTE');</text:p>
          </table:table-cell>
        </table:table-row>
        <table:table-row table:style-name="ro1">
          <table:table-cell office:value-type="string" calcext:value-type="string">
            <text:p>get cold feet</text:p>
          </table:table-cell>
          <table:table-cell office:value-type="string" calcext:value-type="string">
            <text:p><text:s/>tener miedo de hacer algo</text:p>
          </table:table-cell>
          <table:table-cell office:value-type="string" calcext:value-type="string">
            <text:p><text:s/>He got cold feet before the presentation and couldn’t go through with i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9];&quot;','&quot;;[.E9];&quot;','&quot;;[.A9];&quot;','&quot;;[.C9];&quot;','&quot;;[.B9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get cold feet',' He got cold feet before the presentation and couldn’t go through with it.',' tener miedo de hacer algo',1,'MODISMOS_Y_EXPRESIONES_COMUNES','PENDIENTE');" calcext:value-type="string">
            <text:p>INSERT INTO palabras(created_at,updated_at,palabra,frase,significado,level,categoria,status ) values('2025-04-06 15:02:51.176598-04','2025-04-06 15:02:51.176598-04','get cold feet',' He got cold feet before the presentation and couldn’t go through with it.',' tener miedo de hacer algo',1,'MODISMOS_Y_EXPRESIONES_COMUNES','PENDIENTE');</text:p>
          </table:table-cell>
        </table:table-row>
        <table:table-row table:style-name="ro1">
          <table:table-cell office:value-type="string" calcext:value-type="string">
            <text:p>let someone off the hook</text:p>
          </table:table-cell>
          <table:table-cell office:value-type="string" calcext:value-type="string">
            <text:p><text:s/>librar a alguien de una obligación</text:p>
          </table:table-cell>
          <table:table-cell office:value-type="string" calcext:value-type="string">
            <text:p><text:s/>The teacher let me off the hook for my late assignment because I had an excus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0];&quot;','&quot;;[.E10];&quot;','&quot;;[.A10];&quot;','&quot;;[.C10];&quot;','&quot;;[.B10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let someone off the hook',' The teacher let me off the hook for my late assignment because I had an excuse.',' librar a alguien de una obligación',1,'MODISMOS_Y_EXPRESIONES_COMUNES','PENDIENTE');" calcext:value-type="string">
            <text:p>INSERT INTO palabras(created_at,updated_at,palabra,frase,significado,level,categoria,status ) values('2025-04-06 15:02:51.176598-04','2025-04-06 15:02:51.176598-04','let someone off the hook',' The teacher let me off the hook for my late assignment because I had an excuse.',' librar a alguien de una obligación',1,'MODISMOS_Y_EXPRESIONES_COMUNES','PENDIENTE');</text:p>
          </table:table-cell>
        </table:table-row>
        <table:table-row table:style-name="ro1">
          <table:table-cell office:value-type="string" calcext:value-type="string">
            <text:p>burn the midnight oil</text:p>
          </table:table-cell>
          <table:table-cell office:value-type="string" calcext:value-type="string">
            <text:p><text:s/>trasnochar</text:p>
          </table:table-cell>
          <table:table-cell office:value-type="string" calcext:value-type="string">
            <text:p><text:s/>She had to burn the midnight oil to finish her thesis on tim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1];&quot;','&quot;;[.E11];&quot;','&quot;;[.A11];&quot;','&quot;;[.C11];&quot;','&quot;;[.B1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urn the midnight oil',' She had to burn the midnight oil to finish her thesis on time.',' trasnochar',1,'MODISMOS_Y_EXPRESIONES_COMUNES','PENDIENTE');" calcext:value-type="string">
            <text:p>INSERT INTO palabras(created_at,updated_at,palabra,frase,significado,level,categoria,status ) values('2025-04-06 15:02:51.176598-04','2025-04-06 15:02:51.176598-04','burn the midnight oil',' She had to burn the midnight oil to finish her thesis on time.',' trasnochar',1,'MODISMOS_Y_EXPRESIONES_COMUNES','PENDIENTE');</text:p>
          </table:table-cell>
        </table:table-row>
        <table:table-row table:style-name="ro1">
          <table:table-cell office:value-type="string" calcext:value-type="string">
            <text:p>spill the beans</text:p>
          </table:table-cell>
          <table:table-cell office:value-type="string" calcext:value-type="string">
            <text:p><text:s/>revelar un secreto</text:p>
          </table:table-cell>
          <table:table-cell office:value-type="string" calcext:value-type="string">
            <text:p><text:s/>She accidentally spilled the beans about the surprise part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2];&quot;','&quot;;[.E12];&quot;','&quot;;[.A12];&quot;','&quot;;[.C12];&quot;','&quot;;[.B1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spill the beans',' She accidentally spilled the beans about the surprise party.',' revelar un secreto',1,'MODISMOS_Y_EXPRESIONES_COMUNES','PENDIENTE');" calcext:value-type="string">
            <text:p>INSERT INTO palabras(created_at,updated_at,palabra,frase,significado,level,categoria,status ) values('2025-04-06 15:02:51.176598-04','2025-04-06 15:02:51.176598-04','spill the beans',' She accidentally spilled the beans about the surprise party.',' revelar un secreto',1,'MODISMOS_Y_EXPRESIONES_COMUNES','PENDIENTE');</text:p>
          </table:table-cell>
        </table:table-row>
        <table:table-row table:style-name="ro1">
          <table:table-cell office:value-type="string" calcext:value-type="string">
            <text:p>the last straw</text:p>
          </table:table-cell>
          <table:table-cell office:value-type="string" calcext:value-type="string">
            <text:p><text:s/>la gota que colma el vaso</text:p>
          </table:table-cell>
          <table:table-cell office:value-type="string" calcext:value-type="string">
            <text:p><text:s/>Missing the train was the last straw; I was already late for the meeting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3];&quot;','&quot;;[.E13];&quot;','&quot;;[.A13];&quot;','&quot;;[.C13];&quot;','&quot;;[.B13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 last straw',' Missing the train was the last straw; I was already late for the meeting.',' la gota que colma el vaso',1,'MODISMOS_Y_EXPRESIONES_COMUNES','PENDIENTE');" calcext:value-type="string">
            <text:p>INSERT INTO palabras(created_at,updated_at,palabra,frase,significado,level,categoria,status ) values('2025-04-06 15:02:51.176598-04','2025-04-06 15:02:51.176598-04','the last straw',' Missing the train was the last straw; I was already late for the meeting.',' la gota que colma el vaso',1,'MODISMOS_Y_EXPRESIONES_COMUNES','PENDIENTE');</text:p>
          </table:table-cell>
        </table:table-row>
        <table:table-row table:style-name="ro1">
          <table:table-cell office:value-type="string" calcext:value-type="string">
            <text:p>get the show on the road</text:p>
          </table:table-cell>
          <table:table-cell office:value-type="string" calcext:value-type="string">
            <text:p><text:s/>poner en marcha algo</text:p>
          </table:table-cell>
          <table:table-cell office:value-type="string" calcext:value-type="string">
            <text:p><text:s/>We’ve been talking long enough; let’s get the show on the road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4];&quot;','&quot;;[.E14];&quot;','&quot;;[.A14];&quot;','&quot;;[.C14];&quot;','&quot;;[.B14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get the show on the road',' We’ve been talking long enough; let’s get the show on the road.',' poner en marcha algo',1,'MODISMOS_Y_EXPRESIONES_COMUNES','PENDIENTE');" calcext:value-type="string">
            <text:p>INSERT INTO palabras(created_at,updated_at,palabra,frase,significado,level,categoria,status ) values('2025-04-06 15:02:51.176598-04','2025-04-06 15:02:51.176598-04','get the show on the road',' We’ve been talking long enough; let’s get the show on the road.',' poner en marcha algo',1,'MODISMOS_Y_EXPRESIONES_COMUNES','PENDIENTE');</text:p>
          </table:table-cell>
        </table:table-row>
        <table:table-row table:style-name="ro1">
          <table:table-cell office:value-type="string" calcext:value-type="string">
            <text:p>put all your eggs in one basket</text:p>
          </table:table-cell>
          <table:table-cell office:value-type="string" calcext:value-type="string">
            <text:p><text:s/>poner todos los huevos en una sola canasta</text:p>
          </table:table-cell>
          <table:table-cell office:value-type="string" calcext:value-type="string">
            <text:p><text:s/>Don’t put all your eggs in one basket; diversify your investments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5];&quot;','&quot;;[.E15];&quot;','&quot;;[.A15];&quot;','&quot;;[.C15];&quot;','&quot;;[.B15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put all your eggs in one basket',' Don’t put all your eggs in one basket; diversify your investments.',' poner todos los huevos en una sola canasta',1,'MODISMOS_Y_EXPRESIONES_COMUNES','PENDIENTE');" calcext:value-type="string">
            <text:p>INSERT INTO palabras(created_at,updated_at,palabra,frase,significado,level,categoria,status ) values('2025-04-06 15:02:51.176598-04','2025-04-06 15:02:51.176598-04','put all your eggs in one basket',' Don’t put all your eggs in one basket; diversify your investments.',' poner todos los huevos en una sola canasta',1,'MODISMOS_Y_EXPRESIONES_COMUNES','PENDIENTE');</text:p>
          </table:table-cell>
        </table:table-row>
        <table:table-row table:style-name="ro1">
          <table:table-cell office:value-type="string" calcext:value-type="string">
            <text:p>under one's belt</text:p>
          </table:table-cell>
          <table:table-cell office:value-type="string" calcext:value-type="string">
            <text:p><text:s/>bajo el cinturón</text:p>
          </table:table-cell>
          <table:table-cell office:value-type="string" calcext:value-type="string">
            <text:p><text:s/>She has a lot of experience under her belt after working in the industry for 10 years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6];&quot;','&quot;;[.E16];&quot;','&quot;;[.A16];&quot;','&quot;;[.C16];&quot;','&quot;;[.B16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under one's belt',' She has a lot of experience under her belt after working in the industry for 10 years.',' bajo el cinturón',1,'MODISMOS_Y_EXPRESIONES_COMUNES','PENDIENTE');" calcext:value-type="string">
            <text:p>INSERT INTO palabras(created_at,updated_at,palabra,frase,significado,level,categoria,status ) values('2025-04-06 15:02:51.176598-04','2025-04-06 15:02:51.176598-04','under one's belt',' She has a lot of experience under her belt after working in the industry for 10 years.',' bajo el cinturón',1,'MODISMOS_Y_EXPRESIONES_COMUNES','PENDIENTE');</text:p>
          </table:table-cell>
        </table:table-row>
        <table:table-row table:style-name="ro1">
          <table:table-cell office:value-type="string" calcext:value-type="string">
            <text:p>up in the air</text:p>
          </table:table-cell>
          <table:table-cell office:value-type="string" calcext:value-type="string">
            <text:p><text:s/>en el aire</text:p>
          </table:table-cell>
          <table:table-cell office:value-type="string" calcext:value-type="string">
            <text:p><text:s/>The future of the project is still up in the air; we need more time to decid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7];&quot;','&quot;;[.E17];&quot;','&quot;;[.A17];&quot;','&quot;;[.C17];&quot;','&quot;;[.B17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up in the air',' The future of the project is still up in the air; we need more time to decide.',' en el aire',1,'MODISMOS_Y_EXPRESIONES_COMUNES','PENDIENTE');" calcext:value-type="string">
            <text:p>INSERT INTO palabras(created_at,updated_at,palabra,frase,significado,level,categoria,status ) values('2025-04-06 15:02:51.176598-04','2025-04-06 15:02:51.176598-04','up in the air',' The future of the project is still up in the air; we need more time to decide.',' en el aire',1,'MODISMOS_Y_EXPRESIONES_COMUNES','PENDIENTE');</text:p>
          </table:table-cell>
        </table:table-row>
        <table:table-row table:style-name="ro1">
          <table:table-cell office:value-type="string" calcext:value-type="string">
            <text:p>in hot water</text:p>
          </table:table-cell>
          <table:table-cell office:value-type="string" calcext:value-type="string">
            <text:p><text:s/>en problemas</text:p>
          </table:table-cell>
          <table:table-cell office:value-type="string" calcext:value-type="string">
            <text:p><text:s/>He found himself in hot water after missing the important deadlin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8];&quot;','&quot;;[.E18];&quot;','&quot;;[.A18];&quot;','&quot;;[.C18];&quot;','&quot;;[.B18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in hot water',' He found himself in hot water after missing the important deadline.',' en problemas',1,'MODISMOS_Y_EXPRESIONES_COMUNES','PENDIENTE');" calcext:value-type="string">
            <text:p>INSERT INTO palabras(created_at,updated_at,palabra,frase,significado,level,categoria,status ) values('2025-04-06 15:02:51.176598-04','2025-04-06 15:02:51.176598-04','in hot water',' He found himself in hot water after missing the important deadline.',' en problemas',1,'MODISMOS_Y_EXPRESIONES_COMUNES','PENDIENTE');</text:p>
          </table:table-cell>
        </table:table-row>
        <table:table-row table:style-name="ro1">
          <table:table-cell office:value-type="string" calcext:value-type="string">
            <text:p>on the ball</text:p>
          </table:table-cell>
          <table:table-cell office:value-type="string" calcext:value-type="string">
            <text:p><text:s/>ser competente</text:p>
          </table:table-cell>
          <table:table-cell office:value-type="string" calcext:value-type="string">
            <text:p><text:s/>She’s always on the ball when it comes to solving problems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19];&quot;','&quot;;[.E19];&quot;','&quot;;[.A19];&quot;','&quot;;[.C19];&quot;','&quot;;[.B19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on the ball',' She’s always on the ball when it comes to solving problems.',' ser competente',1,'MODISMOS_Y_EXPRESIONES_COMUNES','PENDIENTE');" calcext:value-type="string">
            <text:p>INSERT INTO palabras(created_at,updated_at,palabra,frase,significado,level,categoria,status ) values('2025-04-06 15:02:51.176598-04','2025-04-06 15:02:51.176598-04','on the ball',' She’s always on the ball when it comes to solving problems.',' ser competente',1,'MODISMOS_Y_EXPRESIONES_COMUNES','PENDIENTE');</text:p>
          </table:table-cell>
        </table:table-row>
        <table:table-row table:style-name="ro1">
          <table:table-cell office:value-type="string" calcext:value-type="string">
            <text:p>the tip of the iceberg</text:p>
          </table:table-cell>
          <table:table-cell office:value-type="string" calcext:value-type="string">
            <text:p><text:s/>solo la punta del iceberg</text:p>
          </table:table-cell>
          <table:table-cell office:value-type="string" calcext:value-type="string">
            <text:p><text:s/>What we’ve discovered so far is just the tip of the iceberg; there’s much more to find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0];&quot;','&quot;;[.E20];&quot;','&quot;;[.A20];&quot;','&quot;;[.C20];&quot;','&quot;;[.B20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 tip of the iceberg',' What we’ve discovered so far is just the tip of the iceberg; there’s much more to find.',' solo la punta del iceberg',1,'MODISMOS_Y_EXPRESIONES_COMUNES','PENDIENTE');" calcext:value-type="string">
            <text:p>INSERT INTO palabras(created_at,updated_at,palabra,frase,significado,level,categoria,status ) values('2025-04-06 15:02:51.176598-04','2025-04-06 15:02:51.176598-04','the tip of the iceberg',' What we’ve discovered so far is just the tip of the iceberg; there’s much more to find.',' solo la punta del iceberg',1,'MODISMOS_Y_EXPRESIONES_COMUNES','PENDIENTE');</text:p>
          </table:table-cell>
        </table:table-row>
        <table:table-row table:style-name="ro1">
          <table:table-cell office:value-type="string" calcext:value-type="string">
            <text:p>hit the ground running</text:p>
          </table:table-cell>
          <table:table-cell office:value-type="string" calcext:value-type="string">
            <text:p><text:s/>empezar a trabajar con fuerza</text:p>
          </table:table-cell>
          <table:table-cell office:value-type="string" calcext:value-type="string">
            <text:p><text:s/>I expect you to hit the ground running in your new job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1];&quot;','&quot;;[.E21];&quot;','&quot;;[.A21];&quot;','&quot;;[.C21];&quot;','&quot;;[.B2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hit the ground running',' I expect you to hit the ground running in your new job.',' empezar a trabajar con fuerza',1,'MODISMOS_Y_EXPRESIONES_COMUNES','PENDIENTE');" calcext:value-type="string">
            <text:p>INSERT INTO palabras(created_at,updated_at,palabra,frase,significado,level,categoria,status ) values('2025-04-06 15:02:51.176598-04','2025-04-06 15:02:51.176598-04','hit the ground running',' I expect you to hit the ground running in your new job.',' empezar a trabajar con fuerza',1,'MODISMOS_Y_EXPRESIONES_COMUNES','PENDIENTE');</text:p>
          </table:table-cell>
        </table:table-row>
        <table:table-row table:style-name="ro1">
          <table:table-cell office:value-type="string" calcext:value-type="string">
            <text:p>on cloud nine</text:p>
          </table:table-cell>
          <table:table-cell office:value-type="string" calcext:value-type="string">
            <text:p><text:s/>estar en las nubes</text:p>
          </table:table-cell>
          <table:table-cell office:value-type="string" calcext:value-type="string">
            <text:p><text:s/>She was on cloud nine after receiving the promotion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2];&quot;','&quot;;[.E22];&quot;','&quot;;[.A22];&quot;','&quot;;[.C22];&quot;','&quot;;[.B2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on cloud nine',' She was on cloud nine after receiving the promotion.',' estar en las nubes',1,'MODISMOS_Y_EXPRESIONES_COMUNES','PENDIENTE');" calcext:value-type="string">
            <text:p>INSERT INTO palabras(created_at,updated_at,palabra,frase,significado,level,categoria,status ) values('2025-04-06 15:02:51.176598-04','2025-04-06 15:02:51.176598-04','on cloud nine',' She was on cloud nine after receiving the promotion.',' estar en las nubes',1,'MODISMOS_Y_EXPRESIONES_COMUNES','PENDIENTE');</text:p>
          </table:table-cell>
        </table:table-row>
        <table:table-row table:style-name="ro1">
          <table:table-cell office:value-type="string" calcext:value-type="string">
            <text:p>jump on the bandwagon</text:p>
          </table:table-cell>
          <table:table-cell office:value-type="string" calcext:value-type="string">
            <text:p><text:s/>subirse al carro</text:p>
          </table:table-cell>
          <table:table-cell office:value-type="string" calcext:value-type="string">
            <text:p><text:s/>Everyone’s jumping on the bandwagon with this new fitness trend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3];&quot;','&quot;;[.E23];&quot;','&quot;;[.A23];&quot;','&quot;;[.C23];&quot;','&quot;;[.B23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jump on the bandwagon',' Everyone’s jumping on the bandwagon with this new fitness trend.',' subirse al carro',1,'MODISMOS_Y_EXPRESIONES_COMUNES','PENDIENTE');" calcext:value-type="string">
            <text:p>INSERT INTO palabras(created_at,updated_at,palabra,frase,significado,level,categoria,status ) values('2025-04-06 15:02:51.176598-04','2025-04-06 15:02:51.176598-04','jump on the bandwagon',' Everyone’s jumping on the bandwagon with this new fitness trend.',' subirse al carro',1,'MODISMOS_Y_EXPRESIONES_COMUNES','PENDIENTE');</text:p>
          </table:table-cell>
        </table:table-row>
        <table:table-row table:style-name="ro1">
          <table:table-cell office:value-type="string" calcext:value-type="string">
            <text:p>when the cat's away, the mice will play</text:p>
          </table:table-cell>
          <table:table-cell office:value-type="string" calcext:value-type="string">
            <text:p><text:s/>cuando el gato no está, los ratones juegan</text:p>
          </table:table-cell>
          <table:table-cell office:value-type="string" calcext:value-type="string">
            <text:p><text:s/>We can get away with not doing our chores when the boss is awa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4];&quot;','&quot;;[.E24];&quot;','&quot;;[.A24];&quot;','&quot;;[.C24];&quot;','&quot;;[.B24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when the cat's away, the mice will play',' We can get away with not doing our chores when the boss is away.',' cuando el gato no está, los ratones juegan',1,'MODISMOS_Y_EXPRESIONES_COMUNES','PENDIENTE');" calcext:value-type="string">
            <text:p>INSERT INTO palabras(created_at,updated_at,palabra,frase,significado,level,categoria,status ) values('2025-04-06 15:02:51.176598-04','2025-04-06 15:02:51.176598-04','when the cat's away, the mice will play',' We can get away with not doing our chores when the boss is away.',' cuando el gato no está, los ratones juegan',1,'MODISMOS_Y_EXPRESIONES_COMUNES','PENDIENTE');</text:p>
          </table:table-cell>
        </table:table-row>
        <table:table-row table:style-name="ro1">
          <table:table-cell office:value-type="string" calcext:value-type="string">
            <text:p>back to the drawing board</text:p>
          </table:table-cell>
          <table:table-cell office:value-type="string" calcext:value-type="string">
            <text:p><text:s/>volver a empezar</text:p>
          </table:table-cell>
          <table:table-cell office:value-type="string" calcext:value-type="string">
            <text:p><text:s/>Our proposal didn’t work, so it’s back to the drawing board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5];&quot;','&quot;;[.E25];&quot;','&quot;;[.A25];&quot;','&quot;;[.C25];&quot;','&quot;;[.B25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ack to the drawing board',' Our proposal didn’t work, so it’s back to the drawing board.',' volver a empezar',1,'MODISMOS_Y_EXPRESIONES_COMUNES','PENDIENTE');" calcext:value-type="string">
            <text:p>INSERT INTO palabras(created_at,updated_at,palabra,frase,significado,level,categoria,status ) values('2025-04-06 15:02:51.176598-04','2025-04-06 15:02:51.176598-04','back to the drawing board',' Our proposal didn’t work, so it’s back to the drawing board.',' volver a empezar',1,'MODISMOS_Y_EXPRESIONES_COMUNES','PENDIENTE');</text:p>
          </table:table-cell>
        </table:table-row>
        <table:table-row table:style-name="ro1">
          <table:table-cell office:value-type="string" calcext:value-type="string">
            <text:p>barking up the wrong tree</text:p>
          </table:table-cell>
          <table:table-cell office:value-type="string" calcext:value-type="string">
            <text:p><text:s/>estar equivocado</text:p>
          </table:table-cell>
          <table:table-cell office:value-type="string" calcext:value-type="string">
            <text:p><text:s/>If you think I’ll help you with this project, you’re barking up the wrong tre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6];&quot;','&quot;;[.E26];&quot;','&quot;;[.A26];&quot;','&quot;;[.C26];&quot;','&quot;;[.B26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arking up the wrong tree',' If you think I’ll help you with this project, you’re barking up the wrong tree.',' estar equivocado',1,'MODISMOS_Y_EXPRESIONES_COMUNES','PENDIENTE');" calcext:value-type="string">
            <text:p>INSERT INTO palabras(created_at,updated_at,palabra,frase,significado,level,categoria,status ) values('2025-04-06 15:02:51.176598-04','2025-04-06 15:02:51.176598-04','barking up the wrong tree',' If you think I’ll help you with this project, you’re barking up the wrong tree.',' estar equivocado',1,'MODISMOS_Y_EXPRESIONES_COMUNES','PENDIENTE');</text:p>
          </table:table-cell>
        </table:table-row>
        <table:table-row table:style-name="ro1">
          <table:table-cell office:value-type="string" calcext:value-type="string">
            <text:p>the early bird catches the worm</text:p>
          </table:table-cell>
          <table:table-cell office:value-type="string" calcext:value-type="string">
            <text:p><text:s/>el que madruga, <text:s/>Dios le ayuda</text:p>
          </table:table-cell>
          <table:table-cell office:value-type="string" calcext:value-type="string">
            <text:p><text:s/>The early bird catches the worm, so I always wake up early to start my da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7];&quot;','&quot;;[.E27];&quot;','&quot;;[.A27];&quot;','&quot;;[.C27];&quot;','&quot;;[.B27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 early bird catches the worm',' The early bird catches the worm, so I always wake up early to start my day.',' el que madruga,  Dios le ayuda',1,'MODISMOS_Y_EXPRESIONES_COMUNES','PENDIENTE');" calcext:value-type="string">
            <text:p>INSERT INTO palabras(created_at,updated_at,palabra,frase,significado,level,categoria,status ) values('2025-04-06 15:02:51.176598-04','2025-04-06 15:02:51.176598-04','the early bird catches the worm',' The early bird catches the worm, so I always wake up early to start my day.',' el que madruga, <text:s/>Dios le ayuda',1,'MODISMOS_Y_EXPRESIONES_COMUNES','PENDIENTE');</text:p>
          </table:table-cell>
        </table:table-row>
        <table:table-row table:style-name="ro1">
          <table:table-cell office:value-type="string" calcext:value-type="string">
            <text:p>caught between a rock and a hard place</text:p>
          </table:table-cell>
          <table:table-cell office:value-type="string" calcext:value-type="string">
            <text:p><text:s/>estar entre la espada y la pared</text:p>
          </table:table-cell>
          <table:table-cell office:value-type="string" calcext:value-type="string">
            <text:p><text:s/>He was caught between a rock and a hard place, not knowing whether to stay or leav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8];&quot;','&quot;;[.E28];&quot;','&quot;;[.A28];&quot;','&quot;;[.C28];&quot;','&quot;;[.B28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caught between a rock and a hard place',' He was caught between a rock and a hard place, not knowing whether to stay or leave.',' estar entre la espada y la pared',1,'MODISMOS_Y_EXPRESIONES_COMUNES','PENDIENTE');" calcext:value-type="string">
            <text:p>INSERT INTO palabras(created_at,updated_at,palabra,frase,significado,level,categoria,status ) values('2025-04-06 15:02:51.176598-04','2025-04-06 15:02:51.176598-04','caught between a rock and a hard place',' He was caught between a rock and a hard place, not knowing whether to stay or leave.',' estar entre la espada y la pared',1,'MODISMOS_Y_EXPRESIONES_COMUNES','PENDIENTE');</text:p>
          </table:table-cell>
        </table:table-row>
        <table:table-row table:style-name="ro1">
          <table:table-cell office:value-type="string" calcext:value-type="string">
            <text:p>hit the sack</text:p>
          </table:table-cell>
          <table:table-cell office:value-type="string" calcext:value-type="string">
            <text:p><text:s/>irse a la cama</text:p>
          </table:table-cell>
          <table:table-cell office:value-type="string" calcext:value-type="string">
            <text:p><text:s/>I’m really tired, I think I’m going to hit the sack early tonigh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29];&quot;','&quot;;[.E29];&quot;','&quot;;[.A29];&quot;','&quot;;[.C29];&quot;','&quot;;[.B29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hit the sack',' I’m really tired, I think I’m going to hit the sack early tonight.',' irse a la cama',1,'MODISMOS_Y_EXPRESIONES_COMUNES','PENDIENTE');" calcext:value-type="string">
            <text:p>INSERT INTO palabras(created_at,updated_at,palabra,frase,significado,level,categoria,status ) values('2025-04-06 15:02:51.176598-04','2025-04-06 15:02:51.176598-04','hit the sack',' I’m really tired, I think I’m going to hit the sack early tonight.',' irse a la cama',1,'MODISMOS_Y_EXPRESIONES_COMUNES','PENDIENTE');</text:p>
          </table:table-cell>
        </table:table-row>
        <table:table-row table:style-name="ro1">
          <table:table-cell office:value-type="string" calcext:value-type="string">
            <text:p>a penny for your thoughts</text:p>
          </table:table-cell>
          <table:table-cell office:value-type="string" calcext:value-type="string">
            <text:p><text:s/>un penny por tus pensamientos</text:p>
          </table:table-cell>
          <table:table-cell office:value-type="string" calcext:value-type="string">
            <text:p><text:s/>You’ve been quiet all day, a penny for your thoughts?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0];&quot;','&quot;;[.E30];&quot;','&quot;;[.A30];&quot;','&quot;;[.C30];&quot;','&quot;;[.B30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a penny for your thoughts',' You’ve been quiet all day, a penny for your thoughts?',' un penny por tus pensamientos',1,'MODISMOS_Y_EXPRESIONES_COMUNES','PENDIENTE');" calcext:value-type="string">
            <text:p>INSERT INTO palabras(created_at,updated_at,palabra,frase,significado,level,categoria,status ) values('2025-04-06 15:02:51.176598-04','2025-04-06 15:02:51.176598-04','a penny for your thoughts',' You’ve been quiet all day, a penny for your thoughts?',' un penny por tus pensamientos',1,'MODISMOS_Y_EXPRESIONES_COMUNES','PENDIENTE');</text:p>
          </table:table-cell>
        </table:table-row>
        <table:table-row table:style-name="ro1">
          <table:table-cell office:value-type="string" calcext:value-type="string">
            <text:p>pull someone's leg</text:p>
          </table:table-cell>
          <table:table-cell office:value-type="string" calcext:value-type="string">
            <text:p><text:s/>tomar el pelo</text:p>
          </table:table-cell>
          <table:table-cell office:value-type="string" calcext:value-type="string">
            <text:p><text:s/>He’s just pulling your leg, there’s no way he met a celebrity yesterda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1];&quot;','&quot;;[.E31];&quot;','&quot;;[.A31];&quot;','&quot;;[.C31];&quot;','&quot;;[.B3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pull someone's leg',' He’s just pulling your leg, there’s no way he met a celebrity yesterday.',' tomar el pelo',1,'MODISMOS_Y_EXPRESIONES_COMUNES','PENDIENTE');" calcext:value-type="string">
            <text:p>INSERT INTO palabras(created_at,updated_at,palabra,frase,significado,level,categoria,status ) values('2025-04-06 15:02:51.176598-04','2025-04-06 15:02:51.176598-04','pull someone's leg',' He’s just pulling your leg, there’s no way he met a celebrity yesterday.',' tomar el pelo',1,'MODISMOS_Y_EXPRESIONES_COMUNES','PENDIENTE');</text:p>
          </table:table-cell>
        </table:table-row>
        <table:table-row table:style-name="ro1">
          <table:table-cell office:value-type="string" calcext:value-type="string">
            <text:p>a picture is worth a thousand words</text:p>
          </table:table-cell>
          <table:table-cell office:value-type="string" calcext:value-type="string">
            <text:p><text:s/>una imagen vale más que mil palabras</text:p>
          </table:table-cell>
          <table:table-cell office:value-type="string" calcext:value-type="string">
            <text:p><text:s/>A picture is worth a thousand words, you can see the beauty of the place in this photo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2];&quot;','&quot;;[.E32];&quot;','&quot;;[.A32];&quot;','&quot;;[.C32];&quot;','&quot;;[.B3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a picture is worth a thousand words',' A picture is worth a thousand words, you can see the beauty of the place in this photo.',' una imagen vale más que mil palabras',1,'MODISMOS_Y_EXPRESIONES_COMUNES','PENDIENTE');" calcext:value-type="string">
            <text:p>INSERT INTO palabras(created_at,updated_at,palabra,frase,significado,level,categoria,status ) values('2025-04-06 15:02:51.176598-04','2025-04-06 15:02:51.176598-04','a picture is worth a thousand words',' A picture is worth a thousand words, you can see the beauty of the place in this photo.',' una imagen vale más que mil palabras',1,'MODISMOS_Y_EXPRESIONES_COMUNES','PENDIENTE');</text:p>
          </table:table-cell>
        </table:table-row>
        <table:table-row table:style-name="ro1">
          <table:table-cell office:value-type="string" calcext:value-type="string">
            <text:p>kick the bucket</text:p>
          </table:table-cell>
          <table:table-cell office:value-type="string" calcext:value-type="string">
            <text:p><text:s/>estirar la pata</text:p>
          </table:table-cell>
          <table:table-cell office:value-type="string" calcext:value-type="string">
            <text:p><text:s/>Unfortunately, my old car finally kicked the bucket after 15 years of us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3];&quot;','&quot;;[.E33];&quot;','&quot;;[.A33];&quot;','&quot;;[.C33];&quot;','&quot;;[.B33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kick the bucket',' Unfortunately, my old car finally kicked the bucket after 15 years of use.',' estirar la pata',1,'MODISMOS_Y_EXPRESIONES_COMUNES','PENDIENTE');" calcext:value-type="string">
            <text:p>INSERT INTO palabras(created_at,updated_at,palabra,frase,significado,level,categoria,status ) values('2025-04-06 15:02:51.176598-04','2025-04-06 15:02:51.176598-04','kick the bucket',' Unfortunately, my old car finally kicked the bucket after 15 years of use.',' estirar la pata',1,'MODISMOS_Y_EXPRESIONES_COMUNES','PENDIENTE');</text:p>
          </table:table-cell>
        </table:table-row>
        <table:table-row table:style-name="ro1">
          <table:table-cell office:value-type="string" calcext:value-type="string">
            <text:p>cost an arm and a leg</text:p>
          </table:table-cell>
          <table:table-cell office:value-type="string" calcext:value-type="string">
            <text:p><text:s/>costar un ojo de la cara</text:p>
          </table:table-cell>
          <table:table-cell office:value-type="string" calcext:value-type="string">
            <text:p><text:s/>That new car costs an arm and a leg, but it’s worth i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4];&quot;','&quot;;[.E34];&quot;','&quot;;[.A34];&quot;','&quot;;[.C34];&quot;','&quot;;[.B34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cost an arm and a leg',' That new car costs an arm and a leg, but it’s worth it.',' costar un ojo de la cara',1,'MODISMOS_Y_EXPRESIONES_COMUNES','PENDIENTE');" calcext:value-type="string">
            <text:p>INSERT INTO palabras(created_at,updated_at,palabra,frase,significado,level,categoria,status ) values('2025-04-06 15:02:51.176598-04','2025-04-06 15:02:51.176598-04','cost an arm and a leg',' That new car costs an arm and a leg, but it’s worth it.',' costar un ojo de la cara',1,'MODISMOS_Y_EXPRESIONES_COMUNES','PENDIENTE');</text:p>
          </table:table-cell>
        </table:table-row>
        <table:table-row table:style-name="ro1">
          <table:table-cell office:value-type="string" calcext:value-type="string">
            <text:p>the best of both worlds</text:p>
          </table:table-cell>
          <table:table-cell office:value-type="string" calcext:value-type="string">
            <text:p><text:s/>lo mejor de ambos mundos</text:p>
          </table:table-cell>
          <table:table-cell office:value-type="string" calcext:value-type="string">
            <text:p><text:s/>By working from home, I get the best of both worlds – flexibility and productivit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5];&quot;','&quot;;[.E35];&quot;','&quot;;[.A35];&quot;','&quot;;[.C35];&quot;','&quot;;[.B35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 best of both worlds',' By working from home, I get the best of both worlds – flexibility and productivity.',' lo mejor de ambos mundos',1,'MODISMOS_Y_EXPRESIONES_COMUNES','PENDIENTE');" calcext:value-type="string">
            <text:p>INSERT INTO palabras(created_at,updated_at,palabra,frase,significado,level,categoria,status ) values('2025-04-06 15:02:51.176598-04','2025-04-06 15:02:51.176598-04','the best of both worlds',' By working from home, I get the best of both worlds – flexibility and productivity.',' lo mejor de ambos mundos',1,'MODISMOS_Y_EXPRESIONES_COMUNES','PENDIENTE');</text:p>
          </table:table-cell>
        </table:table-row>
        <table:table-row table:style-name="ro1">
          <table:table-cell office:value-type="string" calcext:value-type="string">
            <text:p>a blessing in disguise</text:p>
          </table:table-cell>
          <table:table-cell office:value-type="string" calcext:value-type="string">
            <text:p><text:s/>una bendición disfrazada</text:p>
          </table:table-cell>
          <table:table-cell office:value-type="string" calcext:value-type="string">
            <text:p><text:s/>Losing my job was a blessing in disguise, it motivated me to start my own business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6];&quot;','&quot;;[.E36];&quot;','&quot;;[.A36];&quot;','&quot;;[.C36];&quot;','&quot;;[.B36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a blessing in disguise',' Losing my job was a blessing in disguise, it motivated me to start my own business.',' una bendición disfrazada',1,'MODISMOS_Y_EXPRESIONES_COMUNES','PENDIENTE');" calcext:value-type="string">
            <text:p>INSERT INTO palabras(created_at,updated_at,palabra,frase,significado,level,categoria,status ) values('2025-04-06 15:02:51.176598-04','2025-04-06 15:02:51.176598-04','a blessing in disguise',' Losing my job was a blessing in disguise, it motivated me to start my own business.',' una bendición disfrazada',1,'MODISMOS_Y_EXPRESIONES_COMUNES','PENDIENTE');</text:p>
          </table:table-cell>
        </table:table-row>
        <table:table-row table:style-name="ro1">
          <table:table-cell office:value-type="string" calcext:value-type="string">
            <text:p>under the weather</text:p>
          </table:table-cell>
          <table:table-cell office:value-type="string" calcext:value-type="string">
            <text:p><text:s/>no sentirse bien</text:p>
          </table:table-cell>
          <table:table-cell office:value-type="string" calcext:value-type="string">
            <text:p><text:s/>I'm feeling a bit under the weather today, so I’ll stay hom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7];&quot;','&quot;;[.E37];&quot;','&quot;;[.A37];&quot;','&quot;;[.C37];&quot;','&quot;;[.B37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under the weather',' I'm feeling a bit under the weather today, so I’ll stay home.',' no sentirse bien',1,'MODISMOS_Y_EXPRESIONES_COMUNES','PENDIENTE');" calcext:value-type="string">
            <text:p>INSERT INTO palabras(created_at,updated_at,palabra,frase,significado,level,categoria,status ) values('2025-04-06 15:02:51.176598-04','2025-04-06 15:02:51.176598-04','under the weather',' I'm feeling a bit under the weather today, so I’ll stay home.',' no sentirse bien',1,'MODISMOS_Y_EXPRESIONES_COMUNES','PENDIENTE');</text:p>
          </table:table-cell>
        </table:table-row>
        <table:table-row table:style-name="ro1">
          <table:table-cell office:value-type="string" calcext:value-type="string">
            <text:p>the ball is in your court</text:p>
          </table:table-cell>
          <table:table-cell office:value-type="string" calcext:value-type="string">
            <text:p><text:s/>la pelota está en tu campo</text:p>
          </table:table-cell>
          <table:table-cell office:value-type="string" calcext:value-type="string">
            <text:p><text:s/>I’ve done my part, now the ball is in your cour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8];&quot;','&quot;;[.E38];&quot;','&quot;;[.A38];&quot;','&quot;;[.C38];&quot;','&quot;;[.B38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 ball is in your court',' I’ve done my part, now the ball is in your court.',' la pelota está en tu campo',1,'MODISMOS_Y_EXPRESIONES_COMUNES','PENDIENTE');" calcext:value-type="string">
            <text:p>INSERT INTO palabras(created_at,updated_at,palabra,frase,significado,level,categoria,status ) values('2025-04-06 15:02:51.176598-04','2025-04-06 15:02:51.176598-04','the ball is in your court',' I’ve done my part, now the ball is in your court.',' la pelota está en tu campo',1,'MODISMOS_Y_EXPRESIONES_COMUNES','PENDIENTE');</text:p>
          </table:table-cell>
        </table:table-row>
        <table:table-row table:style-name="ro1">
          <table:table-cell office:value-type="string" calcext:value-type="string">
            <text:p>call it a day</text:p>
          </table:table-cell>
          <table:table-cell office:value-type="string" calcext:value-type="string">
            <text:p><text:s/>dar por terminado</text:p>
          </table:table-cell>
          <table:table-cell office:value-type="string" calcext:value-type="string">
            <text:p><text:s/>We’ve been working for hours, let’s call it a day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39];&quot;','&quot;;[.E39];&quot;','&quot;;[.A39];&quot;','&quot;;[.C39];&quot;','&quot;;[.B39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call it a day',' We’ve been working for hours, let’s call it a day.',' dar por terminado',1,'MODISMOS_Y_EXPRESIONES_COMUNES','PENDIENTE');" calcext:value-type="string">
            <text:p>INSERT INTO palabras(created_at,updated_at,palabra,frase,significado,level,categoria,status ) values('2025-04-06 15:02:51.176598-04','2025-04-06 15:02:51.176598-04','call it a day',' We’ve been working for hours, let’s call it a day.',' dar por terminado',1,'MODISMOS_Y_EXPRESIONES_COMUNES','PENDIENTE');</text:p>
          </table:table-cell>
        </table:table-row>
        <table:table-row table:style-name="ro1">
          <table:table-cell office:value-type="string" calcext:value-type="string">
            <text:p>off the hook</text:p>
          </table:table-cell>
          <table:table-cell office:value-type="string" calcext:value-type="string">
            <text:p><text:s/>libre de responsabilidad</text:p>
          </table:table-cell>
          <table:table-cell office:value-type="string" calcext:value-type="string">
            <text:p><text:s/>I thought I was in trouble, but they let me off the hook because it wasn’t my faul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0];&quot;','&quot;;[.E40];&quot;','&quot;;[.A40];&quot;','&quot;;[.C40];&quot;','&quot;;[.B40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off the hook',' I thought I was in trouble, but they let me off the hook because it wasn’t my fault.',' libre de responsabilidad',1,'MODISMOS_Y_EXPRESIONES_COMUNES','PENDIENTE');" calcext:value-type="string">
            <text:p>INSERT INTO palabras(created_at,updated_at,palabra,frase,significado,level,categoria,status ) values('2025-04-06 15:02:51.176598-04','2025-04-06 15:02:51.176598-04','off the hook',' I thought I was in trouble, but they let me off the hook because it wasn’t my fault.',' libre de responsabilidad',1,'MODISMOS_Y_EXPRESIONES_COMUNES','PENDIENTE');</text:p>
          </table:table-cell>
        </table:table-row>
        <table:table-row table:style-name="ro1">
          <table:table-cell office:value-type="string" calcext:value-type="string">
            <text:p>bite the bullet</text:p>
          </table:table-cell>
          <table:table-cell office:value-type="string" calcext:value-type="string">
            <text:p><text:s/>aceptar algo difícil</text:p>
          </table:table-cell>
          <table:table-cell office:value-type="string" calcext:value-type="string">
            <text:p><text:s/>I didn’t want to go to the dentist, but I had to bite the bullet and make the appointment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1];&quot;','&quot;;[.E41];&quot;','&quot;;[.A41];&quot;','&quot;;[.C41];&quot;','&quot;;[.B4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bite the bullet',' I didn’t want to go to the dentist, but I had to bite the bullet and make the appointment.',' aceptar algo difícil',1,'MODISMOS_Y_EXPRESIONES_COMUNES','PENDIENTE');" calcext:value-type="string">
            <text:p>INSERT INTO palabras(created_at,updated_at,palabra,frase,significado,level,categoria,status ) values('2025-04-06 15:02:51.176598-04','2025-04-06 15:02:51.176598-04','bite the bullet',' I didn’t want to go to the dentist, but I had to bite the bullet and make the appointment.',' aceptar algo difícil',1,'MODISMOS_Y_EXPRESIONES_COMUNES','PENDIENTE');</text:p>
          </table:table-cell>
        </table:table-row>
        <table:table-row table:style-name="ro1">
          <table:table-cell office:value-type="string" calcext:value-type="string">
            <text:p>hit the road</text:p>
          </table:table-cell>
          <table:table-cell office:value-type="string" calcext:value-type="string">
            <text:p><text:s/>salir de viaje</text:p>
          </table:table-cell>
          <table:table-cell office:value-type="string" calcext:value-type="string">
            <text:p><text:s/>It’s getting late, we should hit the road before it gets dark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2];&quot;','&quot;;[.E42];&quot;','&quot;;[.A42];&quot;','&quot;;[.C42];&quot;','&quot;;[.B4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hit the road',' It’s getting late, we should hit the road before it gets dark.',' salir de viaje',1,'MODISMOS_Y_EXPRESIONES_COMUNES','PENDIENTE');" calcext:value-type="string">
            <text:p>INSERT INTO palabras(created_at,updated_at,palabra,frase,significado,level,categoria,status ) values('2025-04-06 15:02:51.176598-04','2025-04-06 15:02:51.176598-04','hit the road',' It’s getting late, we should hit the road before it gets dark.',' salir de viaje',1,'MODISMOS_Y_EXPRESIONES_COMUNES','PENDIENTE');</text:p>
          </table:table-cell>
        </table:table-row>
        <table:table-row table:style-name="ro1">
          <table:table-cell office:value-type="string" calcext:value-type="string">
            <text:p>let sleeping dogs lie</text:p>
          </table:table-cell>
          <table:table-cell office:value-type="string" calcext:value-type="string">
            <text:p><text:s/>dejar las cosas como están</text:p>
          </table:table-cell>
          <table:table-cell office:value-type="string" calcext:value-type="string">
            <text:p><text:s/>Don’t bring up the argument again, just let sleeping dogs li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3];&quot;','&quot;;[.E43];&quot;','&quot;;[.A43];&quot;','&quot;;[.C43];&quot;','&quot;;[.B43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let sleeping dogs lie',' Don’t bring up the argument again, just let sleeping dogs lie.',' dejar las cosas como están',1,'MODISMOS_Y_EXPRESIONES_COMUNES','PENDIENTE');" calcext:value-type="string">
            <text:p>INSERT INTO palabras(created_at,updated_at,palabra,frase,significado,level,categoria,status ) values('2025-04-06 15:02:51.176598-04','2025-04-06 15:02:51.176598-04','let sleeping dogs lie',' Don’t bring up the argument again, just let sleeping dogs lie.',' dejar las cosas como están',1,'MODISMOS_Y_EXPRESIONES_COMUNES','PENDIENTE');</text:p>
          </table:table-cell>
        </table:table-row>
        <table:table-row table:style-name="ro1">
          <table:table-cell office:value-type="string" calcext:value-type="string">
            <text:p>make a long story short</text:p>
          </table:table-cell>
          <table:table-cell office:value-type="string" calcext:value-type="string">
            <text:p><text:s/>para hacer la historia corta</text:p>
          </table:table-cell>
          <table:table-cell office:value-type="string" calcext:value-type="string">
            <text:p><text:s/>To make a long story short, we missed the flight and had to book another one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4];&quot;','&quot;;[.E44];&quot;','&quot;;[.A44];&quot;','&quot;;[.C44];&quot;','&quot;;[.B44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make a long story short',' To make a long story short, we missed the flight and had to book another one.',' para hacer la historia corta',1,'MODISMOS_Y_EXPRESIONES_COMUNES','PENDIENTE');" calcext:value-type="string">
            <text:p>INSERT INTO palabras(created_at,updated_at,palabra,frase,significado,level,categoria,status ) values('2025-04-06 15:02:51.176598-04','2025-04-06 15:02:51.176598-04','make a long story short',' To make a long story short, we missed the flight and had to book another one.',' para hacer la historia corta',1,'MODISMOS_Y_EXPRESIONES_COMUNES','PENDIENTE');</text:p>
          </table:table-cell>
        </table:table-row>
        <table:table-row table:style-name="ro1">
          <table:table-cell office:value-type="string" calcext:value-type="string">
            <text:p>don't count your chickens before they hatch</text:p>
          </table:table-cell>
          <table:table-cell office:value-type="string" calcext:value-type="string">
            <text:p><text:s/>no vendas la piel del oso antes de cazarlo</text:p>
          </table:table-cell>
          <table:table-cell office:value-type="string" calcext:value-type="string">
            <text:p><text:s/>We may win the contract, but don’t count your chickens before they hatch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5];&quot;','&quot;;[.E45];&quot;','&quot;;[.A45];&quot;','&quot;;[.C45];&quot;','&quot;;[.B45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don't count your chickens before they hatch',' We may win the contract, but don’t count your chickens before they hatch.',' no vendas la piel del oso antes de cazarlo',1,'MODISMOS_Y_EXPRESIONES_COMUNES','PENDIENTE');" calcext:value-type="string">
            <text:p>INSERT INTO palabras(created_at,updated_at,palabra,frase,significado,level,categoria,status ) values('2025-04-06 15:02:51.176598-04','2025-04-06 15:02:51.176598-04','don't count your chickens before they hatch',' We may win the contract, but don’t count your chickens before they hatch.',' no vendas la piel del oso antes de cazarlo',1,'MODISMOS_Y_EXPRESIONES_COMUNES','PENDIENTE');</text:p>
          </table:table-cell>
        </table:table-row>
        <table:table-row table:style-name="ro1">
          <table:table-cell office:value-type="string" calcext:value-type="string">
            <text:p>make waves</text:p>
          </table:table-cell>
          <table:table-cell office:value-type="string" calcext:value-type="string">
            <text:p><text:s/>causar problemas</text:p>
          </table:table-cell>
          <table:table-cell office:value-type="string" calcext:value-type="string">
            <text:p><text:s/>He doesn’t want to make waves at work, so he avoids office politics.</text:p>
          </table:table-cell>
          <table:table-cell office:value-type="string" calcext:value-type="string">
            <text:p>MODISMOS_Y_EXPRESIONES_COMUNE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6];&quot;','&quot;;[.E46];&quot;','&quot;;[.A46];&quot;','&quot;;[.C46];&quot;','&quot;;[.B46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make waves',' He doesn’t want to make waves at work, so he avoids office politics.',' causar problemas',1,'MODISMOS_Y_EXPRESIONES_COMUNES','PENDIENTE');" calcext:value-type="string">
            <text:p>INSERT INTO palabras(created_at,updated_at,palabra,frase,significado,level,categoria,status ) values('2025-04-06 15:02:51.176598-04','2025-04-06 15:02:51.176598-04','make waves',' He doesn’t want to make waves at work, so he avoids office politics.',' causar problemas',1,'MODISMOS_Y_EXPRESIONES_COMUNES','PENDIENTE');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<text:s/>así que</text:p>
          </table:table-cell>
          <table:table-cell office:value-type="string" calcext:value-type="string">
            <text:p><text:s/>I didn’t have time to study, so I failed the test.</text:p>
          </table:table-cell>
          <table:table-cell office:value-type="string" calcext:value-type="string">
            <text:p>CONECTORES_LOGIC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7];&quot;','&quot;;[.E47];&quot;','&quot;;[.A47];&quot;','&quot;;[.C47];&quot;','&quot;;[.B47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so',' I didn’t have time to study, so I failed the test.',' así que',1,'MODISMOS_Y_EXPRESIONES_COMUNES','PENDIENTE');" calcext:value-type="string">
            <text:p>INSERT INTO palabras(created_at,updated_at,palabra,frase,significado,level,categoria,status ) values('2025-04-06 15:02:51.176598-04','2025-04-06 15:02:51.176598-04','so',' I didn’t have time to study, so I failed the test.',' así que',1,'MODISMOS_Y_EXPRESIONES_COMUNES','PENDIENTE');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<text:s/>aunque</text:p>
          </table:table-cell>
          <table:table-cell office:value-type="string" calcext:value-type="string">
            <text:p><text:s/>Although it was raining, they decided to go hiking.</text:p>
          </table:table-cell>
          <table:table-cell office:value-type="string" calcext:value-type="string">
            <text:p>CONECTORES_LOGIC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8];&quot;','&quot;;[.E48];&quot;','&quot;;[.A48];&quot;','&quot;;[.C48];&quot;','&quot;;[.B48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although',' Although it was raining, they decided to go hiking.',' aunque',1,'MODISMOS_Y_EXPRESIONES_COMUNES','PENDIENTE');" calcext:value-type="string">
            <text:p>INSERT INTO palabras(created_at,updated_at,palabra,frase,significado,level,categoria,status ) values('2025-04-06 15:02:51.176598-04','2025-04-06 15:02:51.176598-04','although',' Although it was raining, they decided to go hiking.',' aunque',1,'MODISMOS_Y_EXPRESIONES_COMUNES','PENDIENTE');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<text:s/>por lo tanto</text:p>
          </table:table-cell>
          <table:table-cell office:value-type="string" calcext:value-type="string">
            <text:p><text:s/>It’s raining, therefore, we should stay inside.</text:p>
          </table:table-cell>
          <table:table-cell office:value-type="string" calcext:value-type="string">
            <text:p>CONECTORES_LOGIC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49];&quot;','&quot;;[.E49];&quot;','&quot;;[.A49];&quot;','&quot;;[.C49];&quot;','&quot;;[.B49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therefore',' It’s raining, therefore, we should stay inside.',' por lo tanto',1,'MODISMOS_Y_EXPRESIONES_COMUNES','PENDIENTE');" calcext:value-type="string">
            <text:p>INSERT INTO palabras(created_at,updated_at,palabra,frase,significado,level,categoria,status ) values('2025-04-06 15:02:51.176598-04','2025-04-06 15:02:51.176598-04','therefore',' It’s raining, therefore, we should stay inside.',' por lo tanto',1,'MODISMOS_Y_EXPRESIONES_COMUNES','PENDIENTE');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<text:s/>sin embargo</text:p>
          </table:table-cell>
          <table:table-cell office:value-type="string" calcext:value-type="string">
            <text:p><text:s/>She studied hard, however, she still failed the exam.</text:p>
          </table:table-cell>
          <table:table-cell office:value-type="string" calcext:value-type="string">
            <text:p>CONECTORES_LOGIC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50];&quot;','&quot;;[.E50];&quot;','&quot;;[.A50];&quot;','&quot;;[.C50];&quot;','&quot;;[.B50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however',' She studied hard, however, she still failed the exam.',' sin embargo',1,'MODISMOS_Y_EXPRESIONES_COMUNES','PENDIENTE');" calcext:value-type="string">
            <text:p>INSERT INTO palabras(created_at,updated_at,palabra,frase,significado,level,categoria,status ) values('2025-04-06 15:02:51.176598-04','2025-04-06 15:02:51.176598-04','however',' She studied hard, however, she still failed the exam.',' sin embargo',1,'MODISMOS_Y_EXPRESIONES_COMUNES','PENDIENTE');</text:p>
          </table:table-cell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<text:s/>sin embargo</text:p>
          </table:table-cell>
          <table:table-cell office:value-type="string" calcext:value-type="string">
            <text:p><text:s/>It was difficult, nevertheless, she managed to finish the project.</text:p>
          </table:table-cell>
          <table:table-cell office:value-type="string" calcext:value-type="string">
            <text:p>CONECTORES_LOGIC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51];&quot;','&quot;;[.E51];&quot;','&quot;;[.A51];&quot;','&quot;;[.C51];&quot;','&quot;;[.B51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nevertheless',' It was difficult, nevertheless, she managed to finish the project.',' sin embargo',1,'MODISMOS_Y_EXPRESIONES_COMUNES','PENDIENTE');" calcext:value-type="string">
            <text:p>INSERT INTO palabras(created_at,updated_at,palabra,frase,significado,level,categoria,status ) values('2025-04-06 15:02:51.176598-04','2025-04-06 15:02:51.176598-04','nevertheless',' It was difficult, nevertheless, she managed to finish the project.',' sin embargo',1,'MODISMOS_Y_EXPRESIONES_COMUNES','PENDIENTE');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<text:s/>sabiduría</text:p>
          </table:table-cell>
          <table:table-cell office:value-type="string" calcext:value-type="string">
            <text:p><text:s/>Wisdom comes with experience and learning from mistakes.</text:p>
          </table:table-cell>
          <table:table-cell office:value-type="string" calcext:value-type="string">
            <text:p>SUSTANTIVOS_ABSTRACTOS</text:p>
          </table:table-cell>
          <table:table-cell office:value-type="string" calcext:value-type="string">
            <text:p>2025-04-06 15:02:51.176598-04</text:p>
          </table:table-cell>
          <table:table-cell table:formula="of:=CONCATENATE(&quot;INSERT INTO palabras(created_at,updated_at,palabra,frase,significado,level,categoria,status ) values('&quot;;[.E52];&quot;','&quot;;[.E52];&quot;','&quot;;[.A52];&quot;','&quot;;[.C52];&quot;','&quot;;[.B52];&quot;',1,'MODISMOS_Y_EXPRESIONES_COMUNES','PENDIENTE');&quot;)" office:value-type="string" office:string-value="INSERT INTO palabras(created_at,updated_at,palabra,frase,significado,level,categoria,status ) values('2025-04-06 15:02:51.176598-04','2025-04-06 15:02:51.176598-04','wisdom',' Wisdom comes with experience and learning from mistakes.',' sabiduría',1,'MODISMOS_Y_EXPRESIONES_COMUNES','PENDIENTE');" calcext:value-type="string">
            <text:p>INSERT INTO palabras(created_at,updated_at,palabra,frase,significado,level,categoria,status ) values('2025-04-06 15:02:51.176598-04','2025-04-06 15:02:51.176598-04','wisdom',' Wisdom comes with experience and learning from mistakes.',' sabiduría',1,'MODISMOS_Y_EXPRESIONES_COMUNES','PENDIENTE');</text:p>
          </table:table-cell>
        </table:table-row>
        <table:table-row table:style-name="ro1">
          <table:table-cell table:style-name="ce4" office:value-type="string" calcext:value-type="string">
            <text:p>shrill</text:p>
          </table:table-cell>
          <table:table-cell table:style-name="ce1" office:value-type="string" calcext:value-type="string">
            <text:p>chillón</text:p>
          </table:table-cell>
          <table:table-cell table:style-name="ce1" office:value-type="string" calcext:value-type="string">
            <text:p>The baby's shrill cry woke everyone in the house.</text:p>
          </table:table-cell>
          <table:table-cell office:value-type="string" calcext:value-type="string">
            <text:p>ADJETIV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53];&quot;','&quot;;[.E53];&quot;','&quot;;[.A53];&quot;','&quot;;[.C53];&quot;','&quot;;[.B53];&quot;',1,'MODISMOS_Y_EXPRESIONES_COMUNES','PENDIENTE');&quot;)" office:value-type="string" office:string-value="INSERT INTO palabras(created_at,updated_at,palabra,frase,significado,level,categoria,status ) values('2025-04-08 08:02:51.176598-04','2025-04-08 08:02:51.176598-04','shrill','The baby's shrill cry woke everyone in the house.','chillón',1,'MODISMOS_Y_EXPRESIONES_COMUNES','PENDIENTE');" calcext:value-type="string">
            <text:p>INSERT INTO palabras(created_at,updated_at,palabra,frase,significado,level,categoria,status ) values('2025-04-08 08:02:51.176598-04','2025-04-08 08:02:51.176598-04','shrill','The baby's shrill cry woke everyone in the house.','chillón',1,'MODISMOS_Y_EXPRESIONES_COMUNES','PENDIENTE');</text:p>
          </table:table-cell>
        </table:table-row>
        <table:table-row table:style-name="ro1">
          <table:table-cell table:style-name="ce4" office:value-type="string" calcext:value-type="string">
            <text:p>scoundrels</text:p>
          </table:table-cell>
          <table:table-cell table:style-name="ce1" office:value-type="string" calcext:value-type="string">
            <text:p>sinvergüenzas</text:p>
          </table:table-cell>
          <table:table-cell table:style-name="ce1" office:value-type="string" calcext:value-type="string">
            <text:p>Those scoundrels stole from the elderly without remorse.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54];&quot;','&quot;;[.E54];&quot;','&quot;;[.A54];&quot;','&quot;;[.C54];&quot;','&quot;;[.B54];&quot;',1,'MODISMOS_Y_EXPRESIONES_COMUNES','PENDIENTE');&quot;)" office:value-type="string" office:string-value="INSERT INTO palabras(created_at,updated_at,palabra,frase,significado,level,categoria,status ) values('2025-04-08 08:02:51.176598-04','2025-04-08 08:02:51.176598-04','scoundrels','Those scoundrels stole from the elderly without remorse.','sinvergüenzas',1,'MODISMOS_Y_EXPRESIONES_COMUNES','PENDIENTE');" calcext:value-type="string">
            <text:p>INSERT INTO palabras(created_at,updated_at,palabra,frase,significado,level,categoria,status ) values('2025-04-08 08:02:51.176598-04','2025-04-08 08:02:51.176598-04','scoundrels','Those scoundrels stole from the elderly without remorse.','sinvergüenzas',1,'MODISMOS_Y_EXPRESIONES_COMUNES','PENDIENTE');</text:p>
          </table:table-cell>
        </table:table-row>
        <table:table-row table:style-name="ro1">
          <table:table-cell table:style-name="ce4" office:value-type="string" calcext:value-type="string">
            <text:p>frauds</text:p>
          </table:table-cell>
          <table:table-cell table:style-name="ce1" office:value-type="string" calcext:value-type="string">
            <text:p>estafadores</text:p>
          </table:table-cell>
          <table:table-cell table:style-name="ce2" office:value-type="string" calcext:value-type="string">
            <text:p>The police arrested two frauds posing as charity workers.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55];&quot;','&quot;;[.E55];&quot;','&quot;;[.A55];&quot;','&quot;;[.C55];&quot;','&quot;;[.B55];&quot;',1,'MODISMOS_Y_EXPRESIONES_COMUNES','PENDIENTE');&quot;)" office:value-type="string" office:string-value="INSERT INTO palabras(created_at,updated_at,palabra,frase,significado,level,categoria,status ) values('2025-04-08 08:02:51.176598-04','2025-04-08 08:02:51.176598-04','frauds','The police arrested two frauds posing as charity workers.','estafadores',1,'MODISMOS_Y_EXPRESIONES_COMUNES','PENDIENTE');" calcext:value-type="string">
            <text:p>INSERT INTO palabras(created_at,updated_at,palabra,frase,significado,level,categoria,status ) values('2025-04-08 08:02:51.176598-04','2025-04-08 08:02:51.176598-04','frauds','The police arrested two frauds posing as charity workers.','estafadores',1,'MODISMOS_Y_EXPRESIONES_COMUNES','PENDIENTE');</text:p>
          </table:table-cell>
        </table:table-row>
        <table:table-row table:style-name="ro1">
          <table:table-cell table:style-name="ce4" office:value-type="string" calcext:value-type="string">
            <text:p>nightstand</text:p>
          </table:table-cell>
          <table:table-cell office:value-type="string" calcext:value-type="string">
            <text:p>velad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Phrasal Verb</text:p>
          </table:table-cell>
          <table:table-cell table:style-name="ce9" office:value-type="string" calcext:value-type="string">
            <text:p>Significado</text:p>
          </table:table-cell>
          <table:table-cell table:style-name="ce9" office:value-type="string" calcext:value-type="string">
            <text:p>Ejemplo en contex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Give up</text:p>
          </table:table-cell>
          <table:table-cell table:style-name="ce1" office:value-type="string" calcext:value-type="string">
            <text:p>Rendirse, dejar de hacer algo.</text:p>
          </table:table-cell>
          <table:table-cell table:style-name="ce2" office:value-type="string" calcext:value-type="string">
            <text:p>She gave up smoking last year and feels much better now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59];&quot;','&quot;;[.E59];&quot;','&quot;;[.A59];&quot;','&quot;;[.C59];&quot;','&quot;;[.B59];&quot;',1,'&quot;;[.D59];&quot;','PENDIENTE');&quot;)" office:value-type="string" office:string-value="INSERT INTO palabras(created_at,updated_at,palabra,frase,significado,level,categoria,status ) values('2025-04-08 08:02:51.176598-04','2025-04-08 08:02:51.176598-04','Give up','She gave up smoking last year and feels much better now.','Rendirse, dejar de hacer algo.',1,'VERBO_COMPUESTO','PENDIENTE');" calcext:value-type="string">
            <text:p>INSERT INTO palabras(created_at,updated_at,palabra,frase,significado,level,categoria,status ) values('2025-04-08 08:02:51.176598-04','2025-04-08 08:02:51.176598-04','Give up','She gave up smoking last year and feels much better now.','Rendirse, dejar de hacer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Look after</text:p>
          </table:table-cell>
          <table:table-cell table:style-name="ce1" office:value-type="string" calcext:value-type="string">
            <text:p>Cuidar de alguien o algo.</text:p>
          </table:table-cell>
          <table:table-cell table:style-name="ce2" office:value-type="string" calcext:value-type="string">
            <text:p>Can you look after my cat while I’m on vacation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0];&quot;','&quot;;[.E60];&quot;','&quot;;[.A60];&quot;','&quot;;[.C60];&quot;','&quot;;[.B60];&quot;',1,'&quot;;[.D60];&quot;','PENDIENTE');&quot;)" office:value-type="string" office:string-value="INSERT INTO palabras(created_at,updated_at,palabra,frase,significado,level,categoria,status ) values('2025-04-08 08:02:51.176598-04','2025-04-08 08:02:51.176598-04','Look after','Can you look after my cat while I’m on vacation?','Cuidar de alguien o algo.',1,'VERBO_COMPUESTO','PENDIENTE');" calcext:value-type="string">
            <text:p>INSERT INTO palabras(created_at,updated_at,palabra,frase,significado,level,categoria,status ) values('2025-04-08 08:02:51.176598-04','2025-04-08 08:02:51.176598-04','Look after','Can you look after my cat while I’m on vacation?','Cuidar de alguien o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Run into</text:p>
          </table:table-cell>
          <table:table-cell table:style-name="ce1" office:value-type="string" calcext:value-type="string">
            <text:p>Encontrarse con alguien por casualidad.</text:p>
          </table:table-cell>
          <table:table-cell table:style-name="ce2" office:value-type="string" calcext:value-type="string">
            <text:p>I ran into an old friend at the grocery stor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1];&quot;','&quot;;[.E61];&quot;','&quot;;[.A61];&quot;','&quot;;[.C61];&quot;','&quot;;[.B61];&quot;',1,'&quot;;[.D61];&quot;','PENDIENTE');&quot;)" office:value-type="string" office:string-value="INSERT INTO palabras(created_at,updated_at,palabra,frase,significado,level,categoria,status ) values('2025-04-08 08:02:51.176598-04','2025-04-08 08:02:51.176598-04','Run into','I ran into an old friend at the grocery store.','Encontrarse con alguien por casualidad.',1,'VERBO_COMPUESTO','PENDIENTE');" calcext:value-type="string">
            <text:p>INSERT INTO palabras(created_at,updated_at,palabra,frase,significado,level,categoria,status ) values('2025-04-08 08:02:51.176598-04','2025-04-08 08:02:51.176598-04','Run into','I ran into an old friend at the grocery store.','Encontrarse con alguien por casualidad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arry on</text:p>
          </table:table-cell>
          <table:table-cell table:style-name="ce1" office:value-type="string" calcext:value-type="string">
            <text:p>Continuar.</text:p>
          </table:table-cell>
          <table:table-cell table:style-name="ce2" office:value-type="string" calcext:value-type="string">
            <text:p>Despite the interruption, she carried on with her present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2];&quot;','&quot;;[.E62];&quot;','&quot;;[.A62];&quot;','&quot;;[.C62];&quot;','&quot;;[.B62];&quot;',1,'&quot;;[.D62];&quot;','PENDIENTE');&quot;)" office:value-type="string" office:string-value="INSERT INTO palabras(created_at,updated_at,palabra,frase,significado,level,categoria,status ) values('2025-04-08 08:02:51.176598-04','2025-04-08 08:02:51.176598-04','Carry on','Despite the interruption, she carried on with her presentation.','Continuar.',1,'VERBO_COMPUESTO','PENDIENTE');" calcext:value-type="string">
            <text:p>INSERT INTO palabras(created_at,updated_at,palabra,frase,significado,level,categoria,status ) values('2025-04-08 08:02:51.176598-04','2025-04-08 08:02:51.176598-04','Carry on','Despite the interruption, she carried on with her presentation.','Continu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Take off</text:p>
          </table:table-cell>
          <table:table-cell table:style-name="ce1" office:value-type="string" calcext:value-type="string">
            <text:p>Despegar (avión), quitarse (ropa), volverse exitoso rápidamente.</text:p>
          </table:table-cell>
          <table:table-cell table:style-name="ce2" office:value-type="string" calcext:value-type="string">
            <text:p>The plane took off on tim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3];&quot;','&quot;;[.E63];&quot;','&quot;;[.A63];&quot;','&quot;;[.C63];&quot;','&quot;;[.B63];&quot;',1,'&quot;;[.D63];&quot;','PENDIENTE');&quot;)" office:value-type="string" office:string-value="INSERT INTO palabras(created_at,updated_at,palabra,frase,significado,level,categoria,status ) values('2025-04-08 08:02:51.176598-04','2025-04-08 08:02:51.176598-04','Take off','The plane took off on time.','Despegar (avión), quitarse (ropa), volverse exitoso rápidamente.',1,'VERBO_COMPUESTO','PENDIENTE');" calcext:value-type="string">
            <text:p>INSERT INTO palabras(created_at,updated_at,palabra,frase,significado,level,categoria,status ) values('2025-04-08 08:02:51.176598-04','2025-04-08 08:02:51.176598-04','Take off','The plane took off on time.','Despegar (avión), quitarse (ropa), volverse exitoso rápidament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Break down</text:p>
          </table:table-cell>
          <table:table-cell table:style-name="ce1" office:value-type="string" calcext:value-type="string">
            <text:p>Averiarse, colapsar emocionalmente.</text:p>
          </table:table-cell>
          <table:table-cell table:style-name="ce2" office:value-type="string" calcext:value-type="string">
            <text:p>My car broke down on the way to wor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4];&quot;','&quot;;[.E64];&quot;','&quot;;[.A64];&quot;','&quot;;[.C64];&quot;','&quot;;[.B64];&quot;',1,'&quot;;[.D64];&quot;','PENDIENTE');&quot;)" office:value-type="string" office:string-value="INSERT INTO palabras(created_at,updated_at,palabra,frase,significado,level,categoria,status ) values('2025-04-08 08:02:51.176598-04','2025-04-08 08:02:51.176598-04','Break down','My car broke down on the way to work.','Averiarse, colapsar emocionalmente.',1,'VERBO_COMPUESTO','PENDIENTE');" calcext:value-type="string">
            <text:p>INSERT INTO palabras(created_at,updated_at,palabra,frase,significado,level,categoria,status ) values('2025-04-08 08:02:51.176598-04','2025-04-08 08:02:51.176598-04','Break down','My car broke down on the way to work.','Averiarse, colapsar emocionalment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Turn up</text:p>
          </table:table-cell>
          <table:table-cell table:style-name="ce1" office:value-type="string" calcext:value-type="string">
            <text:p>Aparecer, llegar (a veces inesperadamente).</text:p>
          </table:table-cell>
          <table:table-cell table:style-name="ce2" office:value-type="string" calcext:value-type="string">
            <text:p>He turned up late to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5];&quot;','&quot;;[.E65];&quot;','&quot;;[.A65];&quot;','&quot;;[.C65];&quot;','&quot;;[.B65];&quot;',1,'&quot;;[.D65];&quot;','PENDIENTE');&quot;)" office:value-type="string" office:string-value="INSERT INTO palabras(created_at,updated_at,palabra,frase,significado,level,categoria,status ) values('2025-04-08 08:02:51.176598-04','2025-04-08 08:02:51.176598-04','Turn up','He turned up late to the meeting.','Aparecer, llegar (a veces inesperadamente).',1,'VERBO_COMPUESTO','PENDIENTE');" calcext:value-type="string">
            <text:p>INSERT INTO palabras(created_at,updated_at,palabra,frase,significado,level,categoria,status ) values('2025-04-08 08:02:51.176598-04','2025-04-08 08:02:51.176598-04','Turn up','He turned up late to the meeting.','Aparecer, llegar (a veces inesperadamente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Put off</text:p>
          </table:table-cell>
          <table:table-cell table:style-name="ce1" office:value-type="string" calcext:value-type="string">
            <text:p>Posponer, desalentar.</text:p>
          </table:table-cell>
          <table:table-cell table:style-name="ce2" office:value-type="string" calcext:value-type="string">
            <text:p>We had to put off our trip because of the storm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6];&quot;','&quot;;[.E66];&quot;','&quot;;[.A66];&quot;','&quot;;[.C66];&quot;','&quot;;[.B66];&quot;',1,'&quot;;[.D66];&quot;','PENDIENTE');&quot;)" office:value-type="string" office:string-value="INSERT INTO palabras(created_at,updated_at,palabra,frase,significado,level,categoria,status ) values('2025-04-08 08:02:51.176598-04','2025-04-08 08:02:51.176598-04','Put off','We had to put off our trip because of the storm.','Posponer, desalentar.',1,'VERBO_COMPUESTO','PENDIENTE');" calcext:value-type="string">
            <text:p>INSERT INTO palabras(created_at,updated_at,palabra,frase,significado,level,categoria,status ) values('2025-04-08 08:02:51.176598-04','2025-04-08 08:02:51.176598-04','Put off','We had to put off our trip because of the storm.','Posponer, desalent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ome across</text:p>
          </table:table-cell>
          <table:table-cell table:style-name="ce1" office:value-type="string" calcext:value-type="string">
            <text:p>Encontrar algo por casualidad.</text:p>
          </table:table-cell>
          <table:table-cell table:style-name="ce2" office:value-type="string" calcext:value-type="string">
            <text:p>I came across an interesting article while browsing the web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7];&quot;','&quot;;[.E67];&quot;','&quot;;[.A67];&quot;','&quot;;[.C67];&quot;','&quot;;[.B67];&quot;',1,'&quot;;[.D67];&quot;','PENDIENTE');&quot;)" office:value-type="string" office:string-value="INSERT INTO palabras(created_at,updated_at,palabra,frase,significado,level,categoria,status ) values('2025-04-08 08:02:51.176598-04','2025-04-08 08:02:51.176598-04','Come across','I came across an interesting article while browsing the web.','Encontrar algo por casualidad.',1,'VERBO_COMPUESTO','PENDIENTE');" calcext:value-type="string">
            <text:p>INSERT INTO palabras(created_at,updated_at,palabra,frase,significado,level,categoria,status ) values('2025-04-08 08:02:51.176598-04','2025-04-08 08:02:51.176598-04','Come across','I came across an interesting article while browsing the web.','Encontrar algo por casualidad.',1,'VERBO_COMPUESTO','PENDIENTE');</text:p>
          </table:table-cell>
        </table:table-row>
        <table:table-row table:style-name="ro1">
          <table:table-cell table:style-name="ce6" office:value-type="string" calcext:value-type="string">
            <text:p>Set up</text:p>
          </table:table-cell>
          <table:table-cell table:style-name="ce1" office:value-type="string" calcext:value-type="string">
            <text:p>Establecer, montar (un negocio, una reunión, etc.).</text:p>
          </table:table-cell>
          <table:table-cell table:style-name="ce2" office:value-type="string" calcext:value-type="string">
            <text:p>They set up a new company to develop softwar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8];&quot;','&quot;;[.E68];&quot;','&quot;;[.A68];&quot;','&quot;;[.C68];&quot;','&quot;;[.B68];&quot;',1,'&quot;;[.D68];&quot;','PENDIENTE');&quot;)" office:value-type="string" office:string-value="INSERT INTO palabras(created_at,updated_at,palabra,frase,significado,level,categoria,status ) values('2025-04-08 08:02:51.176598-04','2025-04-08 08:02:51.176598-04','Set up','They set up a new company to develop software.','Establecer, montar (un negocio, una reunión, etc.).',1,'VERBO_COMPUESTO','PENDIENTE');" calcext:value-type="string">
            <text:p>INSERT INTO palabras(created_at,updated_at,palabra,frase,significado,level,categoria,status ) values('2025-04-08 08:02:51.176598-04','2025-04-08 08:02:51.176598-04','Set up','They set up a new company to develop software.','Establecer, montar (un negocio, una reunión, etc.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Break up</text:p>
          </table:table-cell>
          <table:table-cell table:style-name="ce1" office:value-type="string" calcext:value-type="string">
            <text:p>Romper una relación.</text:p>
          </table:table-cell>
          <table:table-cell table:style-name="ce2" office:value-type="string" calcext:value-type="string">
            <text:p>They decided to break up after three years of da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9];&quot;','&quot;;[.E69];&quot;','&quot;;[.A69];&quot;','&quot;;[.C69];&quot;','&quot;;[.B69];&quot;',1,'&quot;;[.D69];&quot;','PENDIENTE');&quot;)" office:value-type="string" office:string-value="INSERT INTO palabras(created_at,updated_at,palabra,frase,significado,level,categoria,status ) values('2025-04-08 08:02:51.176598-04','2025-04-08 08:02:51.176598-04','Break up','They decided to break up after three years of dating.','Romper una relación.',1,'VERBO_COMPUESTO','PENDIENTE');" calcext:value-type="string">
            <text:p>INSERT INTO palabras(created_at,updated_at,palabra,frase,significado,level,categoria,status ) values('2025-04-08 08:02:51.176598-04','2025-04-08 08:02:51.176598-04','Break up','They decided to break up after three years of dating.','Romper una relación.',1,'VERBO_COMPUESTO','PENDIENTE');</text:p>
          </table:table-cell>
        </table:table-row>
        <table:table-row table:style-name="ro1">
          <table:table-cell table:style-name="ce6" office:value-type="string" calcext:value-type="string">
            <text:p>Bring up</text:p>
          </table:table-cell>
          <table:table-cell table:style-name="ce1" office:value-type="string" calcext:value-type="string">
            <text:p>Mencionar, sacar un tema.</text:p>
          </table:table-cell>
          <table:table-cell table:style-name="ce2" office:value-type="string" calcext:value-type="string">
            <text:p>She brought up an interesting point during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0];&quot;','&quot;;[.E70];&quot;','&quot;;[.A70];&quot;','&quot;;[.C70];&quot;','&quot;;[.B70];&quot;',1,'&quot;;[.D70];&quot;','PENDIENTE');&quot;)" office:value-type="string" office:string-value="INSERT INTO palabras(created_at,updated_at,palabra,frase,significado,level,categoria,status ) values('2025-04-08 08:02:51.176598-04','2025-04-08 08:02:51.176598-04','Bring up','She brought up an interesting point during the meeting.','Mencionar, sacar un tema.',1,'VERBO_COMPUESTO','PENDIENTE');" calcext:value-type="string">
            <text:p>INSERT INTO palabras(created_at,updated_at,palabra,frase,significado,level,categoria,status ) values('2025-04-08 08:02:51.176598-04','2025-04-08 08:02:51.176598-04','Bring up','She brought up an interesting point during the meeting.','Mencionar, sacar un tema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all off</text:p>
          </table:table-cell>
          <table:table-cell table:style-name="ce1" office:value-type="string" calcext:value-type="string">
            <text:p>Cancelar.</text:p>
          </table:table-cell>
          <table:table-cell table:style-name="ce2" office:value-type="string" calcext:value-type="string">
            <text:p>The game was called off due to rai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1];&quot;','&quot;;[.E71];&quot;','&quot;;[.A71];&quot;','&quot;;[.C71];&quot;','&quot;;[.B71];&quot;',1,'&quot;;[.D71];&quot;','PENDIENTE');&quot;)" office:value-type="string" office:string-value="INSERT INTO palabras(created_at,updated_at,palabra,frase,significado,level,categoria,status ) values('2025-04-08 08:02:51.176598-04','2025-04-08 08:02:51.176598-04','Call off','The game was called off due to rain.','Cancelar.',1,'VERBO_COMPUESTO','PENDIENTE');" calcext:value-type="string">
            <text:p>INSERT INTO palabras(created_at,updated_at,palabra,frase,significado,level,categoria,status ) values('2025-04-08 08:02:51.176598-04','2025-04-08 08:02:51.176598-04','Call off','The game was called off due to rain.','Cancel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heck in</text:p>
          </table:table-cell>
          <table:table-cell table:style-name="ce1" office:value-type="string" calcext:value-type="string">
            <text:p>Registrarse (en un hotel, aeropuerto, etc.).</text:p>
          </table:table-cell>
          <table:table-cell table:style-name="ce2" office:value-type="string" calcext:value-type="string">
            <text:p>We need to check in at the airport two hours before our fligh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2];&quot;','&quot;;[.E72];&quot;','&quot;;[.A72];&quot;','&quot;;[.C72];&quot;','&quot;;[.B72];&quot;',1,'&quot;;[.D72];&quot;','PENDIENTE');&quot;)" office:value-type="string" office:string-value="INSERT INTO palabras(created_at,updated_at,palabra,frase,significado,level,categoria,status ) values('2025-04-08 08:02:51.176598-04','2025-04-08 08:02:51.176598-04','Check in','We need to check in at the airport two hours before our flight.','Registrarse (en un hotel, aeropuerto, etc.).',1,'VERBO_COMPUESTO','PENDIENTE');" calcext:value-type="string">
            <text:p>INSERT INTO palabras(created_at,updated_at,palabra,frase,significado,level,categoria,status ) values('2025-04-08 08:02:51.176598-04','2025-04-08 08:02:51.176598-04','Check in','We need to check in at the airport two hours before our flight.','Registrarse (en un hotel, aeropuerto, etc.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heck out</text:p>
          </table:table-cell>
          <table:table-cell table:style-name="ce1" office:value-type="string" calcext:value-type="string">
            <text:p>Revisar, verificar, dejar el hotel.</text:p>
          </table:table-cell>
          <table:table-cell table:style-name="ce2" office:value-type="string" calcext:value-type="string">
            <text:p>You should check out this new restaurant; it’s amaz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3];&quot;','&quot;;[.E73];&quot;','&quot;;[.A73];&quot;','&quot;;[.C73];&quot;','&quot;;[.B73];&quot;',1,'&quot;;[.D73];&quot;','PENDIENTE');&quot;)" office:value-type="string" office:string-value="INSERT INTO palabras(created_at,updated_at,palabra,frase,significado,level,categoria,status ) values('2025-04-08 08:02:51.176598-04','2025-04-08 08:02:51.176598-04','Check out','You should check out this new restaurant; it’s amazing.','Revisar, verificar, dejar el hotel.',1,'VERBO_COMPUESTO','PENDIENTE');" calcext:value-type="string">
            <text:p>INSERT INTO palabras(created_at,updated_at,palabra,frase,significado,level,categoria,status ) values('2025-04-08 08:02:51.176598-04','2025-04-08 08:02:51.176598-04','Check out','You should check out this new restaurant; it’s amazing.','Revisar, verificar, dejar el hotel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ome up with</text:p>
          </table:table-cell>
          <table:table-cell table:style-name="ce1" office:value-type="string" calcext:value-type="string">
            <text:p>Pensar en algo, idear algo.</text:p>
          </table:table-cell>
          <table:table-cell table:style-name="ce2" office:value-type="string" calcext:value-type="string">
            <text:p>He came up with a brilliant idea for the projec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4];&quot;','&quot;;[.E74];&quot;','&quot;;[.A74];&quot;','&quot;;[.C74];&quot;','&quot;;[.B74];&quot;',1,'&quot;;[.D74];&quot;','PENDIENTE');&quot;)" office:value-type="string" office:string-value="INSERT INTO palabras(created_at,updated_at,palabra,frase,significado,level,categoria,status ) values('2025-04-08 08:02:51.176598-04','2025-04-08 08:02:51.176598-04','Come up with','He came up with a brilliant idea for the project.','Pensar en algo, idear algo.',1,'VERBO_COMPUESTO','PENDIENTE');" calcext:value-type="string">
            <text:p>INSERT INTO palabras(created_at,updated_at,palabra,frase,significado,level,categoria,status ) values('2025-04-08 08:02:51.176598-04','2025-04-08 08:02:51.176598-04','Come up with','He came up with a brilliant idea for the project.','Pensar en algo, idear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Cut off</text:p>
          </table:table-cell>
          <table:table-cell table:style-name="ce1" office:value-type="string" calcext:value-type="string">
            <text:p>Cortar, interrumpir (conexión, suministro).</text:p>
          </table:table-cell>
          <table:table-cell table:style-name="ce2" office:value-type="string" calcext:value-type="string">
            <text:p>The electricity was cut off due to the storm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5];&quot;','&quot;;[.E75];&quot;','&quot;;[.A75];&quot;','&quot;;[.C75];&quot;','&quot;;[.B75];&quot;',1,'&quot;;[.D75];&quot;','PENDIENTE');&quot;)" office:value-type="string" office:string-value="INSERT INTO palabras(created_at,updated_at,palabra,frase,significado,level,categoria,status ) values('2025-04-08 08:02:51.176598-04','2025-04-08 08:02:51.176598-04','Cut off','The electricity was cut off due to the storm.','Cortar, interrumpir (conexión, suministro).',1,'VERBO_COMPUESTO','PENDIENTE');" calcext:value-type="string">
            <text:p>INSERT INTO palabras(created_at,updated_at,palabra,frase,significado,level,categoria,status ) values('2025-04-08 08:02:51.176598-04','2025-04-08 08:02:51.176598-04','Cut off','The electricity was cut off due to the storm.','Cortar, interrumpir (conexión, suministro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Get along</text:p>
          </table:table-cell>
          <table:table-cell table:style-name="ce1" office:value-type="string" calcext:value-type="string">
            <text:p>Llevarse bien con alguien.</text:p>
          </table:table-cell>
          <table:table-cell table:style-name="ce2" office:value-type="string" calcext:value-type="string">
            <text:p>They get along very well despite their difference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6];&quot;','&quot;;[.E76];&quot;','&quot;;[.A76];&quot;','&quot;;[.C76];&quot;','&quot;;[.B76];&quot;',1,'&quot;;[.D76];&quot;','PENDIENTE');&quot;)" office:value-type="string" office:string-value="INSERT INTO palabras(created_at,updated_at,palabra,frase,significado,level,categoria,status ) values('2025-04-08 08:02:51.176598-04','2025-04-08 08:02:51.176598-04','Get along','They get along very well despite their differences.','Llevarse bien con alguien.',1,'VERBO_COMPUESTO','PENDIENTE');" calcext:value-type="string">
            <text:p>INSERT INTO palabras(created_at,updated_at,palabra,frase,significado,level,categoria,status ) values('2025-04-08 08:02:51.176598-04','2025-04-08 08:02:51.176598-04','Get along','They get along very well despite their differences.','Llevarse bien con alguien.',1,'VERBO_COMPUESTO','PENDIENTE');</text:p>
          </table:table-cell>
        </table:table-row>
        <table:table-row table:style-name="ro1">
          <table:table-cell table:style-name="ce6" office:value-type="string" calcext:value-type="string">
            <text:p>Give in</text:p>
          </table:table-cell>
          <table:table-cell table:style-name="ce1" office:value-type="string" calcext:value-type="string">
            <text:p>Ceder, rendirse ante algo.</text:p>
          </table:table-cell>
          <table:table-cell table:style-name="ce2" office:value-type="string" calcext:value-type="string">
            <text:p>After hours of negotiation, he finally gave in to their demand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7];&quot;','&quot;;[.E77];&quot;','&quot;;[.A77];&quot;','&quot;;[.C77];&quot;','&quot;;[.B77];&quot;',1,'&quot;;[.D77];&quot;','PENDIENTE');&quot;)" office:value-type="string" office:string-value="INSERT INTO palabras(created_at,updated_at,palabra,frase,significado,level,categoria,status ) values('2025-04-08 08:02:51.176598-04','2025-04-08 08:02:51.176598-04','Give in','After hours of negotiation, he finally gave in to their demands.','Ceder, rendirse ante algo.',1,'VERBO_COMPUESTO','PENDIENTE');" calcext:value-type="string">
            <text:p>INSERT INTO palabras(created_at,updated_at,palabra,frase,significado,level,categoria,status ) values('2025-04-08 08:02:51.176598-04','2025-04-08 08:02:51.176598-04','Give in','After hours of negotiation, he finally gave in to their demands.','Ceder, rendirse ante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Go on</text:p>
          </table:table-cell>
          <table:table-cell table:style-name="ce1" office:value-type="string" calcext:value-type="string">
            <text:p>Continuar.</text:p>
          </table:table-cell>
          <table:table-cell table:style-name="ce2" office:value-type="string" calcext:value-type="string">
            <text:p>The show must go on, no matter wha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8];&quot;','&quot;;[.E78];&quot;','&quot;;[.A78];&quot;','&quot;;[.C78];&quot;','&quot;;[.B78];&quot;',1,'&quot;;[.D78];&quot;','PENDIENTE');&quot;)" office:value-type="string" office:string-value="INSERT INTO palabras(created_at,updated_at,palabra,frase,significado,level,categoria,status ) values('2025-04-08 08:02:51.176598-04','2025-04-08 08:02:51.176598-04','Go on','The show must go on, no matter what.','Continuar.',1,'VERBO_COMPUESTO','PENDIENTE');" calcext:value-type="string">
            <text:p>INSERT INTO palabras(created_at,updated_at,palabra,frase,significado,level,categoria,status ) values('2025-04-08 08:02:51.176598-04','2025-04-08 08:02:51.176598-04','Go on','The show must go on, no matter what.','Continu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Hold on</text:p>
          </table:table-cell>
          <table:table-cell table:style-name="ce1" office:value-type="string" calcext:value-type="string">
            <text:p>Esperar, sostenerse.</text:p>
          </table:table-cell>
          <table:table-cell table:style-name="ce2" office:value-type="string" calcext:value-type="string">
            <text:p>Hold on a second, I’ll be right bac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9];&quot;','&quot;;[.E79];&quot;','&quot;;[.A79];&quot;','&quot;;[.C79];&quot;','&quot;;[.B79];&quot;',1,'&quot;;[.D79];&quot;','PENDIENTE');&quot;)" office:value-type="string" office:string-value="INSERT INTO palabras(created_at,updated_at,palabra,frase,significado,level,categoria,status ) values('2025-04-08 08:02:51.176598-04','2025-04-08 08:02:51.176598-04','Hold on','Hold on a second, I’ll be right back.','Esperar, sostenerse.',1,'VERBO_COMPUESTO','PENDIENTE');" calcext:value-type="string">
            <text:p>INSERT INTO palabras(created_at,updated_at,palabra,frase,significado,level,categoria,status ) values('2025-04-08 08:02:51.176598-04','2025-04-08 08:02:51.176598-04','Hold on','Hold on a second, I’ll be right back.','Esperar, sosteners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Look forward to</text:p>
          </table:table-cell>
          <table:table-cell table:style-name="ce1" office:value-type="string" calcext:value-type="string">
            <text:p>Esperar con ansias.</text:p>
          </table:table-cell>
          <table:table-cell table:style-name="ce2" office:value-type="string" calcext:value-type="string">
            <text:p>I’m looking forward to meeting you tomorrow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0];&quot;','&quot;;[.E80];&quot;','&quot;;[.A80];&quot;','&quot;;[.C80];&quot;','&quot;;[.B80];&quot;',1,'&quot;;[.D80];&quot;','PENDIENTE');&quot;)" office:value-type="string" office:string-value="INSERT INTO palabras(created_at,updated_at,palabra,frase,significado,level,categoria,status ) values('2025-04-08 08:02:51.176598-04','2025-04-08 08:02:51.176598-04','Look forward to','I’m looking forward to meeting you tomorrow.','Esperar con ansias.',1,'VERBO_COMPUESTO','PENDIENTE');" calcext:value-type="string">
            <text:p>INSERT INTO palabras(created_at,updated_at,palabra,frase,significado,level,categoria,status ) values('2025-04-08 08:02:51.176598-04','2025-04-08 08:02:51.176598-04','Look forward to','I’m looking forward to meeting you tomorrow.','Esperar con ansias.',1,'VERBO_COMPUESTO','PENDIENTE');</text:p>
          </table:table-cell>
        </table:table-row>
        <table:table-row table:style-name="ro1">
          <table:table-cell table:style-name="ce6" office:value-type="string" calcext:value-type="string">
            <text:p>Make up</text:p>
          </table:table-cell>
          <table:table-cell table:style-name="ce1" office:value-type="string" calcext:value-type="string">
            <text:p>Inventar, reconciliarse.</text:p>
          </table:table-cell>
          <table:table-cell table:style-name="ce2" office:value-type="string" calcext:value-type="string">
            <text:p>She made up an excuse for being lat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1];&quot;','&quot;;[.E81];&quot;','&quot;;[.A81];&quot;','&quot;;[.C81];&quot;','&quot;;[.B81];&quot;',1,'&quot;;[.D81];&quot;','PENDIENTE');&quot;)" office:value-type="string" office:string-value="INSERT INTO palabras(created_at,updated_at,palabra,frase,significado,level,categoria,status ) values('2025-04-08 08:02:51.176598-04','2025-04-08 08:02:51.176598-04','Make up','She made up an excuse for being late.','Inventar, reconciliarse.',1,'VERBO_COMPUESTO','PENDIENTE');" calcext:value-type="string">
            <text:p>INSERT INTO palabras(created_at,updated_at,palabra,frase,significado,level,categoria,status ) values('2025-04-08 08:02:51.176598-04','2025-04-08 08:02:51.176598-04','Make up','She made up an excuse for being late.','Inventar, reconciliars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Pick up</text:p>
          </table:table-cell>
          <table:table-cell table:style-name="ce1" office:value-type="string" calcext:value-type="string">
            <text:p>Recoger, mejorar, aprender algo.</text:p>
          </table:table-cell>
          <table:table-cell table:style-name="ce2" office:value-type="string" calcext:value-type="string">
            <text:p>Can you pick up some groceries on your way home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2];&quot;','&quot;;[.E82];&quot;','&quot;;[.A82];&quot;','&quot;;[.C82];&quot;','&quot;;[.B82];&quot;',1,'&quot;;[.D82];&quot;','PENDIENTE');&quot;)" office:value-type="string" office:string-value="INSERT INTO palabras(created_at,updated_at,palabra,frase,significado,level,categoria,status ) values('2025-04-08 08:02:51.176598-04','2025-04-08 08:02:51.176598-04','Pick up','Can you pick up some groceries on your way home?','Recoger, mejorar, aprender algo.',1,'VERBO_COMPUESTO','PENDIENTE');" calcext:value-type="string">
            <text:p>INSERT INTO palabras(created_at,updated_at,palabra,frase,significado,level,categoria,status ) values('2025-04-08 08:02:51.176598-04','2025-04-08 08:02:51.176598-04','Pick up','Can you pick up some groceries on your way home?','Recoger, mejorar, aprender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Point out</text:p>
          </table:table-cell>
          <table:table-cell table:style-name="ce1" office:value-type="string" calcext:value-type="string">
            <text:p>Señalar, indicar.</text:p>
          </table:table-cell>
          <table:table-cell table:style-name="ce2" office:value-type="string" calcext:value-type="string">
            <text:p>He pointed out the mistakes in the repor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3];&quot;','&quot;;[.E83];&quot;','&quot;;[.A83];&quot;','&quot;;[.C83];&quot;','&quot;;[.B83];&quot;',1,'&quot;;[.D83];&quot;','PENDIENTE');&quot;)" office:value-type="string" office:string-value="INSERT INTO palabras(created_at,updated_at,palabra,frase,significado,level,categoria,status ) values('2025-04-08 08:02:51.176598-04','2025-04-08 08:02:51.176598-04','Point out','He pointed out the mistakes in the report.','Señalar, indicar.',1,'VERBO_COMPUESTO','PENDIENTE');" calcext:value-type="string">
            <text:p>INSERT INTO palabras(created_at,updated_at,palabra,frase,significado,level,categoria,status ) values('2025-04-08 08:02:51.176598-04','2025-04-08 08:02:51.176598-04','Point out','He pointed out the mistakes in the report.','Señalar, indic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Put up with</text:p>
          </table:table-cell>
          <table:table-cell table:style-name="ce1" office:value-type="string" calcext:value-type="string">
            <text:p>Soportar, tolerar.</text:p>
          </table:table-cell>
          <table:table-cell table:style-name="ce2" office:value-type="string" calcext:value-type="string">
            <text:p>I can’t put up with his bad attitude anymor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4];&quot;','&quot;;[.E84];&quot;','&quot;;[.A84];&quot;','&quot;;[.C84];&quot;','&quot;;[.B84];&quot;',1,'&quot;;[.D84];&quot;','PENDIENTE');&quot;)" office:value-type="string" office:string-value="INSERT INTO palabras(created_at,updated_at,palabra,frase,significado,level,categoria,status ) values('2025-04-08 08:02:51.176598-04','2025-04-08 08:02:51.176598-04','Put up with','I can’t put up with his bad attitude anymore.','Soportar, tolerar.',1,'VERBO_COMPUESTO','PENDIENTE');" calcext:value-type="string">
            <text:p>INSERT INTO palabras(created_at,updated_at,palabra,frase,significado,level,categoria,status ) values('2025-04-08 08:02:51.176598-04','2025-04-08 08:02:51.176598-04','Put up with','I can’t put up with his bad attitude anymore.','Soportar, toler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Run out of</text:p>
          </table:table-cell>
          <table:table-cell table:style-name="ce1" office:value-type="string" calcext:value-type="string">
            <text:p>Quedarse sin algo.</text:p>
          </table:table-cell>
          <table:table-cell table:style-name="ce2" office:value-type="string" calcext:value-type="string">
            <text:p>We ran out of milk, so we need to go to the stor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5];&quot;','&quot;;[.E85];&quot;','&quot;;[.A85];&quot;','&quot;;[.C85];&quot;','&quot;;[.B85];&quot;',1,'&quot;;[.D85];&quot;','PENDIENTE');&quot;)" office:value-type="string" office:string-value="INSERT INTO palabras(created_at,updated_at,palabra,frase,significado,level,categoria,status ) values('2025-04-08 08:02:51.176598-04','2025-04-08 08:02:51.176598-04','Run out of','We ran out of milk, so we need to go to the store.','Quedarse sin algo.',1,'VERBO_COMPUESTO','PENDIENTE');" calcext:value-type="string">
            <text:p>INSERT INTO palabras(created_at,updated_at,palabra,frase,significado,level,categoria,status ) values('2025-04-08 08:02:51.176598-04','2025-04-08 08:02:51.176598-04','Run out of','We ran out of milk, so we need to go to the store.','Quedarse sin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Settle down</text:p>
          </table:table-cell>
          <table:table-cell table:style-name="ce1" office:value-type="string" calcext:value-type="string">
            <text:p>Asentarse, calmarse.</text:p>
          </table:table-cell>
          <table:table-cell table:style-name="ce2" office:value-type="string" calcext:value-type="string">
            <text:p>After years of traveling, they decided to settle down in the countrysid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6];&quot;','&quot;;[.E86];&quot;','&quot;;[.A86];&quot;','&quot;;[.C86];&quot;','&quot;;[.B86];&quot;',1,'&quot;;[.D86];&quot;','PENDIENTE');&quot;)" office:value-type="string" office:string-value="INSERT INTO palabras(created_at,updated_at,palabra,frase,significado,level,categoria,status ) values('2025-04-08 08:02:51.176598-04','2025-04-08 08:02:51.176598-04','Settle down','After years of traveling, they decided to settle down in the countryside.','Asentarse, calmarse.',1,'VERBO_COMPUESTO','PENDIENTE');" calcext:value-type="string">
            <text:p>INSERT INTO palabras(created_at,updated_at,palabra,frase,significado,level,categoria,status ) values('2025-04-08 08:02:51.176598-04','2025-04-08 08:02:51.176598-04','Settle down','After years of traveling, they decided to settle down in the countryside.','Asentarse, calmars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Take up</text:p>
          </table:table-cell>
          <table:table-cell table:style-name="ce1" office:value-type="string" calcext:value-type="string">
            <text:p>Comenzar a hacer algo (hobby, deporte, actividad).</text:p>
          </table:table-cell>
          <table:table-cell table:style-name="ce2" office:value-type="string" calcext:value-type="string">
            <text:p>She took up painting as a hobby last yea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7];&quot;','&quot;;[.E87];&quot;','&quot;;[.A87];&quot;','&quot;;[.C87];&quot;','&quot;;[.B87];&quot;',1,'&quot;;[.D87];&quot;','PENDIENTE');&quot;)" office:value-type="string" office:string-value="INSERT INTO palabras(created_at,updated_at,palabra,frase,significado,level,categoria,status ) values('2025-04-08 08:02:51.176598-04','2025-04-08 08:02:51.176598-04','Take up','She took up painting as a hobby last year.','Comenzar a hacer algo (hobby, deporte, actividad).',1,'VERBO_COMPUESTO','PENDIENTE');" calcext:value-type="string">
            <text:p>INSERT INTO palabras(created_at,updated_at,palabra,frase,significado,level,categoria,status ) values('2025-04-08 08:02:51.176598-04','2025-04-08 08:02:51.176598-04','Take up','She took up painting as a hobby last year.','Comenzar a hacer algo (hobby, deporte, actividad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Turn down</text:p>
          </table:table-cell>
          <table:table-cell table:style-name="ce1" office:value-type="string" calcext:value-type="string">
            <text:p>Rechazar, bajar el volumen.</text:p>
          </table:table-cell>
          <table:table-cell table:style-name="ce2" office:value-type="string" calcext:value-type="string">
            <text:p>He turned down the job offer because it didn’t meet his expectation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8];&quot;','&quot;;[.E88];&quot;','&quot;;[.A88];&quot;','&quot;;[.C88];&quot;','&quot;;[.B88];&quot;',1,'&quot;;[.D88];&quot;','PENDIENTE');&quot;)" office:value-type="string" office:string-value="INSERT INTO palabras(created_at,updated_at,palabra,frase,significado,level,categoria,status ) values('2025-04-08 08:02:51.176598-04','2025-04-08 08:02:51.176598-04','Turn down','He turned down the job offer because it didn’t meet his expectations.','Rechazar, bajar el volumen.',1,'VERBO_COMPUESTO','PENDIENTE');" calcext:value-type="string">
            <text:p>INSERT INTO palabras(created_at,updated_at,palabra,frase,significado,level,categoria,status ) values('2025-04-08 08:02:51.176598-04','2025-04-08 08:02:51.176598-04','Turn down','He turned down the job offer because it didn’t meet his expectations.','Rechazar, bajar el volumen.',1,'VERBO_COMPUESTO','PENDIENTE');</text:p>
          </table:table-cell>
        </table:table-row>
        <table:table-row table:style-name="ro1">
          <table:table-cell table:style-name="ce6" office:value-type="string" calcext:value-type="string">
            <text:p>Work out</text:p>
          </table:table-cell>
          <table:table-cell table:style-name="ce1" office:value-type="string" calcext:value-type="string">
            <text:p>Ejercitarse, resolver un problema.</text:p>
          </table:table-cell>
          <table:table-cell table:style-name="ce2" office:value-type="string" calcext:value-type="string">
            <text:p>I hope we can work out this issue so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9];&quot;','&quot;;[.E89];&quot;','&quot;;[.A89];&quot;','&quot;;[.C89];&quot;','&quot;;[.B89];&quot;',1,'&quot;;[.D89];&quot;','PENDIENTE');&quot;)" office:value-type="string" office:string-value="INSERT INTO palabras(created_at,updated_at,palabra,frase,significado,level,categoria,status ) values('2025-04-08 08:02:51.176598-04','2025-04-08 08:02:51.176598-04','Work out','I hope we can work out this issue soon.','Ejercitarse, resolver un problema.',1,'VERBO_COMPUESTO','PENDIENTE');" calcext:value-type="string">
            <text:p>INSERT INTO palabras(created_at,updated_at,palabra,frase,significado,level,categoria,status ) values('2025-04-08 08:02:51.176598-04','2025-04-08 08:02:51.176598-04','Work out','I hope we can work out this issue soon.','Ejercitarse, resolver un problema.',1,'VERBO_COMPUESTO','PENDIENTE');</text:p>
          </table:table-cell>
        </table:table-row>
        <table:table-row table:style-name="ro1">
          <table:table-cell table:style-name="ce6" office:value-type="string" calcext:value-type="string">
            <text:p>Watch out</text:p>
          </table:table-cell>
          <table:table-cell table:style-name="ce1" office:value-type="string" calcext:value-type="string">
            <text:p>Tener cuidado.</text:p>
          </table:table-cell>
          <table:table-cell table:style-name="ce2" office:value-type="string" calcext:value-type="string">
            <text:p>Watch out for the car! It’s coming fas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0];&quot;','&quot;;[.E90];&quot;','&quot;;[.A90];&quot;','&quot;;[.C90];&quot;','&quot;;[.B90];&quot;',1,'&quot;;[.D90];&quot;','PENDIENTE');&quot;)" office:value-type="string" office:string-value="INSERT INTO palabras(created_at,updated_at,palabra,frase,significado,level,categoria,status ) values('2025-04-08 08:02:51.176598-04','2025-04-08 08:02:51.176598-04','Watch out','Watch out for the car! It’s coming fast.','Tener cuidado.',1,'VERBO_COMPUESTO','PENDIENTE');" calcext:value-type="string">
            <text:p>INSERT INTO palabras(created_at,updated_at,palabra,frase,significado,level,categoria,status ) values('2025-04-08 08:02:51.176598-04','2025-04-08 08:02:51.176598-04','Watch out','Watch out for the car! It’s coming fast.','Tener cuidad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Hold back</text:p>
          </table:table-cell>
          <table:table-cell table:style-name="ce1" office:value-type="string" calcext:value-type="string">
            <text:p>Contener, retener.</text:p>
          </table:table-cell>
          <table:table-cell table:style-name="ce2" office:value-type="string" calcext:value-type="string">
            <text:p>He was unable to hold back his tears after hearing the new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1];&quot;','&quot;;[.E91];&quot;','&quot;;[.A91];&quot;','&quot;;[.C91];&quot;','&quot;;[.B91];&quot;',1,'&quot;;[.D91];&quot;','PENDIENTE');&quot;)" office:value-type="string" office:string-value="INSERT INTO palabras(created_at,updated_at,palabra,frase,significado,level,categoria,status ) values('2025-04-08 08:02:51.176598-04','2025-04-08 08:02:51.176598-04','Hold back','He was unable to hold back his tears after hearing the news.','Contener, retener.',1,'VERBO_COMPUESTO','PENDIENTE');" calcext:value-type="string">
            <text:p>INSERT INTO palabras(created_at,updated_at,palabra,frase,significado,level,categoria,status ) values('2025-04-08 08:02:51.176598-04','2025-04-08 08:02:51.176598-04','Hold back','He was unable to hold back his tears after hearing the news.','Contener, retene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Look up</text:p>
          </table:table-cell>
          <table:table-cell table:style-name="ce1" office:value-type="string" calcext:value-type="string">
            <text:p>Buscar (información), mirar hacia arriba.</text:p>
          </table:table-cell>
          <table:table-cell table:style-name="ce2" office:value-type="string" calcext:value-type="string">
            <text:p>I will look up the address for you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2];&quot;','&quot;;[.E92];&quot;','&quot;;[.A92];&quot;','&quot;;[.C92];&quot;','&quot;;[.B92];&quot;',1,'&quot;;[.D92];&quot;','PENDIENTE');&quot;)" office:value-type="string" office:string-value="INSERT INTO palabras(created_at,updated_at,palabra,frase,significado,level,categoria,status ) values('2025-04-08 08:02:51.176598-04','2025-04-08 08:02:51.176598-04','Look up','I will look up the address for you.','Buscar (información), mirar hacia arriba.',1,'VERBO_COMPUESTO','PENDIENTE');" calcext:value-type="string">
            <text:p>INSERT INTO palabras(created_at,updated_at,palabra,frase,significado,level,categoria,status ) values('2025-04-08 08:02:51.176598-04','2025-04-08 08:02:51.176598-04','Look up','I will look up the address for you.','Buscar (información), mirar hacia arriba.',1,'VERBO_COMPUESTO','PENDIENTE');</text:p>
          </table:table-cell>
        </table:table-row>
        <table:table-row table:style-name="ro1">
          <table:table-cell table:style-name="ce6" office:value-type="string" calcext:value-type="string">
            <text:p>Make out</text:p>
          </table:table-cell>
          <table:table-cell table:style-name="ce1" office:value-type="string" calcext:value-type="string">
            <text:p>Distinguir, entender (a veces con dificultad).</text:p>
          </table:table-cell>
          <table:table-cell table:style-name="ce2" office:value-type="string" calcext:value-type="string">
            <text:p>I can’t make out what he’s saying in that video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3];&quot;','&quot;;[.E93];&quot;','&quot;;[.A93];&quot;','&quot;;[.C93];&quot;','&quot;;[.B93];&quot;',1,'&quot;;[.D93];&quot;','PENDIENTE');&quot;)" office:value-type="string" office:string-value="INSERT INTO palabras(created_at,updated_at,palabra,frase,significado,level,categoria,status ) values('2025-04-08 08:02:51.176598-04','2025-04-08 08:02:51.176598-04','Make out','I can’t make out what he’s saying in that video.','Distinguir, entender (a veces con dificultad).',1,'VERBO_COMPUESTO','PENDIENTE');" calcext:value-type="string">
            <text:p>INSERT INTO palabras(created_at,updated_at,palabra,frase,significado,level,categoria,status ) values('2025-04-08 08:02:51.176598-04','2025-04-08 08:02:51.176598-04','Make out','I can’t make out what he’s saying in that video.','Distinguir, entender (a veces con dificultad).',1,'VERBO_COMPUESTO','PENDIENTE');</text:p>
          </table:table-cell>
        </table:table-row>
        <table:table-row table:style-name="ro1">
          <table:table-cell table:style-name="ce6" office:value-type="string" calcext:value-type="string">
            <text:p>Pick out</text:p>
          </table:table-cell>
          <table:table-cell table:style-name="ce1" office:value-type="string" calcext:value-type="string">
            <text:p>Elegir, seleccionar.</text:p>
          </table:table-cell>
          <table:table-cell table:style-name="ce2" office:value-type="string" calcext:value-type="string">
            <text:p>She picked out a beautiful dress for the even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4];&quot;','&quot;;[.E94];&quot;','&quot;;[.A94];&quot;','&quot;;[.C94];&quot;','&quot;;[.B94];&quot;',1,'&quot;;[.D94];&quot;','PENDIENTE');&quot;)" office:value-type="string" office:string-value="INSERT INTO palabras(created_at,updated_at,palabra,frase,significado,level,categoria,status ) values('2025-04-08 08:02:51.176598-04','2025-04-08 08:02:51.176598-04','Pick out','She picked out a beautiful dress for the event.','Elegir, seleccionar.',1,'VERBO_COMPUESTO','PENDIENTE');" calcext:value-type="string">
            <text:p>INSERT INTO palabras(created_at,updated_at,palabra,frase,significado,level,categoria,status ) values('2025-04-08 08:02:51.176598-04','2025-04-08 08:02:51.176598-04','Pick out','She picked out a beautiful dress for the event.','Elegir, selecciona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Run across</text:p>
          </table:table-cell>
          <table:table-cell table:style-name="ce1" office:value-type="string" calcext:value-type="string">
            <text:p>Encontrar por casualidad.</text:p>
          </table:table-cell>
          <table:table-cell table:style-name="ce2" office:value-type="string" calcext:value-type="string">
            <text:p>I ran across my old teacher while walking in the par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5];&quot;','&quot;;[.E95];&quot;','&quot;;[.A95];&quot;','&quot;;[.C95];&quot;','&quot;;[.B95];&quot;',1,'&quot;;[.D95];&quot;','PENDIENTE');&quot;)" office:value-type="string" office:string-value="INSERT INTO palabras(created_at,updated_at,palabra,frase,significado,level,categoria,status ) values('2025-04-08 08:02:51.176598-04','2025-04-08 08:02:51.176598-04','Run across','I ran across my old teacher while walking in the park.','Encontrar por casualidad.',1,'VERBO_COMPUESTO','PENDIENTE');" calcext:value-type="string">
            <text:p>INSERT INTO palabras(created_at,updated_at,palabra,frase,significado,level,categoria,status ) values('2025-04-08 08:02:51.176598-04','2025-04-08 08:02:51.176598-04','Run across','I ran across my old teacher while walking in the park.','Encontrar por casualidad.',1,'VERBO_COMPUESTO','PENDIENTE');</text:p>
          </table:table-cell>
        </table:table-row>
        <table:table-row table:style-name="ro1">
          <table:table-cell table:style-name="ce6" office:value-type="string" calcext:value-type="string">
            <text:p>Speak up</text:p>
          </table:table-cell>
          <table:table-cell table:style-name="ce1" office:value-type="string" calcext:value-type="string">
            <text:p>Hablar más fuerte, expresarse.</text:p>
          </table:table-cell>
          <table:table-cell table:style-name="ce2" office:value-type="string" calcext:value-type="string">
            <text:p>Please speak up, I can’t hear you from over her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6];&quot;','&quot;;[.E96];&quot;','&quot;;[.A96];&quot;','&quot;;[.C96];&quot;','&quot;;[.B96];&quot;',1,'&quot;;[.D96];&quot;','PENDIENTE');&quot;)" office:value-type="string" office:string-value="INSERT INTO palabras(created_at,updated_at,palabra,frase,significado,level,categoria,status ) values('2025-04-08 08:02:51.176598-04','2025-04-08 08:02:51.176598-04','Speak up','Please speak up, I can’t hear you from over here.','Hablar más fuerte, expresarse.',1,'VERBO_COMPUESTO','PENDIENTE');" calcext:value-type="string">
            <text:p>INSERT INTO palabras(created_at,updated_at,palabra,frase,significado,level,categoria,status ) values('2025-04-08 08:02:51.176598-04','2025-04-08 08:02:51.176598-04','Speak up','Please speak up, I can’t hear you from over here.','Hablar más fuerte, expresarse.',1,'VERBO_COMPUESTO','PENDIENTE');</text:p>
          </table:table-cell>
        </table:table-row>
        <table:table-row table:style-name="ro1">
          <table:table-cell table:style-name="ce6" office:value-type="string" calcext:value-type="string">
            <text:p>Take over</text:p>
          </table:table-cell>
          <table:table-cell table:style-name="ce1" office:value-type="string" calcext:value-type="string">
            <text:p>Tomar el control, encargarse de algo.</text:p>
          </table:table-cell>
          <table:table-cell table:style-name="ce2" office:value-type="string" calcext:value-type="string">
            <text:p>She will take over the project after John leave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7];&quot;','&quot;;[.E97];&quot;','&quot;;[.A97];&quot;','&quot;;[.C97];&quot;','&quot;;[.B97];&quot;',1,'&quot;;[.D97];&quot;','PENDIENTE');&quot;)" office:value-type="string" office:string-value="INSERT INTO palabras(created_at,updated_at,palabra,frase,significado,level,categoria,status ) values('2025-04-08 08:02:51.176598-04','2025-04-08 08:02:51.176598-04','Take over','She will take over the project after John leaves.','Tomar el control, encargarse de algo.',1,'VERBO_COMPUESTO','PENDIENTE');" calcext:value-type="string">
            <text:p>INSERT INTO palabras(created_at,updated_at,palabra,frase,significado,level,categoria,status ) values('2025-04-08 08:02:51.176598-04','2025-04-08 08:02:51.176598-04','Take over','She will take over the project after John leaves.','Tomar el control, encargarse de algo.',1,'VERBO_COMPUESTO','PENDIENTE');</text:p>
          </table:table-cell>
        </table:table-row>
        <table:table-row table:style-name="ro1">
          <table:table-cell table:style-name="ce6" office:value-type="string" calcext:value-type="string">
            <text:p>Break into</text:p>
          </table:table-cell>
          <table:table-cell table:style-name="ce1" office:value-type="string" calcext:value-type="string">
            <text:p>Entrar a la fuerza.</text:p>
          </table:table-cell>
          <table:table-cell table:style-name="ce2" office:value-type="string" calcext:value-type="string">
            <text:p>The thief broke into the house late last nigh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8];&quot;','&quot;;[.E98];&quot;','&quot;;[.A98];&quot;','&quot;;[.C98];&quot;','&quot;;[.B98];&quot;',1,'&quot;;[.D98];&quot;','PENDIENTE');&quot;)" office:value-type="string" office:string-value="INSERT INTO palabras(created_at,updated_at,palabra,frase,significado,level,categoria,status ) values('2025-04-08 08:02:51.176598-04','2025-04-08 08:02:51.176598-04','Break into','The thief broke into the house late last night.','Entrar a la fuerza.',1,'VERBO_COMPUESTO','PENDIENTE');" calcext:value-type="string">
            <text:p>INSERT INTO palabras(created_at,updated_at,palabra,frase,significado,level,categoria,status ) values('2025-04-08 08:02:51.176598-04','2025-04-08 08:02:51.176598-04','Break into','The thief broke into the house late last night.','Entrar a la fuerza.',1,'VERBO_COMPUESTO','PENDIENTE');</text:p>
          </table:table-cell>
        </table:table-row>
        <table:table-row table:style-name="ro1">
          <table:table-cell table:style-name="ce6" office:value-type="string" calcext:value-type="string">
            <text:p>Get by</text:p>
          </table:table-cell>
          <table:table-cell table:style-name="ce1" office:value-type="string" calcext:value-type="string">
            <text:p>Arreglárselas, sobrevivir.</text:p>
          </table:table-cell>
          <table:table-cell table:style-name="ce2" office:value-type="string" calcext:value-type="string">
            <text:p>It’s hard, but we’ll get by with what we hav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9];&quot;','&quot;;[.E99];&quot;','&quot;;[.A99];&quot;','&quot;;[.C99];&quot;','&quot;;[.B99];&quot;',1,'&quot;;[.D99];&quot;','PENDIENTE');&quot;)" office:value-type="string" office:string-value="INSERT INTO palabras(created_at,updated_at,palabra,frase,significado,level,categoria,status ) values('2025-04-08 08:02:51.176598-04','2025-04-08 08:02:51.176598-04','Get by','It’s hard, but we’ll get by with what we have.','Arreglárselas, sobrevivir.',1,'VERBO_COMPUESTO','PENDIENTE');" calcext:value-type="string">
            <text:p>INSERT INTO palabras(created_at,updated_at,palabra,frase,significado,level,categoria,status ) values('2025-04-08 08:02:51.176598-04','2025-04-08 08:02:51.176598-04','Get by','It’s hard, but we’ll get by with what we have.','Arreglárselas, sobrevivir.',1,'VERBO_COMPUESTO','PENDIENTE');</text:p>
          </table:table-cell>
        </table:table-row>
        <table:table-row table:style-name="ro1">
          <table:table-cell table:style-name="ce6" office:value-type="string" calcext:value-type="string">
            <text:p>Go over</text:p>
          </table:table-cell>
          <table:table-cell table:style-name="ce1" office:value-type="string" calcext:value-type="string">
            <text:p>Repasar, revisar.</text:p>
          </table:table-cell>
          <table:table-cell table:style-name="ce2" office:value-type="string" calcext:value-type="string">
            <text:p>Let’s go over the plan one more time before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0];&quot;','&quot;;[.E100];&quot;','&quot;;[.A100];&quot;','&quot;;[.C100];&quot;','&quot;;[.B100];&quot;',1,'&quot;;[.D100];&quot;','PENDIENTE');&quot;)" office:value-type="string" office:string-value="INSERT INTO palabras(created_at,updated_at,palabra,frase,significado,level,categoria,status ) values('2025-04-08 08:02:51.176598-04','2025-04-08 08:02:51.176598-04','Go over','Let’s go over the plan one more time before the meeting.','Repasar, revisar.',1,'VERBO_COMPUESTO','PENDIENTE');" calcext:value-type="string">
            <text:p>INSERT INTO palabras(created_at,updated_at,palabra,frase,significado,level,categoria,status ) values('2025-04-08 08:02:51.176598-04','2025-04-08 08:02:51.176598-04','Go over','Let’s go over the plan one more time before the meeting.','Repasar, revis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Ask out</text:p>
          </table:table-cell>
          <table:table-cell table:style-name="ce1" office:value-type="string" calcext:value-type="string">
            <text:p>Invitar a alguien a salir.</text:p>
          </table:table-cell>
          <table:table-cell table:style-name="ce2" office:value-type="string" calcext:value-type="string">
            <text:p>He asked her out to dinner last nigh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1];&quot;','&quot;;[.E101];&quot;','&quot;;[.A101];&quot;','&quot;;[.C101];&quot;','&quot;;[.B101];&quot;',1,'&quot;;[.D101];&quot;','PENDIENTE');&quot;)" office:value-type="string" office:string-value="INSERT INTO palabras(created_at,updated_at,palabra,frase,significado,level,categoria,status ) values('2025-04-08 08:02:51.176598-04','2025-04-08 08:02:51.176598-04','Ask out','He asked her out to dinner last night.','Invitar a alguien a salir.',1,'VERBO_COMPUESTO','PENDIENTE');" calcext:value-type="string">
            <text:p>INSERT INTO palabras(created_at,updated_at,palabra,frase,significado,level,categoria,status ) values('2025-04-08 08:02:51.176598-04','2025-04-08 08:02:51.176598-04','Ask out','He asked her out to dinner last night.','Invitar a alguien a sali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Catch up</text:p>
          </table:table-cell>
          <table:table-cell table:style-name="ce1" office:value-type="string" calcext:value-type="string">
            <text:p>Ponerse al día.</text:p>
          </table:table-cell>
          <table:table-cell table:style-name="ce2" office:value-type="string" calcext:value-type="string">
            <text:p>I need to catch up on my email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2];&quot;','&quot;;[.E102];&quot;','&quot;;[.A102];&quot;','&quot;;[.C102];&quot;','&quot;;[.B102];&quot;',1,'&quot;;[.D102];&quot;','PENDIENTE');&quot;)" office:value-type="string" office:string-value="INSERT INTO palabras(created_at,updated_at,palabra,frase,significado,level,categoria,status ) values('2025-04-08 08:02:51.176598-04','2025-04-08 08:02:51.176598-04','Catch up','I need to catch up on my emails.','Ponerse al día.',1,'VERBO_COMPUESTO','PENDIENTE');" calcext:value-type="string">
            <text:p>INSERT INTO palabras(created_at,updated_at,palabra,frase,significado,level,categoria,status ) values('2025-04-08 08:02:51.176598-04','2025-04-08 08:02:51.176598-04','Catch up','I need to catch up on my emails.','Ponerse al día.',1,'VERBO_COMPUESTO','PENDIENTE');</text:p>
          </table:table-cell>
        </table:table-row>
        <table:table-row table:style-name="ro1">
          <table:table-cell table:style-name="ce7" office:value-type="string" calcext:value-type="string">
            <text:p>Do over</text:p>
          </table:table-cell>
          <table:table-cell table:style-name="ce1" office:value-type="string" calcext:value-type="string">
            <text:p>Hacer de nuevo.</text:p>
          </table:table-cell>
          <table:table-cell table:style-name="ce2" office:value-type="string" calcext:value-type="string">
            <text:p>I didn’t like my painting, so I’m going to do it ove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3];&quot;','&quot;;[.E103];&quot;','&quot;;[.A103];&quot;','&quot;;[.C103];&quot;','&quot;;[.B103];&quot;',1,'&quot;;[.D103];&quot;','PENDIENTE');&quot;)" office:value-type="string" office:string-value="INSERT INTO palabras(created_at,updated_at,palabra,frase,significado,level,categoria,status ) values('2025-04-08 08:02:51.176598-04','2025-04-08 08:02:51.176598-04','Do over','I didn’t like my painting, so I’m going to do it over.','Hacer de nuevo.',1,'VERBO_COMPUESTO','PENDIENTE');" calcext:value-type="string">
            <text:p>INSERT INTO palabras(created_at,updated_at,palabra,frase,significado,level,categoria,status ) values('2025-04-08 08:02:51.176598-04','2025-04-08 08:02:51.176598-04','Do over','I didn’t like my painting, so I’m going to do it over.','Hacer de nuevo.',1,'VERBO_COMPUESTO','PENDIENTE');</text:p>
          </table:table-cell>
        </table:table-row>
        <table:table-row table:style-name="ro1">
          <table:table-cell table:style-name="ce7" office:value-type="string" calcext:value-type="string">
            <text:p>Drop by</text:p>
          </table:table-cell>
          <table:table-cell table:style-name="ce1" office:value-type="string" calcext:value-type="string">
            <text:p>Pasar por, visitar brevemente.</text:p>
          </table:table-cell>
          <table:table-cell table:style-name="ce2" office:value-type="string" calcext:value-type="string">
            <text:p>I’ll drop by your office tomorrow morn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4];&quot;','&quot;;[.E104];&quot;','&quot;;[.A104];&quot;','&quot;;[.C104];&quot;','&quot;;[.B104];&quot;',1,'&quot;;[.D104];&quot;','PENDIENTE');&quot;)" office:value-type="string" office:string-value="INSERT INTO palabras(created_at,updated_at,palabra,frase,significado,level,categoria,status ) values('2025-04-08 08:02:51.176598-04','2025-04-08 08:02:51.176598-04','Drop by','I’ll drop by your office tomorrow morning.','Pasar por, visitar brevemente.',1,'VERBO_COMPUESTO','PENDIENTE');" calcext:value-type="string">
            <text:p>INSERT INTO palabras(created_at,updated_at,palabra,frase,significado,level,categoria,status ) values('2025-04-08 08:02:51.176598-04','2025-04-08 08:02:51.176598-04','Drop by','I’ll drop by your office tomorrow morning.','Pasar por, visitar brevemente.',1,'VERBO_COMPUESTO','PENDIENTE');</text:p>
          </table:table-cell>
        </table:table-row>
        <table:table-row table:style-name="ro1">
          <table:table-cell table:style-name="ce7" office:value-type="string" calcext:value-type="string">
            <text:p>Drop off</text:p>
          </table:table-cell>
          <table:table-cell table:style-name="ce1" office:value-type="string" calcext:value-type="string">
            <text:p>Dejar a alguien en algún lugar.</text:p>
          </table:table-cell>
          <table:table-cell table:style-name="ce2" office:value-type="string" calcext:value-type="string">
            <text:p>Can you drop me off at the airport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5];&quot;','&quot;;[.E105];&quot;','&quot;;[.A105];&quot;','&quot;;[.C105];&quot;','&quot;;[.B105];&quot;',1,'&quot;;[.D105];&quot;','PENDIENTE');&quot;)" office:value-type="string" office:string-value="INSERT INTO palabras(created_at,updated_at,palabra,frase,significado,level,categoria,status ) values('2025-04-08 08:02:51.176598-04','2025-04-08 08:02:51.176598-04','Drop off','Can you drop me off at the airport?','Dejar a alguien en algún lugar.',1,'VERBO_COMPUESTO','PENDIENTE');" calcext:value-type="string">
            <text:p>INSERT INTO palabras(created_at,updated_at,palabra,frase,significado,level,categoria,status ) values('2025-04-08 08:02:51.176598-04','2025-04-08 08:02:51.176598-04','Drop off','Can you drop me off at the airport?','Dejar a alguien en algún lug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Fill out</text:p>
          </table:table-cell>
          <table:table-cell table:style-name="ce1" office:value-type="string" calcext:value-type="string">
            <text:p>Rellenar (formularios).</text:p>
          </table:table-cell>
          <table:table-cell table:style-name="ce2" office:value-type="string" calcext:value-type="string">
            <text:p>Please fill out this form before the appointmen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6];&quot;','&quot;;[.E106];&quot;','&quot;;[.A106];&quot;','&quot;;[.C106];&quot;','&quot;;[.B106];&quot;',1,'&quot;;[.D106];&quot;','PENDIENTE');&quot;)" office:value-type="string" office:string-value="INSERT INTO palabras(created_at,updated_at,palabra,frase,significado,level,categoria,status ) values('2025-04-08 08:02:51.176598-04','2025-04-08 08:02:51.176598-04','Fill out','Please fill out this form before the appointment.','Rellenar (formularios).',1,'VERBO_COMPUESTO','PENDIENTE');" calcext:value-type="string">
            <text:p>INSERT INTO palabras(created_at,updated_at,palabra,frase,significado,level,categoria,status ) values('2025-04-08 08:02:51.176598-04','2025-04-08 08:02:51.176598-04','Fill out','Please fill out this form before the appointment.','Rellenar (formularios).',1,'VERBO_COMPUESTO','PENDIENTE');</text:p>
          </table:table-cell>
        </table:table-row>
        <table:table-row table:style-name="ro1">
          <table:table-cell table:style-name="ce7" office:value-type="string" calcext:value-type="string">
            <text:p>Find out</text:p>
          </table:table-cell>
          <table:table-cell table:style-name="ce1" office:value-type="string" calcext:value-type="string">
            <text:p>Descubrir.</text:p>
          </table:table-cell>
          <table:table-cell table:style-name="ce2" office:value-type="string" calcext:value-type="string">
            <text:p>I need to find out what time the meeting start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7];&quot;','&quot;;[.E107];&quot;','&quot;;[.A107];&quot;','&quot;;[.C107];&quot;','&quot;;[.B107];&quot;',1,'&quot;;[.D107];&quot;','PENDIENTE');&quot;)" office:value-type="string" office:string-value="INSERT INTO palabras(created_at,updated_at,palabra,frase,significado,level,categoria,status ) values('2025-04-08 08:02:51.176598-04','2025-04-08 08:02:51.176598-04','Find out','I need to find out what time the meeting starts.','Descubrir.',1,'VERBO_COMPUESTO','PENDIENTE');" calcext:value-type="string">
            <text:p>INSERT INTO palabras(created_at,updated_at,palabra,frase,significado,level,categoria,status ) values('2025-04-08 08:02:51.176598-04','2025-04-08 08:02:51.176598-04','Find out','I need to find out what time the meeting starts.','Descubri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et around</text:p>
          </table:table-cell>
          <table:table-cell table:style-name="ce1" office:value-type="string" calcext:value-type="string">
            <text:p>Moverse, desplazarse.</text:p>
          </table:table-cell>
          <table:table-cell table:style-name="ce2" office:value-type="string" calcext:value-type="string">
            <text:p>We got around the city by subwa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8];&quot;','&quot;;[.E108];&quot;','&quot;;[.A108];&quot;','&quot;;[.C108];&quot;','&quot;;[.B108];&quot;',1,'&quot;;[.D108];&quot;','PENDIENTE');&quot;)" office:value-type="string" office:string-value="INSERT INTO palabras(created_at,updated_at,palabra,frase,significado,level,categoria,status ) values('2025-04-08 08:02:51.176598-04','2025-04-08 08:02:51.176598-04','Get around','We got around the city by subway.','Moverse, desplazarse.',1,'VERBO_COMPUESTO','PENDIENTE');" calcext:value-type="string">
            <text:p>INSERT INTO palabras(created_at,updated_at,palabra,frase,significado,level,categoria,status ) values('2025-04-08 08:02:51.176598-04','2025-04-08 08:02:51.176598-04','Get around','We got around the city by subway.','Moverse, desplazarse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et away</text:p>
          </table:table-cell>
          <table:table-cell table:style-name="ce1" office:value-type="string" calcext:value-type="string">
            <text:p>Escaparse, irse de vacaciones.</text:p>
          </table:table-cell>
          <table:table-cell table:style-name="ce2" office:value-type="string" calcext:value-type="string">
            <text:p>We’re planning to get away next weekend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9];&quot;','&quot;;[.E109];&quot;','&quot;;[.A109];&quot;','&quot;;[.C109];&quot;','&quot;;[.B109];&quot;',1,'&quot;;[.D109];&quot;','PENDIENTE');&quot;)" office:value-type="string" office:string-value="INSERT INTO palabras(created_at,updated_at,palabra,frase,significado,level,categoria,status ) values('2025-04-08 08:02:51.176598-04','2025-04-08 08:02:51.176598-04','Get away','We’re planning to get away next weekend.','Escaparse, irse de vacaciones.',1,'VERBO_COMPUESTO','PENDIENTE');" calcext:value-type="string">
            <text:p>INSERT INTO palabras(created_at,updated_at,palabra,frase,significado,level,categoria,status ) values('2025-04-08 08:02:51.176598-04','2025-04-08 08:02:51.176598-04','Get away','We’re planning to get away next weekend.','Escaparse, irse de vacaciones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et back</text:p>
          </table:table-cell>
          <table:table-cell table:style-name="ce1" office:value-type="string" calcext:value-type="string">
            <text:p>Volver.</text:p>
          </table:table-cell>
          <table:table-cell table:style-name="ce2" office:value-type="string" calcext:value-type="string">
            <text:p>When do you get back from your trip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0];&quot;','&quot;;[.E110];&quot;','&quot;;[.A110];&quot;','&quot;;[.C110];&quot;','&quot;;[.B110];&quot;',1,'&quot;;[.D110];&quot;','PENDIENTE');&quot;)" office:value-type="string" office:string-value="INSERT INTO palabras(created_at,updated_at,palabra,frase,significado,level,categoria,status ) values('2025-04-08 08:02:51.176598-04','2025-04-08 08:02:51.176598-04','Get back','When do you get back from your trip?','Volver.',1,'VERBO_COMPUESTO','PENDIENTE');" calcext:value-type="string">
            <text:p>INSERT INTO palabras(created_at,updated_at,palabra,frase,significado,level,categoria,status ) values('2025-04-08 08:02:51.176598-04','2025-04-08 08:02:51.176598-04','Get back','When do you get back from your trip?','Volve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et off</text:p>
          </table:table-cell>
          <table:table-cell table:style-name="ce1" office:value-type="string" calcext:value-type="string">
            <text:p>Bajar (de un transporte).</text:p>
          </table:table-cell>
          <table:table-cell table:style-name="ce2" office:value-type="string" calcext:value-type="string">
            <text:p>She got off the bus at the next stop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1];&quot;','&quot;;[.E111];&quot;','&quot;;[.A111];&quot;','&quot;;[.C111];&quot;','&quot;;[.B111];&quot;',1,'&quot;;[.D111];&quot;','PENDIENTE');&quot;)" office:value-type="string" office:string-value="INSERT INTO palabras(created_at,updated_at,palabra,frase,significado,level,categoria,status ) values('2025-04-08 08:02:51.176598-04','2025-04-08 08:02:51.176598-04','Get off','She got off the bus at the next stop.','Bajar (de un transporte).',1,'VERBO_COMPUESTO','PENDIENTE');" calcext:value-type="string">
            <text:p>INSERT INTO palabras(created_at,updated_at,palabra,frase,significado,level,categoria,status ) values('2025-04-08 08:02:51.176598-04','2025-04-08 08:02:51.176598-04','Get off','She got off the bus at the next stop.','Bajar (de un transporte)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et on</text:p>
          </table:table-cell>
          <table:table-cell table:style-name="ce1" office:value-type="string" calcext:value-type="string">
            <text:p>Subir (a un transporte).</text:p>
          </table:table-cell>
          <table:table-cell table:style-name="ce2" office:value-type="string" calcext:value-type="string">
            <text:p>I need to get on the train now, or I’ll be lat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2];&quot;','&quot;;[.E112];&quot;','&quot;;[.A112];&quot;','&quot;;[.C112];&quot;','&quot;;[.B112];&quot;',1,'&quot;;[.D112];&quot;','PENDIENTE');&quot;)" office:value-type="string" office:string-value="INSERT INTO palabras(created_at,updated_at,palabra,frase,significado,level,categoria,status ) values('2025-04-08 08:02:51.176598-04','2025-04-08 08:02:51.176598-04','Get on','I need to get on the train now, or I’ll be late.','Subir (a un transporte).',1,'VERBO_COMPUESTO','PENDIENTE');" calcext:value-type="string">
            <text:p>INSERT INTO palabras(created_at,updated_at,palabra,frase,significado,level,categoria,status ) values('2025-04-08 08:02:51.176598-04','2025-04-08 08:02:51.176598-04','Get on','I need to get on the train now, or I’ll be late.','Subir (a un transporte)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ive away</text:p>
          </table:table-cell>
          <table:table-cell table:style-name="ce1" office:value-type="string" calcext:value-type="string">
            <text:p>Regalar, dar algo sin pedir nada a cambio.</text:p>
          </table:table-cell>
          <table:table-cell table:style-name="ce2" office:value-type="string" calcext:value-type="string">
            <text:p>She gave away all her old clothes to charit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3];&quot;','&quot;;[.E113];&quot;','&quot;;[.A113];&quot;','&quot;;[.C113];&quot;','&quot;;[.B113];&quot;',1,'&quot;;[.D113];&quot;','PENDIENTE');&quot;)" office:value-type="string" office:string-value="INSERT INTO palabras(created_at,updated_at,palabra,frase,significado,level,categoria,status ) values('2025-04-08 08:02:51.176598-04','2025-04-08 08:02:51.176598-04','Give away','She gave away all her old clothes to charity.','Regalar, dar algo sin pedir nada a cambio.',1,'VERBO_COMPUESTO','PENDIENTE');" calcext:value-type="string">
            <text:p>INSERT INTO palabras(created_at,updated_at,palabra,frase,significado,level,categoria,status ) values('2025-04-08 08:02:51.176598-04','2025-04-08 08:02:51.176598-04','Give away','She gave away all her old clothes to charity.','Regalar, dar algo sin pedir nada a cambio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o out</text:p>
          </table:table-cell>
          <table:table-cell table:style-name="ce1" office:value-type="string" calcext:value-type="string">
            <text:p>Salir (a divertirse).</text:p>
          </table:table-cell>
          <table:table-cell table:style-name="ce2" office:value-type="string" calcext:value-type="string">
            <text:p>We’re going out for dinner tonigh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4];&quot;','&quot;;[.E114];&quot;','&quot;;[.A114];&quot;','&quot;;[.C114];&quot;','&quot;;[.B114];&quot;',1,'&quot;;[.D114];&quot;','PENDIENTE');&quot;)" office:value-type="string" office:string-value="INSERT INTO palabras(created_at,updated_at,palabra,frase,significado,level,categoria,status ) values('2025-04-08 08:02:51.176598-04','2025-04-08 08:02:51.176598-04','Go out','We’re going out for dinner tonight.','Salir (a divertirse).',1,'VERBO_COMPUESTO','PENDIENTE');" calcext:value-type="string">
            <text:p>INSERT INTO palabras(created_at,updated_at,palabra,frase,significado,level,categoria,status ) values('2025-04-08 08:02:51.176598-04','2025-04-08 08:02:51.176598-04','Go out','We’re going out for dinner tonight.','Salir (a divertirse).',1,'VERBO_COMPUESTO','PENDIENTE');</text:p>
          </table:table-cell>
        </table:table-row>
        <table:table-row table:style-name="ro1">
          <table:table-cell table:style-name="ce7" office:value-type="string" calcext:value-type="string">
            <text:p>Grow up</text:p>
          </table:table-cell>
          <table:table-cell table:style-name="ce1" office:value-type="string" calcext:value-type="string">
            <text:p>Crecer, madurar.</text:p>
          </table:table-cell>
          <table:table-cell table:style-name="ce2" office:value-type="string" calcext:value-type="string">
            <text:p>He grew up in a small town in the countrysid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5];&quot;','&quot;;[.E115];&quot;','&quot;;[.A115];&quot;','&quot;;[.C115];&quot;','&quot;;[.B115];&quot;',1,'&quot;;[.D115];&quot;','PENDIENTE');&quot;)" office:value-type="string" office:string-value="INSERT INTO palabras(created_at,updated_at,palabra,frase,significado,level,categoria,status ) values('2025-04-08 08:02:51.176598-04','2025-04-08 08:02:51.176598-04','Grow up','He grew up in a small town in the countryside.','Crecer, madurar.',1,'VERBO_COMPUESTO','PENDIENTE');" calcext:value-type="string">
            <text:p>INSERT INTO palabras(created_at,updated_at,palabra,frase,significado,level,categoria,status ) values('2025-04-08 08:02:51.176598-04','2025-04-08 08:02:51.176598-04','Grow up','He grew up in a small town in the countryside.','Crecer, madur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Hang out</text:p>
          </table:table-cell>
          <table:table-cell table:style-name="ce1" office:value-type="string" calcext:value-type="string">
            <text:p>Pasar el rato, socializar.</text:p>
          </table:table-cell>
          <table:table-cell table:style-name="ce2" office:value-type="string" calcext:value-type="string">
            <text:p>We used to hang out at the park every weekend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6];&quot;','&quot;;[.E116];&quot;','&quot;;[.A116];&quot;','&quot;;[.C116];&quot;','&quot;;[.B116];&quot;',1,'&quot;;[.D116];&quot;','PENDIENTE');&quot;)" office:value-type="string" office:string-value="INSERT INTO palabras(created_at,updated_at,palabra,frase,significado,level,categoria,status ) values('2025-04-08 08:02:51.176598-04','2025-04-08 08:02:51.176598-04','Hang out','We used to hang out at the park every weekend.','Pasar el rato, socializar.',1,'VERBO_COMPUESTO','PENDIENTE');" calcext:value-type="string">
            <text:p>INSERT INTO palabras(created_at,updated_at,palabra,frase,significado,level,categoria,status ) values('2025-04-08 08:02:51.176598-04','2025-04-08 08:02:51.176598-04','Hang out','We used to hang out at the park every weekend.','Pasar el rato, socializ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Hold up</text:p>
          </table:table-cell>
          <table:table-cell table:style-name="ce1" office:value-type="string" calcext:value-type="string">
            <text:p>Retrasar, atracar.</text:p>
          </table:table-cell>
          <table:table-cell table:style-name="ce2" office:value-type="string" calcext:value-type="string">
            <text:p>Sorry I’m late, I got held up at wor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7];&quot;','&quot;;[.E117];&quot;','&quot;;[.A117];&quot;','&quot;;[.C117];&quot;','&quot;;[.B117];&quot;',1,'&quot;;[.D117];&quot;','PENDIENTE');&quot;)" office:value-type="string" office:string-value="INSERT INTO palabras(created_at,updated_at,palabra,frase,significado,level,categoria,status ) values('2025-04-08 08:02:51.176598-04','2025-04-08 08:02:51.176598-04','Hold up','Sorry I’m late, I got held up at work.','Retrasar, atracar.',1,'VERBO_COMPUESTO','PENDIENTE');" calcext:value-type="string">
            <text:p>INSERT INTO palabras(created_at,updated_at,palabra,frase,significado,level,categoria,status ) values('2025-04-08 08:02:51.176598-04','2025-04-08 08:02:51.176598-04','Hold up','Sorry I’m late, I got held up at work.','Retrasar, atrac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Keep on</text:p>
          </table:table-cell>
          <table:table-cell table:style-name="ce1" office:value-type="string" calcext:value-type="string">
            <text:p>Continuar haciendo algo.</text:p>
          </table:table-cell>
          <table:table-cell table:style-name="ce2" office:value-type="string" calcext:value-type="string">
            <text:p>Keep on trying, you’ll get it eventuall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8];&quot;','&quot;;[.E118];&quot;','&quot;;[.A118];&quot;','&quot;;[.C118];&quot;','&quot;;[.B118];&quot;',1,'&quot;;[.D118];&quot;','PENDIENTE');&quot;)" office:value-type="string" office:string-value="INSERT INTO palabras(created_at,updated_at,palabra,frase,significado,level,categoria,status ) values('2025-04-08 08:02:51.176598-04','2025-04-08 08:02:51.176598-04','Keep on','Keep on trying, you’ll get it eventually.','Continuar haciendo algo.',1,'VERBO_COMPUESTO','PENDIENTE');" calcext:value-type="string">
            <text:p>INSERT INTO palabras(created_at,updated_at,palabra,frase,significado,level,categoria,status ) values('2025-04-08 08:02:51.176598-04','2025-04-08 08:02:51.176598-04','Keep on','Keep on trying, you’ll get it eventually.','Continuar haciendo algo.',1,'VERBO_COMPUESTO','PENDIENTE');</text:p>
          </table:table-cell>
        </table:table-row>
        <table:table-row table:style-name="ro1">
          <table:table-cell table:style-name="ce7" office:value-type="string" calcext:value-type="string">
            <text:p>Look down on</text:p>
          </table:table-cell>
          <table:table-cell table:style-name="ce1" office:value-type="string" calcext:value-type="string">
            <text:p>Mirar a alguien con desdén.</text:p>
          </table:table-cell>
          <table:table-cell table:style-name="ce2" office:value-type="string" calcext:value-type="string">
            <text:p>She looks down on people who don’t have a university degre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9];&quot;','&quot;;[.E119];&quot;','&quot;;[.A119];&quot;','&quot;;[.C119];&quot;','&quot;;[.B119];&quot;',1,'&quot;;[.D119];&quot;','PENDIENTE');&quot;)" office:value-type="string" office:string-value="INSERT INTO palabras(created_at,updated_at,palabra,frase,significado,level,categoria,status ) values('2025-04-08 08:02:51.176598-04','2025-04-08 08:02:51.176598-04','Look down on','She looks down on people who don’t have a university degree.','Mirar a alguien con desdén.',1,'VERBO_COMPUESTO','PENDIENTE');" calcext:value-type="string">
            <text:p>INSERT INTO palabras(created_at,updated_at,palabra,frase,significado,level,categoria,status ) values('2025-04-08 08:02:51.176598-04','2025-04-08 08:02:51.176598-04','Look down on','She looks down on people who don’t have a university degree.','Mirar a alguien con desdén.',1,'VERBO_COMPUESTO','PENDIENTE');</text:p>
          </table:table-cell>
        </table:table-row>
        <table:table-row table:style-name="ro1">
          <table:table-cell table:style-name="ce7" office:value-type="string" calcext:value-type="string">
            <text:p>Look for</text:p>
          </table:table-cell>
          <table:table-cell table:style-name="ce1" office:value-type="string" calcext:value-type="string">
            <text:p>Buscar.</text:p>
          </table:table-cell>
          <table:table-cell table:style-name="ce2" office:value-type="string" calcext:value-type="string">
            <text:p>I’m looking for my keys, have you seen them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0];&quot;','&quot;;[.E120];&quot;','&quot;;[.A120];&quot;','&quot;;[.C120];&quot;','&quot;;[.B120];&quot;',1,'&quot;;[.D120];&quot;','PENDIENTE');&quot;)" office:value-type="string" office:string-value="INSERT INTO palabras(created_at,updated_at,palabra,frase,significado,level,categoria,status ) values('2025-04-08 08:02:51.176598-04','2025-04-08 08:02:51.176598-04','Look for','I’m looking for my keys, have you seen them?','Buscar.',1,'VERBO_COMPUESTO','PENDIENTE');" calcext:value-type="string">
            <text:p>INSERT INTO palabras(created_at,updated_at,palabra,frase,significado,level,categoria,status ) values('2025-04-08 08:02:51.176598-04','2025-04-08 08:02:51.176598-04','Look for','I’m looking for my keys, have you seen them?','Busc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Look out</text:p>
          </table:table-cell>
          <table:table-cell table:style-name="ce1" office:value-type="string" calcext:value-type="string">
            <text:p>Tener cuidado.</text:p>
          </table:table-cell>
          <table:table-cell table:style-name="ce2" office:value-type="string" calcext:value-type="string">
            <text:p>Look out for the car! It’s coming fas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1];&quot;','&quot;;[.E121];&quot;','&quot;;[.A121];&quot;','&quot;;[.C121];&quot;','&quot;;[.B121];&quot;',1,'&quot;;[.D121];&quot;','PENDIENTE');&quot;)" office:value-type="string" office:string-value="INSERT INTO palabras(created_at,updated_at,palabra,frase,significado,level,categoria,status ) values('2025-04-08 08:02:51.176598-04','2025-04-08 08:02:51.176598-04','Look out','Look out for the car! It’s coming fast.','Tener cuidado.',1,'VERBO_COMPUESTO','PENDIENTE');" calcext:value-type="string">
            <text:p>INSERT INTO palabras(created_at,updated_at,palabra,frase,significado,level,categoria,status ) values('2025-04-08 08:02:51.176598-04','2025-04-08 08:02:51.176598-04','Look out','Look out for the car! It’s coming fast.','Tener cuidado.',1,'VERBO_COMPUESTO','PENDIENTE');</text:p>
          </table:table-cell>
        </table:table-row>
        <table:table-row table:style-name="ro1">
          <table:table-cell table:style-name="ce7" office:value-type="string" calcext:value-type="string">
            <text:p>Show up</text:p>
          </table:table-cell>
          <table:table-cell table:style-name="ce1" office:value-type="string" calcext:value-type="string">
            <text:p>Aparecer, presentarse.</text:p>
          </table:table-cell>
          <table:table-cell table:style-name="ce2" office:value-type="string" calcext:value-type="string">
            <text:p>He showed up late to the part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2];&quot;','&quot;;[.E122];&quot;','&quot;;[.A122];&quot;','&quot;;[.C122];&quot;','&quot;;[.B122];&quot;',1,'&quot;;[.D122];&quot;','PENDIENTE');&quot;)" office:value-type="string" office:string-value="INSERT INTO palabras(created_at,updated_at,palabra,frase,significado,level,categoria,status ) values('2025-04-08 08:02:51.176598-04','2025-04-08 08:02:51.176598-04','Show up','He showed up late to the party.','Aparecer, presentarse.',1,'VERBO_COMPUESTO','PENDIENTE');" calcext:value-type="string">
            <text:p>INSERT INTO palabras(created_at,updated_at,palabra,frase,significado,level,categoria,status ) values('2025-04-08 08:02:51.176598-04','2025-04-08 08:02:51.176598-04','Show up','He showed up late to the party.','Aparecer, presentarse.',1,'VERBO_COMPUESTO','PENDIENTE');</text:p>
          </table:table-cell>
        </table:table-row>
        <table:table-row table:style-name="ro1">
          <table:table-cell table:style-name="ce7" office:value-type="string" calcext:value-type="string">
            <text:p>Shut down</text:p>
          </table:table-cell>
          <table:table-cell table:style-name="ce1" office:value-type="string" calcext:value-type="string">
            <text:p>Cerrar (un negocio, sistema), detenerse.</text:p>
          </table:table-cell>
          <table:table-cell table:style-name="ce2" office:value-type="string" calcext:value-type="string">
            <text:p>The company shut down last year due to financial problem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3];&quot;','&quot;;[.E123];&quot;','&quot;;[.A123];&quot;','&quot;;[.C123];&quot;','&quot;;[.B123];&quot;',1,'&quot;;[.D123];&quot;','PENDIENTE');&quot;)" office:value-type="string" office:string-value="INSERT INTO palabras(created_at,updated_at,palabra,frase,significado,level,categoria,status ) values('2025-04-08 08:02:51.176598-04','2025-04-08 08:02:51.176598-04','Shut down','The company shut down last year due to financial problems.','Cerrar (un negocio, sistema), detenerse.',1,'VERBO_COMPUESTO','PENDIENTE');" calcext:value-type="string">
            <text:p>INSERT INTO palabras(created_at,updated_at,palabra,frase,significado,level,categoria,status ) values('2025-04-08 08:02:51.176598-04','2025-04-08 08:02:51.176598-04','Shut down','The company shut down last year due to financial problems.','Cerrar (un negocio, sistema), detenerse.',1,'VERBO_COMPUESTO','PENDIENTE');</text:p>
          </table:table-cell>
        </table:table-row>
        <table:table-row table:style-name="ro1">
          <table:table-cell table:style-name="ce7" office:value-type="string" calcext:value-type="string">
            <text:p>Wake up</text:p>
          </table:table-cell>
          <table:table-cell table:style-name="ce1" office:value-type="string" calcext:value-type="string">
            <text:p>Despertarse.</text:p>
          </table:table-cell>
          <table:table-cell table:style-name="ce2" office:value-type="string" calcext:value-type="string">
            <text:p>I wake up at 7 AM every da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4];&quot;','&quot;;[.E124];&quot;','&quot;;[.A124];&quot;','&quot;;[.C124];&quot;','&quot;;[.B124];&quot;',1,'&quot;;[.D124];&quot;','PENDIENTE');&quot;)" office:value-type="string" office:string-value="INSERT INTO palabras(created_at,updated_at,palabra,frase,significado,level,categoria,status ) values('2025-04-08 08:02:51.176598-04','2025-04-08 08:02:51.176598-04','Wake up','I wake up at 7 AM every day.','Despertarse.',1,'VERBO_COMPUESTO','PENDIENTE');" calcext:value-type="string">
            <text:p>INSERT INTO palabras(created_at,updated_at,palabra,frase,significado,level,categoria,status ) values('2025-04-08 08:02:51.176598-04','2025-04-08 08:02:51.176598-04','Wake up','I wake up at 7 AM every day.','Despertarse.',1,'VERBO_COMPUESTO','PENDIENTE');</text:p>
          </table:table-cell>
        </table:table-row>
        <table:table-row table:style-name="ro1">
          <table:table-cell table:style-name="ce7" office:value-type="string" calcext:value-type="string">
            <text:p>Wrap up</text:p>
          </table:table-cell>
          <table:table-cell table:style-name="ce1" office:value-type="string" calcext:value-type="string">
            <text:p>Concluir, finalizar.</text:p>
          </table:table-cell>
          <table:table-cell table:style-name="ce2" office:value-type="string" calcext:value-type="string">
            <text:p>Let’s wrap up this meeting, we’re running out of tim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5];&quot;','&quot;;[.E125];&quot;','&quot;;[.A125];&quot;','&quot;;[.C125];&quot;','&quot;;[.B125];&quot;',1,'&quot;;[.D125];&quot;','PENDIENTE');&quot;)" office:value-type="string" office:string-value="INSERT INTO palabras(created_at,updated_at,palabra,frase,significado,level,categoria,status ) values('2025-04-08 08:02:51.176598-04','2025-04-08 08:02:51.176598-04','Wrap up','Let’s wrap up this meeting, we’re running out of time.','Concluir, finalizar.',1,'VERBO_COMPUESTO','PENDIENTE');" calcext:value-type="string">
            <text:p>INSERT INTO palabras(created_at,updated_at,palabra,frase,significado,level,categoria,status ) values('2025-04-08 08:02:51.176598-04','2025-04-08 08:02:51.176598-04','Wrap up','Let’s wrap up this meeting, we’re running out of time.','Concluir, finaliz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Write down</text:p>
          </table:table-cell>
          <table:table-cell table:style-name="ce1" office:value-type="string" calcext:value-type="string">
            <text:p>Anotar.</text:p>
          </table:table-cell>
          <table:table-cell table:style-name="ce2" office:value-type="string" calcext:value-type="string">
            <text:p>Please write down your name and contact numbe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6];&quot;','&quot;;[.E126];&quot;','&quot;;[.A126];&quot;','&quot;;[.C126];&quot;','&quot;;[.B126];&quot;',1,'&quot;;[.D126];&quot;','PENDIENTE');&quot;)" office:value-type="string" office:string-value="INSERT INTO palabras(created_at,updated_at,palabra,frase,significado,level,categoria,status ) values('2025-04-08 08:02:51.176598-04','2025-04-08 08:02:51.176598-04','Write down','Please write down your name and contact number.','Anotar.',1,'VERBO_COMPUESTO','PENDIENTE');" calcext:value-type="string">
            <text:p>INSERT INTO palabras(created_at,updated_at,palabra,frase,significado,level,categoria,status ) values('2025-04-08 08:02:51.176598-04','2025-04-08 08:02:51.176598-04','Write down','Please write down your name and contact number.','Anot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Bring about</text:p>
          </table:table-cell>
          <table:table-cell table:style-name="ce1" office:value-type="string" calcext:value-type="string">
            <text:p>Causar, provocar.</text:p>
          </table:table-cell>
          <table:table-cell table:style-name="ce2" office:value-type="string" calcext:value-type="string">
            <text:p>The new law will bring about major change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7];&quot;','&quot;;[.E127];&quot;','&quot;;[.A127];&quot;','&quot;;[.C127];&quot;','&quot;;[.B127];&quot;',1,'&quot;;[.D127];&quot;','PENDIENTE');&quot;)" office:value-type="string" office:string-value="INSERT INTO palabras(created_at,updated_at,palabra,frase,significado,level,categoria,status ) values('2025-04-08 08:02:51.176598-04','2025-04-08 08:02:51.176598-04','Bring about','The new law will bring about major changes.','Causar, provocar.',1,'VERBO_COMPUESTO','PENDIENTE');" calcext:value-type="string">
            <text:p>INSERT INTO palabras(created_at,updated_at,palabra,frase,significado,level,categoria,status ) values('2025-04-08 08:02:51.176598-04','2025-04-08 08:02:51.176598-04','Bring about','The new law will bring about major changes.','Causar, provocar.',1,'VERBO_COMPUESTO','PENDIENTE');</text:p>
          </table:table-cell>
        </table:table-row>
        <table:table-row table:style-name="ro1">
          <table:table-cell table:style-name="ce7" office:value-type="string" calcext:value-type="string">
            <text:p>Call back</text:p>
          </table:table-cell>
          <table:table-cell table:style-name="ce1" office:value-type="string" calcext:value-type="string">
            <text:p>Devolver la llamada.</text:p>
          </table:table-cell>
          <table:table-cell table:style-name="ce2" office:value-type="string" calcext:value-type="string">
            <text:p>I missed your call, I’ll call you back late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28];&quot;','&quot;;[.E128];&quot;','&quot;;[.A128];&quot;','&quot;;[.C128];&quot;','&quot;;[.B128];&quot;',1,'&quot;;[.D128];&quot;','PENDIENTE');&quot;)" office:value-type="string" office:string-value="INSERT INTO palabras(created_at,updated_at,palabra,frase,significado,level,categoria,status ) values('2025-04-08 08:02:51.176598-04','2025-04-08 08:02:51.176598-04','Call back','I missed your call, I’ll call you back later.','Devolver la llamada.',1,'VERBO_COMPUESTO','PENDIENTE');" calcext:value-type="string">
            <text:p>INSERT INTO palabras(created_at,updated_at,palabra,frase,significado,level,categoria,status ) values('2025-04-08 08:02:51.176598-04','2025-04-08 08:02:51.176598-04','Call back','I missed your call, I’ll call you back later.','Devolver la llamada.',1,'VERBO_COMPUESTO','PENDIENTE');</text:p>
          </table:table-cell>
        </table:table-row>
        <table:table-row table:style-name="ro1" table:number-rows-repeated="104844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Hoja1.A59:Hoja1.A100">
            <calcext:condition calcext:apply-style-name="Error" calcext:value="duplicate" calcext:base-cell-address="Hoja1.A59"/>
          </calcext:conditional-format>
          <calcext:conditional-format calcext:target-range-address="Hoja1.A1:Hoja1.A1048576">
            <calcext:condition calcext:apply-style-name="Warning" calcext:value="duplicate" calcext:base-cell-address="Hoja1.A1"/>
          </calcext:conditional-format>
        </calcext:conditional-formats>
      </table:table>
      <table:table table:name="Hoja2" table:style-name="ta1"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table:style-name="ce11" office:value-type="string" calcext:value-type="string">
            <text:p>Phrasal Verb</text:p>
          </table:table-cell>
          <table:table-cell table:style-name="ce9" office:value-type="string" calcext:value-type="string">
            <text:p>Significado</text:p>
          </table:table-cell>
          <table:table-cell table:style-name="ce9" office:value-type="string" calcext:value-type="string">
            <text:p>Ejemplo en contexto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sk out</text:p>
          </table:table-cell>
          <table:table-cell table:style-name="ce1" office:value-type="string" calcext:value-type="string">
            <text:p>Invitar a alguien a salir.</text:p>
          </table:table-cell>
          <table:table-cell table:style-name="ce2" office:value-type="string" calcext:value-type="string">
            <text:p>He asked her out to dinner last nigh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reak up</text:p>
          </table:table-cell>
          <table:table-cell table:style-name="ce1" office:value-type="string" calcext:value-type="string">
            <text:p>Romper una relación.</text:p>
          </table:table-cell>
          <table:table-cell table:style-name="ce2" office:value-type="string" calcext:value-type="string">
            <text:p>They decided to break up after five years togeth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ring up</text:p>
          </table:table-cell>
          <table:table-cell table:style-name="ce1" office:value-type="string" calcext:value-type="string">
            <text:p>Mencionar, sacar un tema.</text:p>
          </table:table-cell>
          <table:table-cell table:style-name="ce2" office:value-type="string" calcext:value-type="string">
            <text:p>She brought up an interesting point during the meet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all off</text:p>
          </table:table-cell>
          <table:table-cell table:style-name="ce1" office:value-type="string" calcext:value-type="string">
            <text:p>Cancelar.</text:p>
          </table:table-cell>
          <table:table-cell table:style-name="ce2" office:value-type="string" calcext:value-type="string">
            <text:p>The event was called off due to bad weath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arry on</text:p>
          </table:table-cell>
          <table:table-cell table:style-name="ce1" office:value-type="string" calcext:value-type="string">
            <text:p>Continuar.</text:p>
          </table:table-cell>
          <table:table-cell table:style-name="ce2" office:value-type="string" calcext:value-type="string">
            <text:p>She carried on working after the break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atch up</text:p>
          </table:table-cell>
          <table:table-cell table:style-name="ce1" office:value-type="string" calcext:value-type="string">
            <text:p>Ponerse al día.</text:p>
          </table:table-cell>
          <table:table-cell table:style-name="ce2" office:value-type="string" calcext:value-type="string">
            <text:p>I need to catch up on my email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heck in</text:p>
          </table:table-cell>
          <table:table-cell table:style-name="ce1" office:value-type="string" calcext:value-type="string">
            <text:p>Registrarse.</text:p>
          </table:table-cell>
          <table:table-cell table:style-name="ce2" office:value-type="string" calcext:value-type="string">
            <text:p>We checked in at the hotel around 3 PM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heck out</text:p>
          </table:table-cell>
          <table:table-cell table:style-name="ce1" office:value-type="string" calcext:value-type="string">
            <text:p>Revisar, abandonar (el hotel).</text:p>
          </table:table-cell>
          <table:table-cell table:style-name="ce2" office:value-type="string" calcext:value-type="string">
            <text:p>I’ll check out the details lat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ome up with</text:p>
          </table:table-cell>
          <table:table-cell table:style-name="ce1" office:value-type="string" calcext:value-type="string">
            <text:p>Pensar en algo, idear algo.</text:p>
          </table:table-cell>
          <table:table-cell table:style-name="ce2" office:value-type="string" calcext:value-type="string">
            <text:p>He came up with a new solution to the problem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ut off</text:p>
          </table:table-cell>
          <table:table-cell table:style-name="ce1" office:value-type="string" calcext:value-type="string">
            <text:p>Cortar, interrumpir.</text:p>
          </table:table-cell>
          <table:table-cell table:style-name="ce2" office:value-type="string" calcext:value-type="string">
            <text:p>The phone call was cut off in the middle of the conversation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o over</text:p>
          </table:table-cell>
          <table:table-cell table:style-name="ce1" office:value-type="string" calcext:value-type="string">
            <text:p>Hacer de nuevo.</text:p>
          </table:table-cell>
          <table:table-cell table:style-name="ce2" office:value-type="string" calcext:value-type="string">
            <text:p>I didn’t like my painting, so I’m going to do it ov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rop by</text:p>
          </table:table-cell>
          <table:table-cell table:style-name="ce1" office:value-type="string" calcext:value-type="string">
            <text:p>Pasar por, visitar brevemente.</text:p>
          </table:table-cell>
          <table:table-cell table:style-name="ce2" office:value-type="string" calcext:value-type="string">
            <text:p>I’ll drop by your office tomorrow morn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rop off</text:p>
          </table:table-cell>
          <table:table-cell table:style-name="ce1" office:value-type="string" calcext:value-type="string">
            <text:p>Dejar a alguien en algún lugar.</text:p>
          </table:table-cell>
          <table:table-cell table:style-name="ce2" office:value-type="string" calcext:value-type="string">
            <text:p>Can you drop me off at the airport?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l out</text:p>
          </table:table-cell>
          <table:table-cell table:style-name="ce1" office:value-type="string" calcext:value-type="string">
            <text:p>Rellenar (formularios).</text:p>
          </table:table-cell>
          <table:table-cell table:style-name="ce2" office:value-type="string" calcext:value-type="string">
            <text:p>Please fill out this form before the appointmen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nd out</text:p>
          </table:table-cell>
          <table:table-cell table:style-name="ce1" office:value-type="string" calcext:value-type="string">
            <text:p>Descubrir.</text:p>
          </table:table-cell>
          <table:table-cell table:style-name="ce2" office:value-type="string" calcext:value-type="string">
            <text:p>I need to find out what time the meeting start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along</text:p>
          </table:table-cell>
          <table:table-cell table:style-name="ce1" office:value-type="string" calcext:value-type="string">
            <text:p>Llevarse bien con alguien.</text:p>
          </table:table-cell>
          <table:table-cell table:style-name="ce2" office:value-type="string" calcext:value-type="string">
            <text:p>They get along very well with their neighbor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around</text:p>
          </table:table-cell>
          <table:table-cell table:style-name="ce1" office:value-type="string" calcext:value-type="string">
            <text:p>Moverse, desplazarse.</text:p>
          </table:table-cell>
          <table:table-cell table:style-name="ce2" office:value-type="string" calcext:value-type="string">
            <text:p>We got around the city by subwa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away</text:p>
          </table:table-cell>
          <table:table-cell table:style-name="ce1" office:value-type="string" calcext:value-type="string">
            <text:p>Escaparse, irse de vacaciones.</text:p>
          </table:table-cell>
          <table:table-cell table:style-name="ce2" office:value-type="string" calcext:value-type="string">
            <text:p>We’re planning to get away next weekend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back</text:p>
          </table:table-cell>
          <table:table-cell table:style-name="ce1" office:value-type="string" calcext:value-type="string">
            <text:p>Volver.</text:p>
          </table:table-cell>
          <table:table-cell table:style-name="ce2" office:value-type="string" calcext:value-type="string">
            <text:p>When do you get back from your trip?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by</text:p>
          </table:table-cell>
          <table:table-cell table:style-name="ce1" office:value-type="string" calcext:value-type="string">
            <text:p>Arreglárselas, sobrevivir.</text:p>
          </table:table-cell>
          <table:table-cell table:style-name="ce2" office:value-type="string" calcext:value-type="string">
            <text:p>We’re struggling, but we get by with our saving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off</text:p>
          </table:table-cell>
          <table:table-cell table:style-name="ce1" office:value-type="string" calcext:value-type="string">
            <text:p>Bajar (de un transporte).</text:p>
          </table:table-cell>
          <table:table-cell table:style-name="ce2" office:value-type="string" calcext:value-type="string">
            <text:p>She got off the bus at the next stop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t on</text:p>
          </table:table-cell>
          <table:table-cell table:style-name="ce1" office:value-type="string" calcext:value-type="string">
            <text:p>Subir (a un transporte).</text:p>
          </table:table-cell>
          <table:table-cell table:style-name="ce2" office:value-type="string" calcext:value-type="string">
            <text:p>I need to get on the train now, or I’ll be lat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ive away</text:p>
          </table:table-cell>
          <table:table-cell table:style-name="ce1" office:value-type="string" calcext:value-type="string">
            <text:p>Regalar, dar algo sin pedir nada a cambio.</text:p>
          </table:table-cell>
          <table:table-cell table:style-name="ce2" office:value-type="string" calcext:value-type="string">
            <text:p>She gave away all her old clothes to charit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ive up</text:p>
          </table:table-cell>
          <table:table-cell table:style-name="ce1" office:value-type="string" calcext:value-type="string">
            <text:p>Rendirse, dejar de hacer algo.</text:p>
          </table:table-cell>
          <table:table-cell table:style-name="ce2" office:value-type="string" calcext:value-type="string">
            <text:p>He gave up playing guitar after five year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o on</text:p>
          </table:table-cell>
          <table:table-cell table:style-name="ce1" office:value-type="string" calcext:value-type="string">
            <text:p>Continuar.</text:p>
          </table:table-cell>
          <table:table-cell table:style-name="ce2" office:value-type="string" calcext:value-type="string">
            <text:p>The show must go on, no matter wha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o out</text:p>
          </table:table-cell>
          <table:table-cell table:style-name="ce1" office:value-type="string" calcext:value-type="string">
            <text:p>Salir (a divertirse).</text:p>
          </table:table-cell>
          <table:table-cell table:style-name="ce2" office:value-type="string" calcext:value-type="string">
            <text:p>We’re going out for dinner tonigh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o over</text:p>
          </table:table-cell>
          <table:table-cell table:style-name="ce1" office:value-type="string" calcext:value-type="string">
            <text:p>Repasar, revisar.</text:p>
          </table:table-cell>
          <table:table-cell table:style-name="ce2" office:value-type="string" calcext:value-type="string">
            <text:p>Let’s go over the plan again before the meet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row up</text:p>
          </table:table-cell>
          <table:table-cell table:style-name="ce1" office:value-type="string" calcext:value-type="string">
            <text:p>Crecer, madurar.</text:p>
          </table:table-cell>
          <table:table-cell table:style-name="ce2" office:value-type="string" calcext:value-type="string">
            <text:p>He grew up in a small town in the countrysid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Hang out</text:p>
          </table:table-cell>
          <table:table-cell table:style-name="ce1" office:value-type="string" calcext:value-type="string">
            <text:p>Pasar el rato, socializar.</text:p>
          </table:table-cell>
          <table:table-cell table:style-name="ce2" office:value-type="string" calcext:value-type="string">
            <text:p>We used to hang out at the park every weekend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Hold on</text:p>
          </table:table-cell>
          <table:table-cell table:style-name="ce1" office:value-type="string" calcext:value-type="string">
            <text:p>Esperar, sostener.</text:p>
          </table:table-cell>
          <table:table-cell table:style-name="ce2" office:value-type="string" calcext:value-type="string">
            <text:p>Hold on a minute, I’ll be right ther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Hold up</text:p>
          </table:table-cell>
          <table:table-cell table:style-name="ce1" office:value-type="string" calcext:value-type="string">
            <text:p>Retrasar, atracar.</text:p>
          </table:table-cell>
          <table:table-cell table:style-name="ce2" office:value-type="string" calcext:value-type="string">
            <text:p>Sorry I’m late, I got held up at work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Keep on</text:p>
          </table:table-cell>
          <table:table-cell table:style-name="ce1" office:value-type="string" calcext:value-type="string">
            <text:p>Continuar haciendo algo.</text:p>
          </table:table-cell>
          <table:table-cell table:style-name="ce2" office:value-type="string" calcext:value-type="string">
            <text:p>Keep on trying, you’ll get it eventuall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ok after</text:p>
          </table:table-cell>
          <table:table-cell table:style-name="ce1" office:value-type="string" calcext:value-type="string">
            <text:p>Cuidar de alguien o algo.</text:p>
          </table:table-cell>
          <table:table-cell table:style-name="ce2" office:value-type="string" calcext:value-type="string">
            <text:p>I’ll look after the kids while you’re awa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ok down on</text:p>
          </table:table-cell>
          <table:table-cell table:style-name="ce1" office:value-type="string" calcext:value-type="string">
            <text:p>Mirar a alguien con desdén.</text:p>
          </table:table-cell>
          <table:table-cell table:style-name="ce2" office:value-type="string" calcext:value-type="string">
            <text:p>She looks down on people who don’t have a university degre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ok for</text:p>
          </table:table-cell>
          <table:table-cell table:style-name="ce1" office:value-type="string" calcext:value-type="string">
            <text:p>Buscar.</text:p>
          </table:table-cell>
          <table:table-cell table:style-name="ce2" office:value-type="string" calcext:value-type="string">
            <text:p>I’m looking for my keys, have you seen them?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Look forward to</text:p>
          </table:table-cell>
          <table:table-cell table:style-name="ce1" office:value-type="string" calcext:value-type="string">
            <text:p>Esperar con ansias.</text:p>
          </table:table-cell>
          <table:table-cell table:style-name="ce2" office:value-type="string" calcext:value-type="string">
            <text:p>I’m really looking forward to the weekend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ok out</text:p>
          </table:table-cell>
          <table:table-cell table:style-name="ce1" office:value-type="string" calcext:value-type="string">
            <text:p>Tener cuidado.</text:p>
          </table:table-cell>
          <table:table-cell table:style-name="ce2" office:value-type="string" calcext:value-type="string">
            <text:p>Look out for the car! It’s coming fas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ok up</text:p>
          </table:table-cell>
          <table:table-cell table:style-name="ce1" office:value-type="string" calcext:value-type="string">
            <text:p>Buscar información, mirar hacia arriba.</text:p>
          </table:table-cell>
          <table:table-cell table:style-name="ce2" office:value-type="string" calcext:value-type="string">
            <text:p>I’ll look up the address for you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ke out</text:p>
          </table:table-cell>
          <table:table-cell table:style-name="ce1" office:value-type="string" calcext:value-type="string">
            <text:p>Distinguir, entender.</text:p>
          </table:table-cell>
          <table:table-cell table:style-name="ce2" office:value-type="string" calcext:value-type="string">
            <text:p>I can’t make out what she’s say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ke up</text:p>
          </table:table-cell>
          <table:table-cell table:style-name="ce1" office:value-type="string" calcext:value-type="string">
            <text:p>Inventar, reconciliarse.</text:p>
          </table:table-cell>
          <table:table-cell table:style-name="ce2" office:value-type="string" calcext:value-type="string">
            <text:p>They made up after their argumen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ick up</text:p>
          </table:table-cell>
          <table:table-cell table:style-name="ce1" office:value-type="string" calcext:value-type="string">
            <text:p>Recoger, aprender algo.</text:p>
          </table:table-cell>
          <table:table-cell table:style-name="ce2" office:value-type="string" calcext:value-type="string">
            <text:p>Can you pick up some milk on your way home?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ick out</text:p>
          </table:table-cell>
          <table:table-cell table:style-name="ce1" office:value-type="string" calcext:value-type="string">
            <text:p>Elegir, seleccionar.</text:p>
          </table:table-cell>
          <table:table-cell table:style-name="ce2" office:value-type="string" calcext:value-type="string">
            <text:p>She picked out a beautiful dress for the wedd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ut off</text:p>
          </table:table-cell>
          <table:table-cell table:style-name="ce1" office:value-type="string" calcext:value-type="string">
            <text:p>Posponer.</text:p>
          </table:table-cell>
          <table:table-cell table:style-name="ce2" office:value-type="string" calcext:value-type="string">
            <text:p>We had to put off the meeting until next week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ut up with</text:p>
          </table:table-cell>
          <table:table-cell table:style-name="ce1" office:value-type="string" calcext:value-type="string">
            <text:p>Soportar, tolerar.</text:p>
          </table:table-cell>
          <table:table-cell table:style-name="ce2" office:value-type="string" calcext:value-type="string">
            <text:p>I can’t put up with his rude behavior anymor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un into</text:p>
          </table:table-cell>
          <table:table-cell table:style-name="ce1" office:value-type="string" calcext:value-type="string">
            <text:p>Encontrarse con alguien por casualidad.</text:p>
          </table:table-cell>
          <table:table-cell table:style-name="ce2" office:value-type="string" calcext:value-type="string">
            <text:p>I ran into an old friend at the supermarke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un out of</text:p>
          </table:table-cell>
          <table:table-cell table:style-name="ce1" office:value-type="string" calcext:value-type="string">
            <text:p>Quedarse sin algo.</text:p>
          </table:table-cell>
          <table:table-cell table:style-name="ce2" office:value-type="string" calcext:value-type="string">
            <text:p>We ran out of milk, can you buy some?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et up</text:p>
          </table:table-cell>
          <table:table-cell table:style-name="ce1" office:value-type="string" calcext:value-type="string">
            <text:p>Establecer, montar (un negocio, una reunión).</text:p>
          </table:table-cell>
          <table:table-cell table:style-name="ce2" office:value-type="string" calcext:value-type="string">
            <text:p>She set up a meeting for tomorrow morning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how up</text:p>
          </table:table-cell>
          <table:table-cell table:style-name="ce1" office:value-type="string" calcext:value-type="string">
            <text:p>Aparecer, presentarse.</text:p>
          </table:table-cell>
          <table:table-cell table:style-name="ce2" office:value-type="string" calcext:value-type="string">
            <text:p>He showed up late to the part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hut down</text:p>
          </table:table-cell>
          <table:table-cell table:style-name="ce1" office:value-type="string" calcext:value-type="string">
            <text:p>Cerrar (un negocio, sistema), detenerse.</text:p>
          </table:table-cell>
          <table:table-cell table:style-name="ce2" office:value-type="string" calcext:value-type="string">
            <text:p>The company shut down last year due to financial problem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ake off</text:p>
          </table:table-cell>
          <table:table-cell table:style-name="ce1" office:value-type="string" calcext:value-type="string">
            <text:p>Despegar (avión), quitarse (ropa).</text:p>
          </table:table-cell>
          <table:table-cell table:style-name="ce2" office:value-type="string" calcext:value-type="string">
            <text:p>The plane took off at 10 AM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ake over</text:p>
          </table:table-cell>
          <table:table-cell table:style-name="ce1" office:value-type="string" calcext:value-type="string">
            <text:p>Tomar el control, encargarse de algo.</text:p>
          </table:table-cell>
          <table:table-cell table:style-name="ce2" office:value-type="string" calcext:value-type="string">
            <text:p>She’ll take over the project after John leave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ake up</text:p>
          </table:table-cell>
          <table:table-cell table:style-name="ce1" office:value-type="string" calcext:value-type="string">
            <text:p>Comenzar a hacer algo (hobby, deporte).</text:p>
          </table:table-cell>
          <table:table-cell table:style-name="ce2" office:value-type="string" calcext:value-type="string">
            <text:p>I took up swimming last year and love i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urn down</text:p>
          </table:table-cell>
          <table:table-cell table:style-name="ce1" office:value-type="string" calcext:value-type="string">
            <text:p>Rechazar, bajar el volumen.</text:p>
          </table:table-cell>
          <table:table-cell table:style-name="ce2" office:value-type="string" calcext:value-type="string">
            <text:p>She turned down the job off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urn up</text:p>
          </table:table-cell>
          <table:table-cell table:style-name="ce1" office:value-type="string" calcext:value-type="string">
            <text:p>Aparecer, llegar (a veces inesperadamente).</text:p>
          </table:table-cell>
          <table:table-cell table:style-name="ce2" office:value-type="string" calcext:value-type="string">
            <text:p>I wasn’t expecting her to turn up at the part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Wake up</text:p>
          </table:table-cell>
          <table:table-cell table:style-name="ce1" office:value-type="string" calcext:value-type="string">
            <text:p>Despertarse.</text:p>
          </table:table-cell>
          <table:table-cell table:style-name="ce2" office:value-type="string" calcext:value-type="string">
            <text:p>I wake up at 7 AM every day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Watch out</text:p>
          </table:table-cell>
          <table:table-cell table:style-name="ce1" office:value-type="string" calcext:value-type="string">
            <text:p>Tener cuidado.</text:p>
          </table:table-cell>
          <table:table-cell table:style-name="ce2" office:value-type="string" calcext:value-type="string">
            <text:p>Watch out for the wet floor!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Work out</text:p>
          </table:table-cell>
          <table:table-cell table:style-name="ce1" office:value-type="string" calcext:value-type="string">
            <text:p>Ejercitarse, resolver (un problema).</text:p>
          </table:table-cell>
          <table:table-cell table:style-name="ce2" office:value-type="string" calcext:value-type="string">
            <text:p>I usually work out at the gym after work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Wrap up</text:p>
          </table:table-cell>
          <table:table-cell table:style-name="ce1" office:value-type="string" calcext:value-type="string">
            <text:p>Concluir, finalizar.</text:p>
          </table:table-cell>
          <table:table-cell table:style-name="ce2" office:value-type="string" calcext:value-type="string">
            <text:p>Let’s wrap up this meeting, we’re running out of time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Write down</text:p>
          </table:table-cell>
          <table:table-cell table:style-name="ce1" office:value-type="string" calcext:value-type="string">
            <text:p>Anotar.</text:p>
          </table:table-cell>
          <table:table-cell table:style-name="ce2" office:value-type="string" calcext:value-type="string">
            <text:p>Please write down your name and contact numb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reak into</text:p>
          </table:table-cell>
          <table:table-cell table:style-name="ce1" office:value-type="string" calcext:value-type="string">
            <text:p>Entrar a la fuerza.</text:p>
          </table:table-cell>
          <table:table-cell table:style-name="ce2" office:value-type="string" calcext:value-type="string">
            <text:p>The thief broke into the house last night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ring about</text:p>
          </table:table-cell>
          <table:table-cell table:style-name="ce1" office:value-type="string" calcext:value-type="string">
            <text:p>Causar, provocar.</text:p>
          </table:table-cell>
          <table:table-cell table:style-name="ce2" office:value-type="string" calcext:value-type="string">
            <text:p>The new law will bring about major changes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all back</text:p>
          </table:table-cell>
          <table:table-cell table:style-name="ce1" office:value-type="string" calcext:value-type="string">
            <text:p>Devolver la llamada.</text:p>
          </table:table-cell>
          <table:table-cell table:style-name="ce2" office:value-type="string" calcext:value-type="string">
            <text:p>I missed your call, I’ll call you back later.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reak down</text:p>
          </table:table-cell>
          <table:table-cell table:style-name="ce1" office:value-type="string" calcext:value-type="string">
            <text:p>Romperse, descomponerse (vehículo, equipo).</text:p>
          </table:table-cell>
          <table:table-cell table:style-name="ce2" office:value-type="string" calcext:value-type="string">
            <text:p>The car broke down in the middle of the highwa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4];&quot;','&quot;;[.E64];&quot;','&quot;;[.A64];&quot;','&quot;;[.C64];&quot;','&quot;;[.B64];&quot;',1,'&quot;;[.D64];&quot;','PENDIENTE');&quot;)" office:value-type="string" office:string-value="INSERT INTO palabras(created_at,updated_at,palabra,frase,significado,level,categoria,status ) values('2025-04-08 08:02:51.176598-04','2025-04-08 08:02:51.176598-04','Break down','The car broke down in the middle of the highway.','Romperse, descomponerse (vehículo, equipo).',1,'VERBO_COMPUESTO','PENDIENTE');" calcext:value-type="string">
            <text:p>INSERT INTO palabras(created_at,updated_at,palabra,frase,significado,level,categoria,status ) values('2025-04-08 08:02:51.176598-04','2025-04-08 08:02:51.176598-04','Break down','The car broke down in the middle of the highway.','Romperse, descomponerse (vehículo, equipo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Break in</text:p>
          </table:table-cell>
          <table:table-cell table:style-name="ce1" office:value-type="string" calcext:value-type="string">
            <text:p>Forzar la entrada.</text:p>
          </table:table-cell>
          <table:table-cell table:style-name="ce2" office:value-type="string" calcext:value-type="string">
            <text:p>Someone broke in while we were on vac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5];&quot;','&quot;;[.E65];&quot;','&quot;;[.A65];&quot;','&quot;;[.C65];&quot;','&quot;;[.B65];&quot;',1,'&quot;;[.D65];&quot;','PENDIENTE');&quot;)" office:value-type="string" office:string-value="INSERT INTO palabras(created_at,updated_at,palabra,frase,significado,level,categoria,status ) values('2025-04-08 08:02:51.176598-04','2025-04-08 08:02:51.176598-04','Break in','Someone broke in while we were on vacation.','Forzar la entrada.',1,'VERBO_COMPUESTO','PENDIENTE');" calcext:value-type="string">
            <text:p>INSERT INTO palabras(created_at,updated_at,palabra,frase,significado,level,categoria,status ) values('2025-04-08 08:02:51.176598-04','2025-04-08 08:02:51.176598-04','Break in','Someone broke in while we were on vacation.','Forzar la entrada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Bring in</text:p>
          </table:table-cell>
          <table:table-cell table:style-name="ce1" office:value-type="string" calcext:value-type="string">
            <text:p>Introducir, traer.</text:p>
          </table:table-cell>
          <table:table-cell table:style-name="ce2" office:value-type="string" calcext:value-type="string">
            <text:p>They brought in a new system to improve efficiency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6];&quot;','&quot;;[.E66];&quot;','&quot;;[.A66];&quot;','&quot;;[.C66];&quot;','&quot;;[.B66];&quot;',1,'&quot;;[.D66];&quot;','PENDIENTE');&quot;)" office:value-type="string" office:string-value="INSERT INTO palabras(created_at,updated_at,palabra,frase,significado,level,categoria,status ) values('2025-04-08 08:02:51.176598-04','2025-04-08 08:02:51.176598-04','Bring in','They brought in a new system to improve efficiency.','Introducir, traer.',1,'VERBO_COMPUESTO','PENDIENTE');" calcext:value-type="string">
            <text:p>INSERT INTO palabras(created_at,updated_at,palabra,frase,significado,level,categoria,status ) values('2025-04-08 08:02:51.176598-04','2025-04-08 08:02:51.176598-04','Bring in','They brought in a new system to improve efficiency.','Introducir, tra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Bring out</text:p>
          </table:table-cell>
          <table:table-cell table:style-name="ce1" office:value-type="string" calcext:value-type="string">
            <text:p>Sacar a la luz, resaltar.</text:p>
          </table:table-cell>
          <table:table-cell table:style-name="ce2" office:value-type="string" calcext:value-type="string">
            <text:p>The artist brought out a new painting last wee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7];&quot;','&quot;;[.E67];&quot;','&quot;;[.A67];&quot;','&quot;;[.C67];&quot;','&quot;;[.B67];&quot;',1,'&quot;;[.D67];&quot;','PENDIENTE');&quot;)" office:value-type="string" office:string-value="INSERT INTO palabras(created_at,updated_at,palabra,frase,significado,level,categoria,status ) values('2025-04-08 08:02:51.176598-04','2025-04-08 08:02:51.176598-04','Bring out','The artist brought out a new painting last week.','Sacar a la luz, resaltar.',1,'VERBO_COMPUESTO','PENDIENTE');" calcext:value-type="string">
            <text:p>INSERT INTO palabras(created_at,updated_at,palabra,frase,significado,level,categoria,status ) values('2025-04-08 08:02:51.176598-04','2025-04-08 08:02:51.176598-04','Bring out','The artist brought out a new painting last week.','Sacar a la luz, resalt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all for</text:p>
          </table:table-cell>
          <table:table-cell table:style-name="ce1" office:value-type="string" calcext:value-type="string">
            <text:p>Exigir, requerir.</text:p>
          </table:table-cell>
          <table:table-cell table:style-name="ce2" office:value-type="string" calcext:value-type="string">
            <text:p>The situation calls for immediate ac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8];&quot;','&quot;;[.E68];&quot;','&quot;;[.A68];&quot;','&quot;;[.C68];&quot;','&quot;;[.B68];&quot;',1,'&quot;;[.D68];&quot;','PENDIENTE');&quot;)" office:value-type="string" office:string-value="INSERT INTO palabras(created_at,updated_at,palabra,frase,significado,level,categoria,status ) values('2025-04-08 08:02:51.176598-04','2025-04-08 08:02:51.176598-04','Call for','The situation calls for immediate action.','Exigir, requerir.',1,'VERBO_COMPUESTO','PENDIENTE');" calcext:value-type="string">
            <text:p>INSERT INTO palabras(created_at,updated_at,palabra,frase,significado,level,categoria,status ) values('2025-04-08 08:02:51.176598-04','2025-04-08 08:02:51.176598-04','Call for','The situation calls for immediate action.','Exigir, requer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all in</text:p>
          </table:table-cell>
          <table:table-cell table:style-name="ce1" office:value-type="string" calcext:value-type="string">
            <text:p>Llamar (a una persona para pedir ayuda).</text:p>
          </table:table-cell>
          <table:table-cell table:style-name="ce2" office:value-type="string" calcext:value-type="string">
            <text:p>We had to call in a technician to fix the issu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69];&quot;','&quot;;[.E69];&quot;','&quot;;[.A69];&quot;','&quot;;[.C69];&quot;','&quot;;[.B69];&quot;',1,'&quot;;[.D69];&quot;','PENDIENTE');&quot;)" office:value-type="string" office:string-value="INSERT INTO palabras(created_at,updated_at,palabra,frase,significado,level,categoria,status ) values('2025-04-08 08:02:51.176598-04','2025-04-08 08:02:51.176598-04','Call in','We had to call in a technician to fix the issue.','Llamar (a una persona para pedir ayuda).',1,'VERBO_COMPUESTO','PENDIENTE');" calcext:value-type="string">
            <text:p>INSERT INTO palabras(created_at,updated_at,palabra,frase,significado,level,categoria,status ) values('2025-04-08 08:02:51.176598-04','2025-04-08 08:02:51.176598-04','Call in','We had to call in a technician to fix the issue.','Llamar (a una persona para pedir ayuda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ome across</text:p>
          </table:table-cell>
          <table:table-cell table:style-name="ce1" office:value-type="string" calcext:value-type="string">
            <text:p>Encontrarse con algo por casualidad.</text:p>
          </table:table-cell>
          <table:table-cell table:style-name="ce2" office:value-type="string" calcext:value-type="string">
            <text:p>I came across an interesting article onlin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0];&quot;','&quot;;[.E70];&quot;','&quot;;[.A70];&quot;','&quot;;[.C70];&quot;','&quot;;[.B70];&quot;',1,'&quot;;[.D70];&quot;','PENDIENTE');&quot;)" office:value-type="string" office:string-value="INSERT INTO palabras(created_at,updated_at,palabra,frase,significado,level,categoria,status ) values('2025-04-08 08:02:51.176598-04','2025-04-08 08:02:51.176598-04','Come across','I came across an interesting article online.','Encontrarse con algo por casualidad.',1,'VERBO_COMPUESTO','PENDIENTE');" calcext:value-type="string">
            <text:p>INSERT INTO palabras(created_at,updated_at,palabra,frase,significado,level,categoria,status ) values('2025-04-08 08:02:51.176598-04','2025-04-08 08:02:51.176598-04','Come across','I came across an interesting article online.','Encontrarse con algo por casualidad.',1,'VERBO_COMPUESTO','PENDIENTE');</text:p>
          </table:table-cell>
        </table:table-row>
        <table:table-row table:style-name="ro2">
          <table:table-cell table:style-name="ce12" office:value-type="string" calcext:value-type="string">
            <text:p>Come down with</text:p>
          </table:table-cell>
          <table:table-cell table:style-name="ce1" office:value-type="string" calcext:value-type="string">
            <text:p>Enfermar de algo.</text:p>
          </table:table-cell>
          <table:table-cell table:style-name="ce2" office:value-type="string" calcext:value-type="string">
            <text:p>She came down with a cold last wee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1];&quot;','&quot;;[.E71];&quot;','&quot;;[.A71];&quot;','&quot;;[.C71];&quot;','&quot;;[.B71];&quot;',1,'&quot;;[.D71];&quot;','PENDIENTE');&quot;)" office:value-type="string" office:string-value="INSERT INTO palabras(created_at,updated_at,palabra,frase,significado,level,categoria,status ) values('2025-04-08 08:02:51.176598-04','2025-04-08 08:02:51.176598-04','Come down with','She came down with a cold last week.','Enfermar de algo.',1,'VERBO_COMPUESTO','PENDIENTE');" calcext:value-type="string">
            <text:p>INSERT INTO palabras(created_at,updated_at,palabra,frase,significado,level,categoria,status ) values('2025-04-08 08:02:51.176598-04','2025-04-08 08:02:51.176598-04','Come down with','She came down with a cold last week.','Enfermar de alg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ome over</text:p>
          </table:table-cell>
          <table:table-cell table:style-name="ce1" office:value-type="string" calcext:value-type="string">
            <text:p>Visitar, pasar por casa.</text:p>
          </table:table-cell>
          <table:table-cell table:style-name="ce2" office:value-type="string" calcext:value-type="string">
            <text:p>Why don’t you come over and we can hang out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2];&quot;','&quot;;[.E72];&quot;','&quot;;[.A72];&quot;','&quot;;[.C72];&quot;','&quot;;[.B72];&quot;',1,'&quot;;[.D72];&quot;','PENDIENTE');&quot;)" office:value-type="string" office:string-value="INSERT INTO palabras(created_at,updated_at,palabra,frase,significado,level,categoria,status ) values('2025-04-08 08:02:51.176598-04','2025-04-08 08:02:51.176598-04','Come over','Why don’t you come over and we can hang out?','Visitar, pasar por casa.',1,'VERBO_COMPUESTO','PENDIENTE');" calcext:value-type="string">
            <text:p>INSERT INTO palabras(created_at,updated_at,palabra,frase,significado,level,categoria,status ) values('2025-04-08 08:02:51.176598-04','2025-04-08 08:02:51.176598-04','Come over','Why don’t you come over and we can hang out?','Visitar, pasar por casa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ut back</text:p>
          </table:table-cell>
          <table:table-cell table:style-name="ce1" office:value-type="string" calcext:value-type="string">
            <text:p>Reducir.</text:p>
          </table:table-cell>
          <table:table-cell table:style-name="ce2" office:value-type="string" calcext:value-type="string">
            <text:p>We need to cut back on our expenses this yea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3];&quot;','&quot;;[.E73];&quot;','&quot;;[.A73];&quot;','&quot;;[.C73];&quot;','&quot;;[.B73];&quot;',1,'&quot;;[.D73];&quot;','PENDIENTE');&quot;)" office:value-type="string" office:string-value="INSERT INTO palabras(created_at,updated_at,palabra,frase,significado,level,categoria,status ) values('2025-04-08 08:02:51.176598-04','2025-04-08 08:02:51.176598-04','Cut back','We need to cut back on our expenses this year.','Reducir.',1,'VERBO_COMPUESTO','PENDIENTE');" calcext:value-type="string">
            <text:p>INSERT INTO palabras(created_at,updated_at,palabra,frase,significado,level,categoria,status ) values('2025-04-08 08:02:51.176598-04','2025-04-08 08:02:51.176598-04','Cut back','We need to cut back on our expenses this year.','Reduc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Cut down</text:p>
          </table:table-cell>
          <table:table-cell table:style-name="ce1" office:value-type="string" calcext:value-type="string">
            <text:p>Reducir, recortar (una cantidad).</text:p>
          </table:table-cell>
          <table:table-cell table:style-name="ce2" office:value-type="string" calcext:value-type="string">
            <text:p>I need to cut down on suga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4];&quot;','&quot;;[.E74];&quot;','&quot;;[.A74];&quot;','&quot;;[.C74];&quot;','&quot;;[.B74];&quot;',1,'&quot;;[.D74];&quot;','PENDIENTE');&quot;)" office:value-type="string" office:string-value="INSERT INTO palabras(created_at,updated_at,palabra,frase,significado,level,categoria,status ) values('2025-04-08 08:02:51.176598-04','2025-04-08 08:02:51.176598-04','Cut down','I need to cut down on sugar.','Reducir, recortar (una cantidad).',1,'VERBO_COMPUESTO','PENDIENTE');" calcext:value-type="string">
            <text:p>INSERT INTO palabras(created_at,updated_at,palabra,frase,significado,level,categoria,status ) values('2025-04-08 08:02:51.176598-04','2025-04-08 08:02:51.176598-04','Cut down','I need to cut down on sugar.','Reducir, recortar (una cantidad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et ahead</text:p>
          </table:table-cell>
          <table:table-cell table:style-name="ce1" office:value-type="string" calcext:value-type="string">
            <text:p>Avanzar, progresar.</text:p>
          </table:table-cell>
          <table:table-cell table:style-name="ce2" office:value-type="string" calcext:value-type="string">
            <text:p>She is working hard to get ahead in her caree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5];&quot;','&quot;;[.E75];&quot;','&quot;;[.A75];&quot;','&quot;;[.C75];&quot;','&quot;;[.B75];&quot;',1,'&quot;;[.D75];&quot;','PENDIENTE');&quot;)" office:value-type="string" office:string-value="INSERT INTO palabras(created_at,updated_at,palabra,frase,significado,level,categoria,status ) values('2025-04-08 08:02:51.176598-04','2025-04-08 08:02:51.176598-04','Get ahead','She is working hard to get ahead in her career.','Avanzar, progresar.',1,'VERBO_COMPUESTO','PENDIENTE');" calcext:value-type="string">
            <text:p>INSERT INTO palabras(created_at,updated_at,palabra,frase,significado,level,categoria,status ) values('2025-04-08 08:02:51.176598-04','2025-04-08 08:02:51.176598-04','Get ahead','She is working hard to get ahead in her career.','Avanzar, progres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et out</text:p>
          </table:table-cell>
          <table:table-cell table:style-name="ce1" office:value-type="string" calcext:value-type="string">
            <text:p>Salir, escapar.</text:p>
          </table:table-cell>
          <table:table-cell table:style-name="ce2" office:value-type="string" calcext:value-type="string">
            <text:p>They got out of the building just before it collapsed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6];&quot;','&quot;;[.E76];&quot;','&quot;;[.A76];&quot;','&quot;;[.C76];&quot;','&quot;;[.B76];&quot;',1,'&quot;;[.D76];&quot;','PENDIENTE');&quot;)" office:value-type="string" office:string-value="INSERT INTO palabras(created_at,updated_at,palabra,frase,significado,level,categoria,status ) values('2025-04-08 08:02:51.176598-04','2025-04-08 08:02:51.176598-04','Get out','They got out of the building just before it collapsed.','Salir, escapar.',1,'VERBO_COMPUESTO','PENDIENTE');" calcext:value-type="string">
            <text:p>INSERT INTO palabras(created_at,updated_at,palabra,frase,significado,level,categoria,status ) values('2025-04-08 08:02:51.176598-04','2025-04-08 08:02:51.176598-04','Get out','They got out of the building just before it collapsed.','Salir, escap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et together</text:p>
          </table:table-cell>
          <table:table-cell table:style-name="ce1" office:value-type="string" calcext:value-type="string">
            <text:p>Reunirse, juntarse.</text:p>
          </table:table-cell>
          <table:table-cell table:style-name="ce2" office:value-type="string" calcext:value-type="string">
            <text:p>Let’s get together this weekend and catch up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7];&quot;','&quot;;[.E77];&quot;','&quot;;[.A77];&quot;','&quot;;[.C77];&quot;','&quot;;[.B77];&quot;',1,'&quot;;[.D77];&quot;','PENDIENTE');&quot;)" office:value-type="string" office:string-value="INSERT INTO palabras(created_at,updated_at,palabra,frase,significado,level,categoria,status ) values('2025-04-08 08:02:51.176598-04','2025-04-08 08:02:51.176598-04','Get together','Let’s get together this weekend and catch up.','Reunirse, juntarse.',1,'VERBO_COMPUESTO','PENDIENTE');" calcext:value-type="string">
            <text:p>INSERT INTO palabras(created_at,updated_at,palabra,frase,significado,level,categoria,status ) values('2025-04-08 08:02:51.176598-04','2025-04-08 08:02:51.176598-04','Get together','Let’s get together this weekend and catch up.','Reunirse, juntarse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ive in</text:p>
          </table:table-cell>
          <table:table-cell table:style-name="ce1" office:value-type="string" calcext:value-type="string">
            <text:p>Ceder, rendirse.</text:p>
          </table:table-cell>
          <table:table-cell table:style-name="ce2" office:value-type="string" calcext:value-type="string">
            <text:p>He gave in to the pressure and apologized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8];&quot;','&quot;;[.E78];&quot;','&quot;;[.A78];&quot;','&quot;;[.C78];&quot;','&quot;;[.B78];&quot;',1,'&quot;;[.D78];&quot;','PENDIENTE');&quot;)" office:value-type="string" office:string-value="INSERT INTO palabras(created_at,updated_at,palabra,frase,significado,level,categoria,status ) values('2025-04-08 08:02:51.176598-04','2025-04-08 08:02:51.176598-04','Give in','He gave in to the pressure and apologized.','Ceder, rendirse.',1,'VERBO_COMPUESTO','PENDIENTE');" calcext:value-type="string">
            <text:p>INSERT INTO palabras(created_at,updated_at,palabra,frase,significado,level,categoria,status ) values('2025-04-08 08:02:51.176598-04','2025-04-08 08:02:51.176598-04','Give in','He gave in to the pressure and apologized.','Ceder, rendirse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ive off</text:p>
          </table:table-cell>
          <table:table-cell table:style-name="ce1" office:value-type="string" calcext:value-type="string">
            <text:p>Emitir, desprender.</text:p>
          </table:table-cell>
          <table:table-cell table:style-name="ce2" office:value-type="string" calcext:value-type="string">
            <text:p>The flowers give off a pleasant fragranc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79];&quot;','&quot;;[.E79];&quot;','&quot;;[.A79];&quot;','&quot;;[.C79];&quot;','&quot;;[.B79];&quot;',1,'&quot;;[.D79];&quot;','PENDIENTE');&quot;)" office:value-type="string" office:string-value="INSERT INTO palabras(created_at,updated_at,palabra,frase,significado,level,categoria,status ) values('2025-04-08 08:02:51.176598-04','2025-04-08 08:02:51.176598-04','Give off','The flowers give off a pleasant fragrance.','Emitir, desprender.',1,'VERBO_COMPUESTO','PENDIENTE');" calcext:value-type="string">
            <text:p>INSERT INTO palabras(created_at,updated_at,palabra,frase,significado,level,categoria,status ) values('2025-04-08 08:02:51.176598-04','2025-04-08 08:02:51.176598-04','Give off','The flowers give off a pleasant fragrance.','Emitir, desprend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o ahead</text:p>
          </table:table-cell>
          <table:table-cell table:style-name="ce1" office:value-type="string" calcext:value-type="string">
            <text:p>Adelante, proceder.</text:p>
          </table:table-cell>
          <table:table-cell table:style-name="ce2" office:value-type="string" calcext:value-type="string">
            <text:p>You can go ahead and start without m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0];&quot;','&quot;;[.E80];&quot;','&quot;;[.A80];&quot;','&quot;;[.C80];&quot;','&quot;;[.B80];&quot;',1,'&quot;;[.D80];&quot;','PENDIENTE');&quot;)" office:value-type="string" office:string-value="INSERT INTO palabras(created_at,updated_at,palabra,frase,significado,level,categoria,status ) values('2025-04-08 08:02:51.176598-04','2025-04-08 08:02:51.176598-04','Go ahead','You can go ahead and start without me.','Adelante, proceder.',1,'VERBO_COMPUESTO','PENDIENTE');" calcext:value-type="string">
            <text:p>INSERT INTO palabras(created_at,updated_at,palabra,frase,significado,level,categoria,status ) values('2025-04-08 08:02:51.176598-04','2025-04-08 08:02:51.176598-04','Go ahead','You can go ahead and start without me.','Adelante, proced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o down</text:p>
          </table:table-cell>
          <table:table-cell table:style-name="ce1" office:value-type="string" calcext:value-type="string">
            <text:p>Descender, disminuir.</text:p>
          </table:table-cell>
          <table:table-cell table:style-name="ce2" office:value-type="string" calcext:value-type="string">
            <text:p>The price of oil went down last week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1];&quot;','&quot;;[.E81];&quot;','&quot;;[.A81];&quot;','&quot;;[.C81];&quot;','&quot;;[.B81];&quot;',1,'&quot;;[.D81];&quot;','PENDIENTE');&quot;)" office:value-type="string" office:string-value="INSERT INTO palabras(created_at,updated_at,palabra,frase,significado,level,categoria,status ) values('2025-04-08 08:02:51.176598-04','2025-04-08 08:02:51.176598-04','Go down','The price of oil went down last week.','Descender, disminuir.',1,'VERBO_COMPUESTO','PENDIENTE');" calcext:value-type="string">
            <text:p>INSERT INTO palabras(created_at,updated_at,palabra,frase,significado,level,categoria,status ) values('2025-04-08 08:02:51.176598-04','2025-04-08 08:02:51.176598-04','Go down','The price of oil went down last week.','Descender, disminu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o for</text:p>
          </table:table-cell>
          <table:table-cell table:style-name="ce1" office:value-type="string" calcext:value-type="string">
            <text:p>Optar por, elegir.</text:p>
          </table:table-cell>
          <table:table-cell table:style-name="ce2" office:value-type="string" calcext:value-type="string">
            <text:p>I’m going for the red dress, it looks better on m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2];&quot;','&quot;;[.E82];&quot;','&quot;;[.A82];&quot;','&quot;;[.C82];&quot;','&quot;;[.B82];&quot;',1,'&quot;;[.D82];&quot;','PENDIENTE');&quot;)" office:value-type="string" office:string-value="INSERT INTO palabras(created_at,updated_at,palabra,frase,significado,level,categoria,status ) values('2025-04-08 08:02:51.176598-04','2025-04-08 08:02:51.176598-04','Go for','I’m going for the red dress, it looks better on me.','Optar por, elegir.',1,'VERBO_COMPUESTO','PENDIENTE');" calcext:value-type="string">
            <text:p>INSERT INTO palabras(created_at,updated_at,palabra,frase,significado,level,categoria,status ) values('2025-04-08 08:02:51.176598-04','2025-04-08 08:02:51.176598-04','Go for','I’m going for the red dress, it looks better on me.','Optar por, eleg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Go out with</text:p>
          </table:table-cell>
          <table:table-cell table:style-name="ce1" office:value-type="string" calcext:value-type="string">
            <text:p>Salir con (en pareja).</text:p>
          </table:table-cell>
          <table:table-cell table:style-name="ce2" office:value-type="string" calcext:value-type="string">
            <text:p>He’s going out with his friends tonigh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3];&quot;','&quot;;[.E83];&quot;','&quot;;[.A83];&quot;','&quot;;[.C83];&quot;','&quot;;[.B83];&quot;',1,'&quot;;[.D83];&quot;','PENDIENTE');&quot;)" office:value-type="string" office:string-value="INSERT INTO palabras(created_at,updated_at,palabra,frase,significado,level,categoria,status ) values('2025-04-08 08:02:51.176598-04','2025-04-08 08:02:51.176598-04','Go out with','He’s going out with his friends tonight.','Salir con (en pareja).',1,'VERBO_COMPUESTO','PENDIENTE');" calcext:value-type="string">
            <text:p>INSERT INTO palabras(created_at,updated_at,palabra,frase,significado,level,categoria,status ) values('2025-04-08 08:02:51.176598-04','2025-04-08 08:02:51.176598-04','Go out with','He’s going out with his friends tonight.','Salir con (en pareja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Hang up</text:p>
          </table:table-cell>
          <table:table-cell table:style-name="ce1" office:value-type="string" calcext:value-type="string">
            <text:p>Colgar (el teléfono).</text:p>
          </table:table-cell>
          <table:table-cell table:style-name="ce2" office:value-type="string" calcext:value-type="string">
            <text:p>She hung up the phone after a short convers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4];&quot;','&quot;;[.E84];&quot;','&quot;;[.A84];&quot;','&quot;;[.C84];&quot;','&quot;;[.B84];&quot;',1,'&quot;;[.D84];&quot;','PENDIENTE');&quot;)" office:value-type="string" office:string-value="INSERT INTO palabras(created_at,updated_at,palabra,frase,significado,level,categoria,status ) values('2025-04-08 08:02:51.176598-04','2025-04-08 08:02:51.176598-04','Hang up','She hung up the phone after a short conversation.','Colgar (el teléfono).',1,'VERBO_COMPUESTO','PENDIENTE');" calcext:value-type="string">
            <text:p>INSERT INTO palabras(created_at,updated_at,palabra,frase,significado,level,categoria,status ) values('2025-04-08 08:02:51.176598-04','2025-04-08 08:02:51.176598-04','Hang up','She hung up the phone after a short conversation.','Colgar (el teléfono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Hold back</text:p>
          </table:table-cell>
          <table:table-cell table:style-name="ce1" office:value-type="string" calcext:value-type="string">
            <text:p>Contener, retener.</text:p>
          </table:table-cell>
          <table:table-cell table:style-name="ce2" office:value-type="string" calcext:value-type="string">
            <text:p>She was holding back her emotions during the speech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5];&quot;','&quot;;[.E85];&quot;','&quot;;[.A85];&quot;','&quot;;[.C85];&quot;','&quot;;[.B85];&quot;',1,'&quot;;[.D85];&quot;','PENDIENTE');&quot;)" office:value-type="string" office:string-value="INSERT INTO palabras(created_at,updated_at,palabra,frase,significado,level,categoria,status ) values('2025-04-08 08:02:51.176598-04','2025-04-08 08:02:51.176598-04','Hold back','She was holding back her emotions during the speech.','Contener, retener.',1,'VERBO_COMPUESTO','PENDIENTE');" calcext:value-type="string">
            <text:p>INSERT INTO palabras(created_at,updated_at,palabra,frase,significado,level,categoria,status ) values('2025-04-08 08:02:51.176598-04','2025-04-08 08:02:51.176598-04','Hold back','She was holding back her emotions during the speech.','Contener, reten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Hold out</text:p>
          </table:table-cell>
          <table:table-cell table:style-name="ce1" office:value-type="string" calcext:value-type="string">
            <text:p>Extender, ofrecer.</text:p>
          </table:table-cell>
          <table:table-cell table:style-name="ce2" office:value-type="string" calcext:value-type="string">
            <text:p>He held out his hand for a handshake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6];&quot;','&quot;;[.E86];&quot;','&quot;;[.A86];&quot;','&quot;;[.C86];&quot;','&quot;;[.B86];&quot;',1,'&quot;;[.D86];&quot;','PENDIENTE');&quot;)" office:value-type="string" office:string-value="INSERT INTO palabras(created_at,updated_at,palabra,frase,significado,level,categoria,status ) values('2025-04-08 08:02:51.176598-04','2025-04-08 08:02:51.176598-04','Hold out','He held out his hand for a handshake.','Extender, ofrecer.',1,'VERBO_COMPUESTO','PENDIENTE');" calcext:value-type="string">
            <text:p>INSERT INTO palabras(created_at,updated_at,palabra,frase,significado,level,categoria,status ) values('2025-04-08 08:02:51.176598-04','2025-04-08 08:02:51.176598-04','Hold out','He held out his hand for a handshake.','Extender, ofrec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Keep away</text:p>
          </table:table-cell>
          <table:table-cell table:style-name="ce1" office:value-type="string" calcext:value-type="string">
            <text:p>Mantenerse alejado.</text:p>
          </table:table-cell>
          <table:table-cell table:style-name="ce2" office:value-type="string" calcext:value-type="string">
            <text:p>Keep away from the edge of the cliff!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7];&quot;','&quot;;[.E87];&quot;','&quot;;[.A87];&quot;','&quot;;[.C87];&quot;','&quot;;[.B87];&quot;',1,'&quot;;[.D87];&quot;','PENDIENTE');&quot;)" office:value-type="string" office:string-value="INSERT INTO palabras(created_at,updated_at,palabra,frase,significado,level,categoria,status ) values('2025-04-08 08:02:51.176598-04','2025-04-08 08:02:51.176598-04','Keep away','Keep away from the edge of the cliff!','Mantenerse alejado.',1,'VERBO_COMPUESTO','PENDIENTE');" calcext:value-type="string">
            <text:p>INSERT INTO palabras(created_at,updated_at,palabra,frase,significado,level,categoria,status ) values('2025-04-08 08:02:51.176598-04','2025-04-08 08:02:51.176598-04','Keep away','Keep away from the edge of the cliff!','Mantenerse alejad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Keep up</text:p>
          </table:table-cell>
          <table:table-cell table:style-name="ce1" office:value-type="string" calcext:value-type="string">
            <text:p>Mantener el ritmo, seguir.</text:p>
          </table:table-cell>
          <table:table-cell table:style-name="ce2" office:value-type="string" calcext:value-type="string">
            <text:p>She’s struggling to keep up with the new projec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8];&quot;','&quot;;[.E88];&quot;','&quot;;[.A88];&quot;','&quot;;[.C88];&quot;','&quot;;[.B88];&quot;',1,'&quot;;[.D88];&quot;','PENDIENTE');&quot;)" office:value-type="string" office:string-value="INSERT INTO palabras(created_at,updated_at,palabra,frase,significado,level,categoria,status ) values('2025-04-08 08:02:51.176598-04','2025-04-08 08:02:51.176598-04','Keep up','She’s struggling to keep up with the new project.','Mantener el ritmo, seguir.',1,'VERBO_COMPUESTO','PENDIENTE');" calcext:value-type="string">
            <text:p>INSERT INTO palabras(created_at,updated_at,palabra,frase,significado,level,categoria,status ) values('2025-04-08 08:02:51.176598-04','2025-04-08 08:02:51.176598-04','Keep up','She’s struggling to keep up with the new project.','Mantener el ritmo, segu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Let down</text:p>
          </table:table-cell>
          <table:table-cell table:style-name="ce1" office:value-type="string" calcext:value-type="string">
            <text:p>Decepcionar, defraudar.</text:p>
          </table:table-cell>
          <table:table-cell table:style-name="ce2" office:value-type="string" calcext:value-type="string">
            <text:p>I hope I don’t let you down during the present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89];&quot;','&quot;;[.E89];&quot;','&quot;;[.A89];&quot;','&quot;;[.C89];&quot;','&quot;;[.B89];&quot;',1,'&quot;;[.D89];&quot;','PENDIENTE');&quot;)" office:value-type="string" office:string-value="INSERT INTO palabras(created_at,updated_at,palabra,frase,significado,level,categoria,status ) values('2025-04-08 08:02:51.176598-04','2025-04-08 08:02:51.176598-04','Let down','I hope I don’t let you down during the presentation.','Decepcionar, defraudar.',1,'VERBO_COMPUESTO','PENDIENTE');" calcext:value-type="string">
            <text:p>INSERT INTO palabras(created_at,updated_at,palabra,frase,significado,level,categoria,status ) values('2025-04-08 08:02:51.176598-04','2025-04-08 08:02:51.176598-04','Let down','I hope I don’t let you down during the presentation.','Decepcionar, defraud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Let in</text:p>
          </table:table-cell>
          <table:table-cell table:style-name="ce1" office:value-type="string" calcext:value-type="string">
            <text:p>Permitir la entrada.</text:p>
          </table:table-cell>
          <table:table-cell table:style-name="ce2" office:value-type="string" calcext:value-type="string">
            <text:p>She let him in after a few minutes of hesit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0];&quot;','&quot;;[.E90];&quot;','&quot;;[.A90];&quot;','&quot;;[.C90];&quot;','&quot;;[.B90];&quot;',1,'&quot;;[.D90];&quot;','PENDIENTE');&quot;)" office:value-type="string" office:string-value="INSERT INTO palabras(created_at,updated_at,palabra,frase,significado,level,categoria,status ) values('2025-04-08 08:02:51.176598-04','2025-04-08 08:02:51.176598-04','Let in','She let him in after a few minutes of hesitation.','Permitir la entrada.',1,'VERBO_COMPUESTO','PENDIENTE');" calcext:value-type="string">
            <text:p>INSERT INTO palabras(created_at,updated_at,palabra,frase,significado,level,categoria,status ) values('2025-04-08 08:02:51.176598-04','2025-04-08 08:02:51.176598-04','Let in','She let him in after a few minutes of hesitation.','Permitir la entrada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Look back</text:p>
          </table:table-cell>
          <table:table-cell table:style-name="ce1" office:value-type="string" calcext:value-type="string">
            <text:p>Mirar atrás, reflexionar.</text:p>
          </table:table-cell>
          <table:table-cell table:style-name="ce2" office:value-type="string" calcext:value-type="string">
            <text:p>I often look back at my childhood memories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1];&quot;','&quot;;[.E91];&quot;','&quot;;[.A91];&quot;','&quot;;[.C91];&quot;','&quot;;[.B91];&quot;',1,'&quot;;[.D91];&quot;','PENDIENTE');&quot;)" office:value-type="string" office:string-value="INSERT INTO palabras(created_at,updated_at,palabra,frase,significado,level,categoria,status ) values('2025-04-08 08:02:51.176598-04','2025-04-08 08:02:51.176598-04','Look back','I often look back at my childhood memories.','Mirar atrás, reflexionar.',1,'VERBO_COMPUESTO','PENDIENTE');" calcext:value-type="string">
            <text:p>INSERT INTO palabras(created_at,updated_at,palabra,frase,significado,level,categoria,status ) values('2025-04-08 08:02:51.176598-04','2025-04-08 08:02:51.176598-04','Look back','I often look back at my childhood memories.','Mirar atrás, reflexion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Look into</text:p>
          </table:table-cell>
          <table:table-cell table:style-name="ce1" office:value-type="string" calcext:value-type="string">
            <text:p>Investigar, indagar.</text:p>
          </table:table-cell>
          <table:table-cell table:style-name="ce2" office:value-type="string" calcext:value-type="string">
            <text:p>We need to look into the details before making a decis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2];&quot;','&quot;;[.E92];&quot;','&quot;;[.A92];&quot;','&quot;;[.C92];&quot;','&quot;;[.B92];&quot;',1,'&quot;;[.D92];&quot;','PENDIENTE');&quot;)" office:value-type="string" office:string-value="INSERT INTO palabras(created_at,updated_at,palabra,frase,significado,level,categoria,status ) values('2025-04-08 08:02:51.176598-04','2025-04-08 08:02:51.176598-04','Look into','We need to look into the details before making a decision.','Investigar, indagar.',1,'VERBO_COMPUESTO','PENDIENTE');" calcext:value-type="string">
            <text:p>INSERT INTO palabras(created_at,updated_at,palabra,frase,significado,level,categoria,status ) values('2025-04-08 08:02:51.176598-04','2025-04-08 08:02:51.176598-04','Look into','We need to look into the details before making a decision.','Investigar, indag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Look out for</text:p>
          </table:table-cell>
          <table:table-cell table:style-name="ce1" office:value-type="string" calcext:value-type="string">
            <text:p>Estar alerta por algo.</text:p>
          </table:table-cell>
          <table:table-cell table:style-name="ce2" office:value-type="string" calcext:value-type="string">
            <text:p>Look out for the cars while crossing the stree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3];&quot;','&quot;;[.E93];&quot;','&quot;;[.A93];&quot;','&quot;;[.C93];&quot;','&quot;;[.B93];&quot;',1,'&quot;;[.D93];&quot;','PENDIENTE');&quot;)" office:value-type="string" office:string-value="INSERT INTO palabras(created_at,updated_at,palabra,frase,significado,level,categoria,status ) values('2025-04-08 08:02:51.176598-04','2025-04-08 08:02:51.176598-04','Look out for','Look out for the cars while crossing the street.','Estar alerta por algo.',1,'VERBO_COMPUESTO','PENDIENTE');" calcext:value-type="string">
            <text:p>INSERT INTO palabras(created_at,updated_at,palabra,frase,significado,level,categoria,status ) values('2025-04-08 08:02:51.176598-04','2025-04-08 08:02:51.176598-04','Look out for','Look out for the cars while crossing the street.','Estar alerta por alg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Make up for</text:p>
          </table:table-cell>
          <table:table-cell table:style-name="ce1" office:value-type="string" calcext:value-type="string">
            <text:p>Compensar, resarcir.</text:p>
          </table:table-cell>
          <table:table-cell table:style-name="ce2" office:value-type="string" calcext:value-type="string">
            <text:p>I’ll make up for missing your birthday next year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4];&quot;','&quot;;[.E94];&quot;','&quot;;[.A94];&quot;','&quot;;[.C94];&quot;','&quot;;[.B94];&quot;',1,'&quot;;[.D94];&quot;','PENDIENTE');&quot;)" office:value-type="string" office:string-value="INSERT INTO palabras(created_at,updated_at,palabra,frase,significado,level,categoria,status ) values('2025-04-08 08:02:51.176598-04','2025-04-08 08:02:51.176598-04','Make up for','I’ll make up for missing your birthday next year.','Compensar, resarcir.',1,'VERBO_COMPUESTO','PENDIENTE');" calcext:value-type="string">
            <text:p>INSERT INTO palabras(created_at,updated_at,palabra,frase,significado,level,categoria,status ) values('2025-04-08 08:02:51.176598-04','2025-04-08 08:02:51.176598-04','Make up for','I’ll make up for missing your birthday next year.','Compensar, resarc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Make up to</text:p>
          </table:table-cell>
          <table:table-cell table:style-name="ce1" office:value-type="string" calcext:value-type="string">
            <text:p>Compensar a alguien.</text:p>
          </table:table-cell>
          <table:table-cell table:style-name="ce2" office:value-type="string" calcext:value-type="string">
            <text:p>She made up to her friend after the argumen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5];&quot;','&quot;;[.E95];&quot;','&quot;;[.A95];&quot;','&quot;;[.C95];&quot;','&quot;;[.B95];&quot;',1,'&quot;;[.D95];&quot;','PENDIENTE');&quot;)" office:value-type="string" office:string-value="INSERT INTO palabras(created_at,updated_at,palabra,frase,significado,level,categoria,status ) values('2025-04-08 08:02:51.176598-04','2025-04-08 08:02:51.176598-04','Make up to','She made up to her friend after the argument.','Compensar a alguien.',1,'VERBO_COMPUESTO','PENDIENTE');" calcext:value-type="string">
            <text:p>INSERT INTO palabras(created_at,updated_at,palabra,frase,significado,level,categoria,status ) values('2025-04-08 08:02:51.176598-04','2025-04-08 08:02:51.176598-04','Make up to','She made up to her friend after the argument.','Compensar a alguien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Pick up on</text:p>
          </table:table-cell>
          <table:table-cell table:style-name="ce1" office:value-type="string" calcext:value-type="string">
            <text:p>Notar, percatarse.</text:p>
          </table:table-cell>
          <table:table-cell table:style-name="ce2" office:value-type="string" calcext:value-type="string">
            <text:p>He picked up on her discomfort during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6];&quot;','&quot;;[.E96];&quot;','&quot;;[.A96];&quot;','&quot;;[.C96];&quot;','&quot;;[.B96];&quot;',1,'&quot;;[.D96];&quot;','PENDIENTE');&quot;)" office:value-type="string" office:string-value="INSERT INTO palabras(created_at,updated_at,palabra,frase,significado,level,categoria,status ) values('2025-04-08 08:02:51.176598-04','2025-04-08 08:02:51.176598-04','Pick up on','He picked up on her discomfort during the meeting.','Notar, percatarse.',1,'VERBO_COMPUESTO','PENDIENTE');" calcext:value-type="string">
            <text:p>INSERT INTO palabras(created_at,updated_at,palabra,frase,significado,level,categoria,status ) values('2025-04-08 08:02:51.176598-04','2025-04-08 08:02:51.176598-04','Pick up on','He picked up on her discomfort during the meeting.','Notar, percatarse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Point out</text:p>
          </table:table-cell>
          <table:table-cell table:style-name="ce1" office:value-type="string" calcext:value-type="string">
            <text:p>Señalar, indicar.</text:p>
          </table:table-cell>
          <table:table-cell table:style-name="ce2" office:value-type="string" calcext:value-type="string">
            <text:p>He pointed out the flaws in the desig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7];&quot;','&quot;;[.E97];&quot;','&quot;;[.A97];&quot;','&quot;;[.C97];&quot;','&quot;;[.B97];&quot;',1,'&quot;;[.D97];&quot;','PENDIENTE');&quot;)" office:value-type="string" office:string-value="INSERT INTO palabras(created_at,updated_at,palabra,frase,significado,level,categoria,status ) values('2025-04-08 08:02:51.176598-04','2025-04-08 08:02:51.176598-04','Point out','He pointed out the flaws in the design.','Señalar, indicar.',1,'VERBO_COMPUESTO','PENDIENTE');" calcext:value-type="string">
            <text:p>INSERT INTO palabras(created_at,updated_at,palabra,frase,significado,level,categoria,status ) values('2025-04-08 08:02:51.176598-04','2025-04-08 08:02:51.176598-04','Point out','He pointed out the flaws in the design.','Señalar, indic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Put up</text:p>
          </table:table-cell>
          <table:table-cell table:style-name="ce1" office:value-type="string" calcext:value-type="string">
            <text:p>Colocar, poner algo en un lugar.</text:p>
          </table:table-cell>
          <table:table-cell table:style-name="ce2" office:value-type="string" calcext:value-type="string">
            <text:p>Can you put up the decorations for the party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8];&quot;','&quot;;[.E98];&quot;','&quot;;[.A98];&quot;','&quot;;[.C98];&quot;','&quot;;[.B98];&quot;',1,'&quot;;[.D98];&quot;','PENDIENTE');&quot;)" office:value-type="string" office:string-value="INSERT INTO palabras(created_at,updated_at,palabra,frase,significado,level,categoria,status ) values('2025-04-08 08:02:51.176598-04','2025-04-08 08:02:51.176598-04','Put up','Can you put up the decorations for the party?','Colocar, poner algo en un lugar.',1,'VERBO_COMPUESTO','PENDIENTE');" calcext:value-type="string">
            <text:p>INSERT INTO palabras(created_at,updated_at,palabra,frase,significado,level,categoria,status ) values('2025-04-08 08:02:51.176598-04','2025-04-08 08:02:51.176598-04','Put up','Can you put up the decorations for the party?','Colocar, poner algo en un lug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Run away</text:p>
          </table:table-cell>
          <table:table-cell table:style-name="ce1" office:value-type="string" calcext:value-type="string">
            <text:p>Huir, escapar.</text:p>
          </table:table-cell>
          <table:table-cell table:style-name="ce2" office:value-type="string" calcext:value-type="string">
            <text:p>She ran away from home after the argumen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99];&quot;','&quot;;[.E99];&quot;','&quot;;[.A99];&quot;','&quot;;[.C99];&quot;','&quot;;[.B99];&quot;',1,'&quot;;[.D99];&quot;','PENDIENTE');&quot;)" office:value-type="string" office:string-value="INSERT INTO palabras(created_at,updated_at,palabra,frase,significado,level,categoria,status ) values('2025-04-08 08:02:51.176598-04','2025-04-08 08:02:51.176598-04','Run away','She ran away from home after the argument.','Huir, escapar.',1,'VERBO_COMPUESTO','PENDIENTE');" calcext:value-type="string">
            <text:p>INSERT INTO palabras(created_at,updated_at,palabra,frase,significado,level,categoria,status ) values('2025-04-08 08:02:51.176598-04','2025-04-08 08:02:51.176598-04','Run away','She ran away from home after the argument.','Huir, escap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Run out</text:p>
          </table:table-cell>
          <table:table-cell table:style-name="ce1" office:value-type="string" calcext:value-type="string">
            <text:p>Quedarse sin algo.</text:p>
          </table:table-cell>
          <table:table-cell table:style-name="ce2" office:value-type="string" calcext:value-type="string">
            <text:p>We ran out of coffee this morn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0];&quot;','&quot;;[.E100];&quot;','&quot;;[.A100];&quot;','&quot;;[.C100];&quot;','&quot;;[.B100];&quot;',1,'&quot;;[.D100];&quot;','PENDIENTE');&quot;)" office:value-type="string" office:string-value="INSERT INTO palabras(created_at,updated_at,palabra,frase,significado,level,categoria,status ) values('2025-04-08 08:02:51.176598-04','2025-04-08 08:02:51.176598-04','Run out','We ran out of coffee this morning.','Quedarse sin algo.',1,'VERBO_COMPUESTO','PENDIENTE');" calcext:value-type="string">
            <text:p>INSERT INTO palabras(created_at,updated_at,palabra,frase,significado,level,categoria,status ) values('2025-04-08 08:02:51.176598-04','2025-04-08 08:02:51.176598-04','Run out','We ran out of coffee this morning.','Quedarse sin alg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Set aside</text:p>
          </table:table-cell>
          <table:table-cell table:style-name="ce1" office:value-type="string" calcext:value-type="string">
            <text:p>Apartar, reservar (algo).</text:p>
          </table:table-cell>
          <table:table-cell table:style-name="ce2" office:value-type="string" calcext:value-type="string">
            <text:p>They set aside some money for their vac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1];&quot;','&quot;;[.E101];&quot;','&quot;;[.A101];&quot;','&quot;;[.C101];&quot;','&quot;;[.B101];&quot;',1,'&quot;;[.D101];&quot;','PENDIENTE');&quot;)" office:value-type="string" office:string-value="INSERT INTO palabras(created_at,updated_at,palabra,frase,significado,level,categoria,status ) values('2025-04-08 08:02:51.176598-04','2025-04-08 08:02:51.176598-04','Set aside','They set aside some money for their vacation.','Apartar, reservar (algo).',1,'VERBO_COMPUESTO','PENDIENTE');" calcext:value-type="string">
            <text:p>INSERT INTO palabras(created_at,updated_at,palabra,frase,significado,level,categoria,status ) values('2025-04-08 08:02:51.176598-04','2025-04-08 08:02:51.176598-04','Set aside','They set aside some money for their vacation.','Apartar, reservar (algo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Set off</text:p>
          </table:table-cell>
          <table:table-cell table:style-name="ce1" office:value-type="string" calcext:value-type="string">
            <text:p>Salir, comenzar un viaje.</text:p>
          </table:table-cell>
          <table:table-cell table:style-name="ce2" office:value-type="string" calcext:value-type="string">
            <text:p>They set off early in the morning to avoid traffic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2];&quot;','&quot;;[.E102];&quot;','&quot;;[.A102];&quot;','&quot;;[.C102];&quot;','&quot;;[.B102];&quot;',1,'&quot;;[.D102];&quot;','PENDIENTE');&quot;)" office:value-type="string" office:string-value="INSERT INTO palabras(created_at,updated_at,palabra,frase,significado,level,categoria,status ) values('2025-04-08 08:02:51.176598-04','2025-04-08 08:02:51.176598-04','Set off','They set off early in the morning to avoid traffic.','Salir, comenzar un viaje.',1,'VERBO_COMPUESTO','PENDIENTE');" calcext:value-type="string">
            <text:p>INSERT INTO palabras(created_at,updated_at,palabra,frase,significado,level,categoria,status ) values('2025-04-08 08:02:51.176598-04','2025-04-08 08:02:51.176598-04','Set off','They set off early in the morning to avoid traffic.','Salir, comenzar un viaje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Shut up</text:p>
          </table:table-cell>
          <table:table-cell table:style-name="ce1" office:value-type="string" calcext:value-type="string">
            <text:p>Callarse.</text:p>
          </table:table-cell>
          <table:table-cell table:style-name="ce2" office:value-type="string" calcext:value-type="string">
            <text:p>He told me to shut up during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3];&quot;','&quot;;[.E103];&quot;','&quot;;[.A103];&quot;','&quot;;[.C103];&quot;','&quot;;[.B103];&quot;',1,'&quot;;[.D103];&quot;','PENDIENTE');&quot;)" office:value-type="string" office:string-value="INSERT INTO palabras(created_at,updated_at,palabra,frase,significado,level,categoria,status ) values('2025-04-08 08:02:51.176598-04','2025-04-08 08:02:51.176598-04','Shut up','He told me to shut up during the meeting.','Callarse.',1,'VERBO_COMPUESTO','PENDIENTE');" calcext:value-type="string">
            <text:p>INSERT INTO palabras(created_at,updated_at,palabra,frase,significado,level,categoria,status ) values('2025-04-08 08:02:51.176598-04','2025-04-08 08:02:51.176598-04','Shut up','He told me to shut up during the meeting.','Callarse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Stand out</text:p>
          </table:table-cell>
          <table:table-cell table:style-name="ce1" office:value-type="string" calcext:value-type="string">
            <text:p>Destacar.</text:p>
          </table:table-cell>
          <table:table-cell table:style-name="ce2" office:value-type="string" calcext:value-type="string">
            <text:p>Her performance really stood out at the competi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4];&quot;','&quot;;[.E104];&quot;','&quot;;[.A104];&quot;','&quot;;[.C104];&quot;','&quot;;[.B104];&quot;',1,'&quot;;[.D104];&quot;','PENDIENTE');&quot;)" office:value-type="string" office:string-value="INSERT INTO palabras(created_at,updated_at,palabra,frase,significado,level,categoria,status ) values('2025-04-08 08:02:51.176598-04','2025-04-08 08:02:51.176598-04','Stand out','Her performance really stood out at the competition.','Destacar.',1,'VERBO_COMPUESTO','PENDIENTE');" calcext:value-type="string">
            <text:p>INSERT INTO palabras(created_at,updated_at,palabra,frase,significado,level,categoria,status ) values('2025-04-08 08:02:51.176598-04','2025-04-08 08:02:51.176598-04','Stand out','Her performance really stood out at the competition.','Destac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ake in</text:p>
          </table:table-cell>
          <table:table-cell table:style-name="ce1" office:value-type="string" calcext:value-type="string">
            <text:p>Aceptar, asimilar.</text:p>
          </table:table-cell>
          <table:table-cell table:style-name="ce2" office:value-type="string" calcext:value-type="string">
            <text:p>It took me a while to take in all the information from the meet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5];&quot;','&quot;;[.E105];&quot;','&quot;;[.A105];&quot;','&quot;;[.C105];&quot;','&quot;;[.B105];&quot;',1,'&quot;;[.D105];&quot;','PENDIENTE');&quot;)" office:value-type="string" office:string-value="INSERT INTO palabras(created_at,updated_at,palabra,frase,significado,level,categoria,status ) values('2025-04-08 08:02:51.176598-04','2025-04-08 08:02:51.176598-04','Take in','It took me a while to take in all the information from the meeting.','Aceptar, asimilar.',1,'VERBO_COMPUESTO','PENDIENTE');" calcext:value-type="string">
            <text:p>INSERT INTO palabras(created_at,updated_at,palabra,frase,significado,level,categoria,status ) values('2025-04-08 08:02:51.176598-04','2025-04-08 08:02:51.176598-04','Take in','It took me a while to take in all the information from the meeting.','Aceptar, asimil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ake on</text:p>
          </table:table-cell>
          <table:table-cell table:style-name="ce1" office:value-type="string" calcext:value-type="string">
            <text:p>Asumir, aceptar un desafío.</text:p>
          </table:table-cell>
          <table:table-cell table:style-name="ce2" office:value-type="string" calcext:value-type="string">
            <text:p>She took on a leadership role in the projec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6];&quot;','&quot;;[.E106];&quot;','&quot;;[.A106];&quot;','&quot;;[.C106];&quot;','&quot;;[.B106];&quot;',1,'&quot;;[.D106];&quot;','PENDIENTE');&quot;)" office:value-type="string" office:string-value="INSERT INTO palabras(created_at,updated_at,palabra,frase,significado,level,categoria,status ) values('2025-04-08 08:02:51.176598-04','2025-04-08 08:02:51.176598-04','Take on','She took on a leadership role in the project.','Asumir, aceptar un desafío.',1,'VERBO_COMPUESTO','PENDIENTE');" calcext:value-type="string">
            <text:p>INSERT INTO palabras(created_at,updated_at,palabra,frase,significado,level,categoria,status ) values('2025-04-08 08:02:51.176598-04','2025-04-08 08:02:51.176598-04','Take on','She took on a leadership role in the project.','Asumir, aceptar un desafí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ake out</text:p>
          </table:table-cell>
          <table:table-cell table:style-name="ce1" office:value-type="string" calcext:value-type="string">
            <text:p>Sacar, extraer.</text:p>
          </table:table-cell>
          <table:table-cell table:style-name="ce2" office:value-type="string" calcext:value-type="string">
            <text:p>He took out the trash before leaving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7];&quot;','&quot;;[.E107];&quot;','&quot;;[.A107];&quot;','&quot;;[.C107];&quot;','&quot;;[.B107];&quot;',1,'&quot;;[.D107];&quot;','PENDIENTE');&quot;)" office:value-type="string" office:string-value="INSERT INTO palabras(created_at,updated_at,palabra,frase,significado,level,categoria,status ) values('2025-04-08 08:02:51.176598-04','2025-04-08 08:02:51.176598-04','Take out','He took out the trash before leaving.','Sacar, extraer.',1,'VERBO_COMPUESTO','PENDIENTE');" calcext:value-type="string">
            <text:p>INSERT INTO palabras(created_at,updated_at,palabra,frase,significado,level,categoria,status ) values('2025-04-08 08:02:51.176598-04','2025-04-08 08:02:51.176598-04','Take out','He took out the trash before leaving.','Sacar, extrae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alk over</text:p>
          </table:table-cell>
          <table:table-cell table:style-name="ce1" office:value-type="string" calcext:value-type="string">
            <text:p>Hablar de algo, discutir.</text:p>
          </table:table-cell>
          <table:table-cell table:style-name="ce2" office:value-type="string" calcext:value-type="string">
            <text:p>Let’s talk over the details of the proposal tomorrow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8];&quot;','&quot;;[.E108];&quot;','&quot;;[.A108];&quot;','&quot;;[.C108];&quot;','&quot;;[.B108];&quot;',1,'&quot;;[.D108];&quot;','PENDIENTE');&quot;)" office:value-type="string" office:string-value="INSERT INTO palabras(created_at,updated_at,palabra,frase,significado,level,categoria,status ) values('2025-04-08 08:02:51.176598-04','2025-04-08 08:02:51.176598-04','Talk over','Let’s talk over the details of the proposal tomorrow.','Hablar de algo, discutir.',1,'VERBO_COMPUESTO','PENDIENTE');" calcext:value-type="string">
            <text:p>INSERT INTO palabras(created_at,updated_at,palabra,frase,significado,level,categoria,status ) values('2025-04-08 08:02:51.176598-04','2025-04-08 08:02:51.176598-04','Talk over','Let’s talk over the details of the proposal tomorrow.','Hablar de algo, discuti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ear up</text:p>
          </table:table-cell>
          <table:table-cell table:style-name="ce1" office:value-type="string" calcext:value-type="string">
            <text:p>Romper en pedazos.</text:p>
          </table:table-cell>
          <table:table-cell table:style-name="ce2" office:value-type="string" calcext:value-type="string">
            <text:p>She tore up the letter after reading it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09];&quot;','&quot;;[.E109];&quot;','&quot;;[.A109];&quot;','&quot;;[.C109];&quot;','&quot;;[.B109];&quot;',1,'&quot;;[.D109];&quot;','PENDIENTE');&quot;)" office:value-type="string" office:string-value="INSERT INTO palabras(created_at,updated_at,palabra,frase,significado,level,categoria,status ) values('2025-04-08 08:02:51.176598-04','2025-04-08 08:02:51.176598-04','Tear up','She tore up the letter after reading it.','Romper en pedazos.',1,'VERBO_COMPUESTO','PENDIENTE');" calcext:value-type="string">
            <text:p>INSERT INTO palabras(created_at,updated_at,palabra,frase,significado,level,categoria,status ) values('2025-04-08 08:02:51.176598-04','2025-04-08 08:02:51.176598-04','Tear up','She tore up the letter after reading it.','Romper en pedazos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hrow away</text:p>
          </table:table-cell>
          <table:table-cell table:style-name="ce1" office:value-type="string" calcext:value-type="string">
            <text:p>Tirar, desechar.</text:p>
          </table:table-cell>
          <table:table-cell table:style-name="ce2" office:value-type="string" calcext:value-type="string">
            <text:p>Don’t throw away that book, it’s a classic!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0];&quot;','&quot;;[.E110];&quot;','&quot;;[.A110];&quot;','&quot;;[.C110];&quot;','&quot;;[.B110];&quot;',1,'&quot;;[.D110];&quot;','PENDIENTE');&quot;)" office:value-type="string" office:string-value="INSERT INTO palabras(created_at,updated_at,palabra,frase,significado,level,categoria,status ) values('2025-04-08 08:02:51.176598-04','2025-04-08 08:02:51.176598-04','Throw away','Don’t throw away that book, it’s a classic!','Tirar, desechar.',1,'VERBO_COMPUESTO','PENDIENTE');" calcext:value-type="string">
            <text:p>INSERT INTO palabras(created_at,updated_at,palabra,frase,significado,level,categoria,status ) values('2025-04-08 08:02:51.176598-04','2025-04-08 08:02:51.176598-04','Throw away','Don’t throw away that book, it’s a classic!','Tirar, desechar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urn off</text:p>
          </table:table-cell>
          <table:table-cell table:style-name="ce1" office:value-type="string" calcext:value-type="string">
            <text:p>Apagar (un dispositivo).</text:p>
          </table:table-cell>
          <table:table-cell table:style-name="ce2" office:value-type="string" calcext:value-type="string">
            <text:p>Please turn off the lights when you leave the room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1];&quot;','&quot;;[.E111];&quot;','&quot;;[.A111];&quot;','&quot;;[.C111];&quot;','&quot;;[.B111];&quot;',1,'&quot;;[.D111];&quot;','PENDIENTE');&quot;)" office:value-type="string" office:string-value="INSERT INTO palabras(created_at,updated_at,palabra,frase,significado,level,categoria,status ) values('2025-04-08 08:02:51.176598-04','2025-04-08 08:02:51.176598-04','Turn off','Please turn off the lights when you leave the room.','Apagar (un dispositivo).',1,'VERBO_COMPUESTO','PENDIENTE');" calcext:value-type="string">
            <text:p>INSERT INTO palabras(created_at,updated_at,palabra,frase,significado,level,categoria,status ) values('2025-04-08 08:02:51.176598-04','2025-04-08 08:02:51.176598-04','Turn off','Please turn off the lights when you leave the room.','Apagar (un dispositivo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Turn on</text:p>
          </table:table-cell>
          <table:table-cell table:style-name="ce1" office:value-type="string" calcext:value-type="string">
            <text:p>Encender (un dispositivo).</text:p>
          </table:table-cell>
          <table:table-cell table:style-name="ce2" office:value-type="string" calcext:value-type="string">
            <text:p>Can you turn on the air conditioning?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2];&quot;','&quot;;[.E112];&quot;','&quot;;[.A112];&quot;','&quot;;[.C112];&quot;','&quot;;[.B112];&quot;',1,'&quot;;[.D112];&quot;','PENDIENTE');&quot;)" office:value-type="string" office:string-value="INSERT INTO palabras(created_at,updated_at,palabra,frase,significado,level,categoria,status ) values('2025-04-08 08:02:51.176598-04','2025-04-08 08:02:51.176598-04','Turn on','Can you turn on the air conditioning?','Encender (un dispositivo).',1,'VERBO_COMPUESTO','PENDIENTE');" calcext:value-type="string">
            <text:p>INSERT INTO palabras(created_at,updated_at,palabra,frase,significado,level,categoria,status ) values('2025-04-08 08:02:51.176598-04','2025-04-08 08:02:51.176598-04','Turn on','Can you turn on the air conditioning?','Encender (un dispositivo)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Wake up to</text:p>
          </table:table-cell>
          <table:table-cell table:style-name="ce1" office:value-type="string" calcext:value-type="string">
            <text:p>Darse cuenta de algo.</text:p>
          </table:table-cell>
          <table:table-cell table:style-name="ce2" office:value-type="string" calcext:value-type="string">
            <text:p>He woke up to the reality of the situation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3];&quot;','&quot;;[.E113];&quot;','&quot;;[.A113];&quot;','&quot;;[.C113];&quot;','&quot;;[.B113];&quot;',1,'&quot;;[.D113];&quot;','PENDIENTE');&quot;)" office:value-type="string" office:string-value="INSERT INTO palabras(created_at,updated_at,palabra,frase,significado,level,categoria,status ) values('2025-04-08 08:02:51.176598-04','2025-04-08 08:02:51.176598-04','Wake up to','He woke up to the reality of the situation.','Darse cuenta de algo.',1,'VERBO_COMPUESTO','PENDIENTE');" calcext:value-type="string">
            <text:p>INSERT INTO palabras(created_at,updated_at,palabra,frase,significado,level,categoria,status ) values('2025-04-08 08:02:51.176598-04','2025-04-08 08:02:51.176598-04','Wake up to','He woke up to the reality of the situation.','Darse cuenta de algo.',1,'VERBO_COMPUESTO','PENDIENTE');</text:p>
          </table:table-cell>
        </table:table-row>
        <table:table-row table:style-name="ro1">
          <table:table-cell table:style-name="ce12" office:value-type="string" calcext:value-type="string">
            <text:p>Write up</text:p>
          </table:table-cell>
          <table:table-cell table:style-name="ce1" office:value-type="string" calcext:value-type="string">
            <text:p>Redactar, escribir.</text:p>
          </table:table-cell>
          <table:table-cell table:style-name="ce2" office:value-type="string" calcext:value-type="string">
            <text:p>I’ll write up the report and send it to you tomorrow.</text:p>
          </table:table-cell>
          <table:table-cell office:value-type="string" calcext:value-type="string">
            <text:p>VERBO_COMPUESTO</text:p>
          </table:table-cell>
          <table:table-cell office:value-type="string" calcext:value-type="string">
            <text:p>2025-04-08 08:02:51.176598-04</text:p>
          </table:table-cell>
          <table:table-cell table:formula="of:=CONCATENATE(&quot;INSERT INTO palabras(created_at,updated_at,palabra,frase,significado,level,categoria,status ) values('&quot;;[.E114];&quot;','&quot;;[.E114];&quot;','&quot;;[.A114];&quot;','&quot;;[.C114];&quot;','&quot;;[.B114];&quot;',1,'&quot;;[.D114];&quot;','PENDIENTE');&quot;)" office:value-type="string" office:string-value="INSERT INTO palabras(created_at,updated_at,palabra,frase,significado,level,categoria,status ) values('2025-04-08 08:02:51.176598-04','2025-04-08 08:02:51.176598-04','Write up','I’ll write up the report and send it to you tomorrow.','Redactar, escribir.',1,'VERBO_COMPUESTO','PENDIENTE');" calcext:value-type="string">
            <text:p>INSERT INTO palabras(created_at,updated_at,palabra,frase,significado,level,categoria,status ) values('2025-04-08 08:02:51.176598-04','2025-04-08 08:02:51.176598-04','Write up','I’ll write up the report and send it to you tomorrow.','Redactar, escribir.',1,'VERBO_COMPUESTO','PENDIENTE');</text:p>
          </table:table-cell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Hoja2.A1:Hoja2.A1048576">
            <calcext:condition calcext:apply-style-name="Error" calcext:value="duplicate" calcext:base-cell-address="Hoja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4:52:50.900446120</meta:creation-date>
    <dc:date>2025-04-24T21:17:33.446054601</dc:date>
    <meta:editing-duration>PT7H32M38S</meta:editing-duration>
    <meta:editing-cycles>6</meta:editing-cycles>
    <meta:generator>LibreOffice/7.3.6.2$Linux_X86_64 LibreOffice_project/30$Build-2</meta:generator>
    <meta:document-statistic meta:table-count="2" meta:cell-count="1250" meta:object-count="0"/>
  </office:meta>
</office:document-meta>
</file>